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3">T</text:span><text:span text:style-name="_36_3">h</text:span><text:span text:style-name="_38_8">e</text:span><text:span text:style-name="_39_"> </text:span><text:span text:style-name="_34_9">D</text:span><text:span text:style-name="_31_00">e</text:span><text:span text:style-name="_32_6">c</text:span><text:span text:style-name="_36_1">l</text:span><text:span text:style-name="_38_7">a</text:span><text:span text:style-name="_32_5">r</text:span><text:span text:style-name="_35_2">a</text:span><text:span text:style-name="_38_5">t</text:span><text:span text:style-name="_31_3">i</text:span><text:span text:style-name="_36_3">o</text:span><text:span text:style-name="_38_8">n</text:span><text:span text:style-name="_39_"> </text:span><text:span text:style-name="_34_9">o</text:span><text:span text:style-name="_39_7">f</text:span><text:span text:style-name="_35_"> </text:span><text:span text:style-name="_36_1">I</text:span><text:span text:style-name="_38_8">n</text:span><text:span text:style-name="_32_7">d</text:span><text:span text:style-name="_35_2">e</text:span><text:span text:style-name="_38_7">p</text:span><text:span text:style-name="_31_6">e</text:span><text:span text:style-name="_35_1">n</text:span><text:span text:style-name="_39_9">d</text:span><text:span text:style-name="_31_6">e</text:span><text:span text:style-name="_36_3">n</text:span><text:span text:style-name="_38_8">c</text:span><text:span text:style-name="_31_3">e</text:span></text:p>
      <text:p text:style-name="P1"><text:span text:style-name="_39_7">I</text:span><text:span text:style-name="_31_3">N</text:span><text:span text:style-name="_34_1"> </text:span><text:span text:style-name="_38_5">C</text:span><text:span text:style-name="_32_5">O</text:span><text:span text:style-name="_34_9">N</text:span><text:span text:style-name="_38_5">G</text:span><text:span text:style-name="_32_5">R</text:span><text:span text:style-name="_36_1">E</text:span><text:span text:style-name="_39_7">S</text:span><text:span text:style-name="_32_5">S</text:span><text:span text:style-name="_34_9">,</text:span><text:span text:style-name="_37_7"> </text:span><text:span text:style-name="_32_5">J</text:span><text:span text:style-name="_36_3">u</text:span><text:span text:style-name="_39_7">l</text:span><text:span text:style-name="_32_8">y</text:span><text:span text:style-name="_34_1"> </text:span><text:span text:style-name="_38_5">4</text:span><text:span text:style-name="_32_5">,</text:span><text:span text:style-name="_34_5"> </text:span><text:span text:style-name="_39_7">1</text:span><text:span text:style-name="_32_5">7</text:span><text:span text:style-name="_36_1">7</text:span><text:span text:style-name="_39_7">6</text:span><text:span text:style-name="_32_5">.</text:span></text:p>
      <text:p text:style-name="P1"><text:span text:style-name="_38_5">T</text:span><text:span text:style-name="_32_8">h</text:span><text:span text:style-name="_35_1">e</text:span><text:span text:style-name="_38_1"> </text:span><text:span text:style-name="_32_8">u</text:span><text:span text:style-name="_35_1">n</text:span><text:span text:style-name="_38_7">a</text:span><text:span text:style-name="_31_6">n</text:span><text:span text:style-name="_36_1">i</text:span><text:span text:style-name="_39_7">m</text:span><text:span text:style-name="_32_8">o</text:span><text:span text:style-name="_36_3">u</text:span><text:span text:style-name="_38_5">s</text:span><text:span text:style-name="_39_"> </text:span><text:span text:style-name="_34_9">D</text:span><text:span text:style-name="_38_7">e</text:span><text:span text:style-name="_31_6">c</text:span><text:span text:style-name="_34_9">l</text:span><text:span text:style-name="_31_00">a</text:span><text:span text:style-name="_31_3">r</text:span><text:span text:style-name="_35_1">a</text:span><text:span text:style-name="_38_5">t</text:span><text:span text:style-name="_32_5">i</text:span><text:span text:style-name="_35_1">o</text:span><text:span text:style-name="_31_00">n</text:span><text:span text:style-name="_39_"> </text:span><text:span text:style-name="_34_9">o</text:span><text:span text:style-name="_39_7">f</text:span><text:span text:style-name="_35_"> </text:span><text:span text:style-name="_36_1">t</text:span><text:span text:style-name="_31_00">h</text:span><text:span text:style-name="_32_7">e</text:span><text:span text:style-name="_34_5"> </text:span><text:span text:style-name="_39_7">t</text:span><text:span text:style-name="_32_8">h</text:span><text:span text:style-name="_36_1">i</text:span><text:span text:style-name="_38_5">r</text:span><text:span text:style-name="_32_5">t</text:span><text:span text:style-name="_36_3">e</text:span><text:span text:style-name="_31_00">e</text:span><text:span text:style-name="_31_5">n</text:span><text:span text:style-name="_34_5"> </text:span><text:span text:style-name="_38_7">u</text:span><text:span text:style-name="_32_8">n</text:span><text:span text:style-name="_34_9">i</text:span><text:span text:style-name="_39_7">t</text:span><text:span text:style-name="_31_6">e</text:span><text:span text:style-name="_36_3">d</text:span><text:span text:style-name="_38_1"> </text:span><text:span text:style-name="_31_3">S</text:span><text:span text:style-name="_34_9">t</text:span><text:span text:style-name="_31_00">a</text:span><text:span text:style-name="_31_3">t</text:span><text:span text:style-name="_36_3">e</text:span><text:span text:style-name="_39_7">s</text:span><text:span text:style-name="_35_"> </text:span><text:span text:style-name="_36_1">o</text:span><text:span text:style-name="_38_5">f</text:span><text:span text:style-name="_39_"> </text:span><text:span text:style-name="_36_1">A</text:span><text:span text:style-name="_39_7">m</text:span><text:span text:style-name="_31_5">e</text:span><text:span text:style-name="_34_9">r</text:span><text:span text:style-name="_39_7">i</text:span><text:span text:style-name="_32_8">c</text:span><text:span text:style-name="_34_9">a</text:span><text:span text:style-name="_39_7">,</text:span></text:p>
      <text:p text:style-name="P1"><text:span text:style-name="_36_1">W</text:span><text:span text:style-name="_38_7">h</text:span><text:span text:style-name="_31_6">e</text:span><text:span text:style-name="_36_1">n</text:span><text:span text:style-name="_38_1"> </text:span><text:span text:style-name="_32_5">i</text:span><text:span text:style-name="_36_1">n</text:span><text:span text:style-name="_37_7"> </text:span><text:span text:style-name="_32_5">t</text:span><text:span text:style-name="_36_3">h</text:span><text:span text:style-name="_31_00">e</text:span><text:span text:style-name="_39_"> </text:span><text:span text:style-name="_34_9">C</text:span><text:span text:style-name="_38_7">o</text:span><text:span text:style-name="_32_8">u</text:span><text:span text:style-name="_36_1">r</text:span><text:span text:style-name="_31_00">s</text:span><text:span text:style-name="_32_7">e</text:span><text:span text:style-name="_34_1"> </text:span><text:span text:style-name="_39_7">o</text:span><text:span text:style-name="_31_3">f</text:span><text:span text:style-name="_34_1"> </text:span><text:span text:style-name="_38_8">h</text:span><text:span text:style-name="_31_5">u</text:span><text:span text:style-name="_36_1">m</text:span><text:span text:style-name="_38_8">a</text:span><text:span text:style-name="_32_7">n</text:span><text:span text:style-name="_34_1"> </text:span><text:span text:style-name="_38_7">e</text:span><text:span text:style-name="_32_8">v</text:span><text:span text:style-name="_35_2">e</text:span><text:span text:style-name="_39_9">n</text:span><text:span text:style-name="_32_5">t</text:span><text:span text:style-name="_36_1">s</text:span><text:span text:style-name="_38_5">,</text:span><text:span text:style-name="_35_"> </text:span><text:span text:style-name="_36_1">i</text:span><text:span text:style-name="_39_7">t</text:span><text:span text:style-name="_39_"> </text:span><text:span text:style-name="_36_3">b</text:span><text:span text:style-name="_31_00">e</text:span><text:span text:style-name="_32_6">c</text:span><text:span text:style-name="_36_4">o</text:span><text:span text:style-name="_39_7">m</text:span><text:span text:style-name="_32_7">e</text:span><text:span text:style-name="_36_4">s</text:span><text:span text:style-name="_38_1"> </text:span><text:span text:style-name="_31_6">n</text:span><text:span text:style-name="_35_1">e</text:span><text:span text:style-name="_38_6">c</text:span><text:span text:style-name="_31_6">e</text:span><text:span text:style-name="_36_2">s</text:span><text:span text:style-name="_31_00">s</text:span><text:span text:style-name="_32_8">a</text:span><text:span text:style-name="_36_1">r</text:span><text:span text:style-name="_38_6">y</text:span><text:span text:style-name="_35_"> </text:span><text:span text:style-name="_34_9">f</text:span><text:span text:style-name="_39_7">o</text:span><text:span text:style-name="_32_5">r</text:span><text:span text:style-name="_34_1"> </text:span><text:span text:style-name="_38_7">o</text:span><text:span text:style-name="_32_8">n</text:span><text:span text:style-name="_36_1">e</text:span><text:span text:style-name="_38_1"> </text:span><text:span text:style-name="_32_7">p</text:span><text:span text:style-name="_35_2">e</text:span><text:span text:style-name="_39_9">o</text:span><text:span text:style-name="_32_8">p</text:span><text:span text:style-name="_36_1">l</text:span><text:span text:style-name="_38_5">e</text:span><text:span text:style-name="_35_"> </text:span><text:span text:style-name="_34_9">t</text:span><text:span text:style-name="_39_7">o</text:span><text:span text:style-name="_35_"> </text:span><text:span text:style-name="_36_3">d</text:span><text:span text:style-name="_38_5">i</text:span><text:span text:style-name="_32_8">s</text:span><text:span text:style-name="_35_0">s</text:span><text:span text:style-name="_38_8">o</text:span><text:span text:style-name="_32_5">l</text:span><text:span text:style-name="_35_2">v</text:span><text:span text:style-name="_39_9">e</text:span><text:span text:style-name="_35_"> </text:span><text:span text:style-name="_34_9">t</text:span><text:span text:style-name="_38_7">h</text:span><text:span text:style-name="_32_8">e</text:span><text:span text:style-name="_34_5"> </text:span><text:span text:style-name="_38_8">p</text:span><text:span text:style-name="_32_7">o</text:span><text:span text:style-name="_34_9">l</text:span><text:span text:style-name="_38_5">i</text:span><text:span text:style-name="_32_5">t</text:span><text:span text:style-name="_34_9">i</text:span><text:span text:style-name="_31_00">c</text:span><text:span text:style-name="_31_5">a</text:span><text:span text:style-name="_34_9">l</text:span><text:span text:style-name="_37_7"> </text:span><text:span text:style-name="_31_5">b</text:span><text:span text:style-name="_35_2">a</text:span><text:span text:style-name="_38_7">n</text:span><text:span text:style-name="_32_8">d</text:span><text:span text:style-name="_36_1">s</text:span><text:span text:style-name="_37_7"> </text:span><text:span text:style-name="_31_3">w</text:span><text:span text:style-name="_35_2">h</text:span><text:span text:style-name="_39_7">i</text:span><text:span text:style-name="_31_4">c</text:span><text:span text:style-name="_34_9">h</text:span><text:span text:style-name="_38_1"> </text:span><text:span text:style-name="_32_8">h</text:span><text:span text:style-name="_35_1">a</text:span><text:span text:style-name="_31_00">v</text:span><text:span text:style-name="_31_5">e</text:span><text:span text:style-name="_34_5"> </text:span><text:span text:style-name="_31_00">c</text:span><text:span text:style-name="_31_5">o</text:span><text:span text:style-name="_36_3">n</text:span><text:span text:style-name="_38_8">n</text:span><text:span text:style-name="_32_7">e</text:span><text:span text:style-name="_36_4">c</text:span><text:span text:style-name="_38_5">t</text:span><text:span text:style-name="_31_6">e</text:span><text:span text:style-name="_36_3">d</text:span><text:span text:style-name="_37_7"> </text:span><text:span text:style-name="_32_5">t</text:span><text:span text:style-name="_35_2">h</text:span><text:span text:style-name="_38_7">e</text:span><text:span text:style-name="_32_5">m</text:span><text:span text:style-name="_34_5"> </text:span><text:span text:style-name="_39_7">w</text:span><text:span text:style-name="_31_3">i</text:span><text:span text:style-name="_34_9">t</text:span><text:span text:style-name="_39_7">h</text:span><text:span text:style-name="_35_"> </text:span><text:span text:style-name="_35_1">a</text:span><text:span text:style-name="_38_8">n</text:span><text:span text:style-name="_32_7">o</text:span><text:span text:style-name="_36_1">t</text:span><text:span text:style-name="_38_8">h</text:span><text:span text:style-name="_31_3">e</text:span><text:span text:style-name="_36_1">r</text:span><text:span text:style-name="_38_5">,</text:span><text:span text:style-name="_39_"> </text:span><text:span text:style-name="_36_3">a</text:span><text:span text:style-name="_31_00">n</text:span><text:span text:style-name="_32_5">d</text:span><text:span text:style-name="_34_1"> </text:span><text:span text:style-name="_38_5">t</text:span><text:span text:style-name="_31_3">o</text:span><text:span text:style-name="_34_1"> </text:span><text:span text:style-name="_38_8">a</text:span><text:span text:style-name="_31_4">s</text:span><text:span text:style-name="_35_2">s</text:span><text:span text:style-name="_38_7">u</text:span><text:span text:style-name="_31_3">m</text:span><text:span text:style-name="_34_9">e</text:span><text:span text:style-name="_37_7"> </text:span><text:span text:style-name="_32_8">a</text:span><text:span text:style-name="_36_1">m</text:span><text:span text:style-name="_38_7">o</text:span><text:span text:style-name="_31_6">n</text:span><text:span text:style-name="_35_1">g</text:span><text:span text:style-name="_37_7"> </text:span><text:span text:style-name="_31_3">t</text:span><text:span text:style-name="_35_2">h</text:span><text:span text:style-name="_39_9">e</text:span><text:span text:style-name="_35_"> </text:span><text:span text:style-name="_36_3">p</text:span><text:span text:style-name="_31_00">o</text:span><text:span text:style-name="_31_3">w</text:span><text:span text:style-name="_35_2">e</text:span><text:span text:style-name="_38_5">r</text:span><text:span text:style-name="_31_4">s</text:span><text:span text:style-name="_34_5"> </text:span><text:span text:style-name="_39_7">o</text:span><text:span text:style-name="_32_5">f</text:span><text:span text:style-name="_34_5"> </text:span><text:span text:style-name="_39_7">t</text:span><text:span text:style-name="_31_6">h</text:span><text:span text:style-name="_36_3">e</text:span><text:span text:style-name="_38_1"> </text:span><text:span text:style-name="_31_6">e</text:span><text:span text:style-name="_35_1">a</text:span><text:span text:style-name="_38_5">r</text:span><text:span text:style-name="_32_5">t</text:span><text:span text:style-name="_34_9">h</text:span><text:span text:style-name="_38_5">,</text:span><text:span text:style-name="_39_"> </text:span><text:span text:style-name="_36_1">t</text:span><text:span text:style-name="_38_7">h</text:span><text:span text:style-name="_32_8">e</text:span><text:span text:style-name="_34_5"> </text:span><text:span text:style-name="_38_6">s</text:span><text:span text:style-name="_32_8">e</text:span><text:span text:style-name="_35_2">p</text:span><text:span text:style-name="_38_7">a</text:span><text:span text:style-name="_32_5">r</text:span><text:span text:style-name="_36_3">a</text:span><text:span text:style-name="_39_7">t</text:span><text:span text:style-name="_32_8">e</text:span><text:span text:style-name="_34_1"> </text:span><text:span text:style-name="_31_00">a</text:span><text:span text:style-name="_31_5">n</text:span><text:span text:style-name="_34_9">d</text:span><text:span text:style-name="_38_1"> </text:span><text:span text:style-name="_32_7">e</text:span><text:span text:style-name="_36_4">q</text:span><text:span text:style-name="_31_00">u</text:span><text:span text:style-name="_31_5">a</text:span><text:span text:style-name="_34_9">l</text:span><text:span text:style-name="_38_1"> </text:span><text:span text:style-name="_32_6">s</text:span><text:span text:style-name="_34_9">t</text:span><text:span text:style-name="_38_8">a</text:span><text:span text:style-name="_31_3">t</text:span><text:span text:style-name="_36_1">i</text:span><text:span text:style-name="_31_00">o</text:span><text:span text:style-name="_31_5">n</text:span><text:span text:style-name="_34_1"> </text:span><text:span text:style-name="_38_5">t</text:span><text:span text:style-name="_32_5">o</text:span><text:span text:style-name="_34_5"> </text:span><text:span text:style-name="_38_5">w</text:span><text:span text:style-name="_32_7">h</text:span><text:span text:style-name="_36_1">i</text:span><text:span text:style-name="_38_8">c</text:span><text:span text:style-name="_31_3">h</text:span><text:span text:style-name="_34_1"> </text:span><text:span text:style-name="_38_5">t</text:span><text:span text:style-name="_31_5">h</text:span><text:span text:style-name="_35_2">e</text:span><text:span text:style-name="_38_1"> </text:span><text:span text:style-name="_32_5">P</text:span><text:span text:style-name="_36_4">e</text:span><text:span text:style-name="_39_9">n</text:span><text:span text:style-name="_32_5">t</text:span><text:span text:style-name="_35_2">a</text:span><text:span text:style-name="_39_7">t</text:span><text:span text:style-name="_32_7">e</text:span><text:span text:style-name="_36_4">u</text:span><text:span text:style-name="_39_8">c</text:span><text:span text:style-name="_32_5">h</text:span><text:span text:style-name="_34_5"> </text:span><text:span text:style-name="_39_7">o</text:span><text:span text:style-name="_32_5">f</text:span><text:span text:style-name="_34_5"> </text:span><text:span text:style-name="_39_7">N</text:span><text:span text:style-name="_32_7">a</text:span><text:span text:style-name="_34_9">t</text:span><text:span text:style-name="_31_00">u</text:span><text:span text:style-name="_31_3">r</text:span><text:span text:style-name="_34_9">e</text:span><text:span text:style-name="_37_7"> </text:span><text:span text:style-name="_31_5">a</text:span><text:span text:style-name="_36_4">n</text:span><text:span text:style-name="_38_5">d</text:span><text:span text:style-name="_39_"> </text:span><text:span text:style-name="_34_9">o</text:span><text:span text:style-name="_38_5">f</text:span><text:span text:style-name="_35_"> </text:span><text:span text:style-name="_34_9">N</text:span><text:span text:style-name="_39_9">a</text:span><text:span text:style-name="_31_3">t</text:span><text:span text:style-name="_36_4">u</text:span><text:span text:style-name="_39_7">r</text:span><text:span text:style-name="_32_7">e</text:span><text:span text:style-name="_36_1">'</text:span><text:span text:style-name="_31_00">s</text:span><text:span text:style-name="_39_"> </text:span><text:span text:style-name="_36_1">G</text:span><text:span text:style-name="_38_7">o</text:span><text:span text:style-name="_32_8">d</text:span><text:span text:style-name="_34_1"> </text:span><text:span text:style-name="_39_9">e</text:span><text:span text:style-name="_32_8">n</text:span><text:span text:style-name="_34_9">t</text:span><text:span text:style-name="_39_7">i</text:span><text:span text:style-name="_31_3">t</text:span><text:span text:style-name="_34_9">l</text:span><text:span text:style-name="_39_7">e</text:span><text:span text:style-name="_39_"> </text:span><text:span text:style-name="_36_1">t</text:span><text:span text:style-name="_31_00">h</text:span><text:span text:style-name="_32_7">e</text:span><text:span text:style-name="_36_1">m</text:span><text:span text:style-name="_38_5">,</text:span><text:span text:style-name="_35_"> </text:span><text:span text:style-name="_36_1">a</text:span><text:span text:style-name="_37_7"> </text:span><text:span text:style-name="_32_8">d</text:span><text:span text:style-name="_36_3">e</text:span><text:span text:style-name="_38_6">c</text:span><text:span text:style-name="_32_8">e</text:span><text:span text:style-name="_36_1">n</text:span><text:span text:style-name="_38_5">t</text:span><text:span text:style-name="_39_"> </text:span><text:span text:style-name="_36_1">r</text:span><text:span text:style-name="_38_8">e</text:span><text:span text:style-name="_32_6">s</text:span><text:span text:style-name="_35_2">p</text:span><text:span text:style-name="_39_9">e</text:span><text:span text:style-name="_32_5">c</text:span><text:span text:style-name="_36_1">t</text:span><text:span text:style-name="_37_7"> </text:span><text:span text:style-name="_31_3">t</text:span><text:span text:style-name="_34_9">o</text:span><text:span text:style-name="_38_1"> </text:span><text:span text:style-name="_31_3">t</text:span><text:span text:style-name="_35_2">h</text:span><text:span text:style-name="_39_9">e</text:span><text:span text:style-name="_35_"> </text:span><text:span text:style-name="_36_4">o</text:span><text:span text:style-name="_38_7">p</text:span><text:span text:style-name="_31_3">i</text:span><text:span text:style-name="_36_4">n</text:span><text:span text:style-name="_38_5">i</text:span><text:span text:style-name="_32_7">o</text:span><text:span text:style-name="_36_4">n</text:span><text:span text:style-name="_39_8">s</text:span><text:span text:style-name="_39_"> </text:span><text:span text:style-name="_36_1">o</text:span><text:span text:style-name="_38_5">f</text:span><text:span text:style-name="_35_"> </text:span><text:span text:style-name="_36_3">h</text:span><text:span text:style-name="_31_00">u</text:span><text:span text:style-name="_31_3">m</text:span><text:span text:style-name="_36_4">a</text:span><text:span text:style-name="_38_7">n</text:span><text:span text:style-name="_32_8">k</text:span><text:span text:style-name="_34_9">i</text:span><text:span text:style-name="_38_7">n</text:span><text:span text:style-name="_32_5">d</text:span><text:span text:style-name="_34_5"> </text:span><text:span text:style-name="_38_5">r</text:span><text:span text:style-name="_31_6">e</text:span><text:span text:style-name="_35_1">q</text:span><text:span text:style-name="_38_8">u</text:span><text:span text:style-name="_31_3">i</text:span><text:span text:style-name="_34_9">r</text:span><text:span text:style-name="_39_9">e</text:span><text:span text:style-name="_31_3">s</text:span><text:span text:style-name="_34_1"> </text:span><text:span text:style-name="_38_5">t</text:span><text:span text:style-name="_31_5">h</text:span><text:span text:style-name="_35_2">a</text:span><text:span text:style-name="_38_5">t</text:span><text:span text:style-name="_39_"> </text:span><text:span text:style-name="_36_1">t</text:span><text:span text:style-name="_31_00">h</text:span><text:span text:style-name="_31_5">e</text:span><text:span text:style-name="_34_9">y</text:span><text:span text:style-name="_38_1"> </text:span><text:span text:style-name="_32_6">s</text:span><text:span text:style-name="_36_4">h</text:span><text:span text:style-name="_38_7">o</text:span><text:span text:style-name="_32_8">u</text:span><text:span text:style-name="_34_9">l</text:span><text:span text:style-name="_38_5">d</text:span><text:span text:style-name="_35_"> </text:span><text:span text:style-name="_35_2">d</text:span><text:span text:style-name="_38_7">e</text:span><text:span text:style-name="_31_4">c</text:span><text:span text:style-name="_34_9">l</text:span><text:span text:style-name="_31_00">a</text:span><text:span text:style-name="_31_3">r</text:span><text:span text:style-name="_34_9">e</text:span><text:span text:style-name="_37_7"> </text:span><text:span text:style-name="_32_5">t</text:span><text:span text:style-name="_35_2">h</text:span><text:span text:style-name="_39_9">e</text:span><text:span text:style-name="_39_"> </text:span><text:span text:style-name="_35_0">c</text:span><text:span text:style-name="_31_00">a</text:span><text:span text:style-name="_31_6">u</text:span><text:span text:style-name="_35_0">s</text:span><text:span text:style-name="_31_00">e</text:span><text:span text:style-name="_32_6">s</text:span><text:span text:style-name="_34_5"> </text:span><text:span text:style-name="_39_7">w</text:span><text:span text:style-name="_32_8">h</text:span><text:span text:style-name="_36_1">i</text:span><text:span text:style-name="_39_8">c</text:span><text:span text:style-name="_31_3">h</text:span><text:span text:style-name="_34_5"> </text:span><text:span text:style-name="_39_7">i</text:span><text:span text:style-name="_31_3">m</text:span><text:span text:style-name="_35_1">p</text:span><text:span text:style-name="_38_8">e</text:span><text:span text:style-name="_31_3">l</text:span><text:span text:style-name="_34_5"> </text:span><text:span text:style-name="_38_5">t</text:span><text:span text:style-name="_32_8">h</text:span><text:span text:style-name="_36_3">e</text:span><text:span text:style-name="_38_5">m</text:span><text:span text:style-name="_35_"> </text:span><text:span text:style-name="_36_1">t</text:span><text:span text:style-name="_39_7">o</text:span><text:span text:style-name="_35_"> </text:span><text:span text:style-name="_34_9">t</text:span><text:span text:style-name="_39_9">h</text:span><text:span text:style-name="_31_6">e</text:span><text:span text:style-name="_34_1"> </text:span><text:span text:style-name="_31_00">s</text:span><text:span text:style-name="_32_7">e</text:span><text:span text:style-name="_35_2">p</text:span><text:span text:style-name="_38_7">a</text:span><text:span text:style-name="_31_3">r</text:span><text:span text:style-name="_36_4">a</text:span><text:span text:style-name="_38_5">t</text:span><text:span text:style-name="_31_3">i</text:span><text:span text:style-name="_35_1">o</text:span><text:span text:style-name="_38_5">n</text:span><text:span text:style-name="_32_5">.</text:span></text:p>
      <text:p text:style-name="P1"><text:span text:style-name="_39_7">W</text:span><text:span text:style-name="_31_3">e</text:span><text:span text:style-name="_34_5"> </text:span><text:span text:style-name="_39_9">h</text:span><text:span text:style-name="_32_8">o</text:span><text:span text:style-name="_36_1">l</text:span><text:span text:style-name="_38_5">d</text:span><text:span text:style-name="_39_"> </text:span><text:span text:style-name="_34_9">t</text:span><text:span text:style-name="_38_8">h</text:span><text:span text:style-name="_31_5">e</text:span><text:span text:style-name="_35_2">s</text:span><text:span text:style-name="_38_7">e</text:span><text:span text:style-name="_35_"> </text:span><text:span text:style-name="_36_1">t</text:span><text:span text:style-name="_38_5">r</text:span><text:span text:style-name="_32_8">u</text:span><text:span text:style-name="_34_9">t</text:span><text:span text:style-name="_38_7">h</text:span><text:span text:style-name="_32_5">s</text:span><text:span text:style-name="_34_1"> </text:span><text:span text:style-name="_38_5">t</text:span><text:span text:style-name="_31_3">o</text:span><text:span text:style-name="_34_1"> </text:span><text:span text:style-name="_31_00">b</text:span><text:span text:style-name="_32_7">e</text:span><text:span text:style-name="_34_1"> </text:span><text:span text:style-name="_38_8">s</text:span><text:span text:style-name="_32_7">e</text:span><text:span text:style-name="_34_9">l</text:span><text:span text:style-name="_39_7">f</text:span>-<text:span text:style-name="_35_1">e</text:span><text:span text:style-name="_31_00">v</text:span><text:span text:style-name="_31_3">i</text:span><text:span text:style-name="_36_3">d</text:span><text:span text:style-name="_31_00">e</text:span><text:span text:style-name="_32_5">n</text:span><text:span text:style-name="_36_1">t</text:span><text:span text:style-name="_39_7">,</text:span><text:span text:style-name="_35_"> </text:span><text:span text:style-name="_36_1">t</text:span><text:span text:style-name="_38_8">h</text:span><text:span text:style-name="_32_7">a</text:span><text:span text:style-name="_34_9">t</text:span><text:span text:style-name="_38_1"> </text:span><text:span text:style-name="_31_3">a</text:span><text:span text:style-name="_36_1">l</text:span><text:span text:style-name="_38_5">l</text:span><text:span text:style-name="_35_"> </text:span><text:span text:style-name="_36_1">m</text:span><text:span text:style-name="_38_7">e</text:span><text:span text:style-name="_32_8">n</text:span><text:span text:style-name="_34_5"> </text:span><text:span text:style-name="_39_9">a</text:span><text:span text:style-name="_32_5">r</text:span><text:span text:style-name="_36_4">e</text:span><text:span text:style-name="_38_1"> </text:span><text:span text:style-name="_32_8">c</text:span><text:span text:style-name="_36_1">r</text:span><text:span text:style-name="_38_7">e</text:span><text:span text:style-name="_31_6">a</text:span><text:span text:style-name="_36_1">t</text:span><text:span text:style-name="_39_9">e</text:span><text:span text:style-name="_32_5">d</text:span><text:span text:style-name="_34_5"> </text:span><text:span text:style-name="_31_00">e</text:span><text:span text:style-name="_31_5">q</text:span><text:span text:style-name="_36_3">u</text:span><text:span text:style-name="_38_8">a</text:span><text:span text:style-name="_31_3">l</text:span><text:span text:style-name="_36_1">,</text:span><text:span text:style-name="_37_7"> </text:span><text:span text:style-name="_32_5">t</text:span><text:span text:style-name="_36_4">h</text:span><text:span text:style-name="_38_7">a</text:span><text:span text:style-name="_32_5">t</text:span><text:span text:style-name="_34_1"> </text:span><text:span text:style-name="_39_7">t</text:span><text:span text:style-name="_32_7">h</text:span><text:span text:style-name="_35_2">e</text:span><text:span text:style-name="_38_5">y</text:span><text:span text:style-name="_35_"> </text:span><text:span text:style-name="_35_2">a</text:span><text:span text:style-name="_38_5">r</text:span><text:span text:style-name="_32_7">e</text:span><text:span text:style-name="_34_5"> </text:span><text:span text:style-name="_38_7">e</text:span><text:span text:style-name="_31_6">n</text:span><text:span text:style-name="_36_3">d</text:span><text:span text:style-name="_38_8">o</text:span><text:span text:style-name="_32_5">w</text:span><text:span text:style-name="_35_2">e</text:span><text:span text:style-name="_38_7">d</text:span><text:span text:style-name="_39_"> </text:span><text:span text:style-name="_36_3">b</text:span><text:span text:style-name="_38_8">y</text:span><text:span text:style-name="_39_"> </text:span><text:span text:style-name="_36_1">t</text:span><text:span text:style-name="_38_8">h</text:span><text:span text:style-name="_32_7">e</text:span><text:span text:style-name="_36_1">i</text:span><text:span text:style-name="_39_7">r</text:span><text:span text:style-name="_35_"> </text:span><text:span text:style-name="_34_9">C</text:span><text:span text:style-name="_38_5">r</text:span><text:span text:style-name="_31_5">e</text:span><text:span text:style-name="_36_4">a</text:span><text:span text:style-name="_38_5">t</text:span><text:span text:style-name="_32_5">o</text:span><text:span text:style-name="_34_9">r</text:span><text:span text:style-name="_37_7"> </text:span><text:span text:style-name="_31_3">w</text:span><text:span text:style-name="_36_1">i</text:span><text:span text:style-name="_39_7">t</text:span><text:span text:style-name="_32_5">h</text:span><text:span text:style-name="_34_1"> </text:span><text:span text:style-name="_39_8">c</text:span><text:span text:style-name="_32_8">e</text:span><text:span text:style-name="_34_9">r</text:span><text:span text:style-name="_38_5">t</text:span><text:span text:style-name="_32_8">a</text:span><text:span text:style-name="_34_9">i</text:span><text:span text:style-name="_38_7">n</text:span><text:span text:style-name="_35_"> </text:span><text:span text:style-name="_35_2">u</text:span><text:span text:style-name="_39_9">n</text:span><text:span text:style-name="_31_5">a</text:span><text:span text:style-name="_34_9">l</text:span><text:span text:style-name="_39_7">i</text:span><text:span text:style-name="_31_6">e</text:span><text:span text:style-name="_36_3">n</text:span><text:span text:style-name="_38_8">a</text:span><text:span text:style-name="_31_6">b</text:span><text:span text:style-name="_36_1">l</text:span><text:span text:style-name="_38_7">e</text:span><text:span text:style-name="_39_"> </text:span><text:span text:style-name="_36_1">R</text:span><text:span text:style-name="_38_5">i</text:span><text:span text:style-name="_32_8">g</text:span><text:span text:style-name="_35_1">h</text:span><text:span text:style-name="_38_5">t</text:span><text:span text:style-name="_31_3">s</text:span><text:span text:style-name="_36_1">,</text:span><text:span text:style-name="_37_7"> </text:span><text:span text:style-name="_31_3">t</text:span><text:span text:style-name="_35_2">h</text:span><text:span text:style-name="_39_9">a</text:span><text:span text:style-name="_31_3">t</text:span><text:span text:style-name="_34_5"> </text:span><text:span text:style-name="_38_7">a</text:span><text:span text:style-name="_31_3">m</text:span><text:span text:style-name="_36_4">o</text:span><text:span text:style-name="_38_7">n</text:span><text:span text:style-name="_31_6">g</text:span><text:span text:style-name="_34_5"> </text:span><text:span text:style-name="_38_5">t</text:span><text:span text:style-name="_32_8">h</text:span><text:span text:style-name="_36_3">e</text:span><text:span text:style-name="_39_8">s</text:span><text:span text:style-name="_31_6">e</text:span><text:span text:style-name="_34_1"> </text:span><text:span text:style-name="_31_00">a</text:span><text:span text:style-name="_31_3">r</text:span><text:span text:style-name="_35_1">e</text:span><text:span text:style-name="_38_1"> </text:span><text:span text:style-name="_32_5">L</text:span><text:span text:style-name="_36_1">i</text:span><text:span text:style-name="_39_7">f</text:span><text:span text:style-name="_31_3">e</text:span><text:span text:style-name="_34_9">,</text:span><text:span text:style-name="_38_1"> </text:span><text:span text:style-name="_31_3">L</text:span><text:span text:style-name="_36_1">i</text:span><text:span text:style-name="_39_9">b</text:span><text:span text:style-name="_32_8">e</text:span><text:span text:style-name="_36_1">r</text:span><text:span text:style-name="_38_5">t</text:span><text:span text:style-name="_31_3">y</text:span><text:span text:style-name="_34_5"> </text:span><text:span text:style-name="_39_9">a</text:span><text:span text:style-name="_32_8">n</text:span><text:span text:style-name="_36_1">d</text:span><text:span text:style-name="_37_7"> </text:span><text:span text:style-name="_32_5">t</text:span><text:span text:style-name="_36_4">h</text:span><text:span text:style-name="_38_7">e</text:span><text:span text:style-name="_39_"> </text:span><text:span text:style-name="_36_4">p</text:span><text:span text:style-name="_38_7">u</text:span><text:span text:style-name="_32_5">r</text:span><text:span text:style-name="_36_2">s</text:span><text:span text:style-name="_38_8">u</text:span><text:span text:style-name="_32_5">i</text:span><text:span text:style-name="_36_1">t</text:span><text:span text:style-name="_38_1"> </text:span><text:span text:style-name="_31_3">o</text:span><text:span text:style-name="_36_1">f</text:span><text:span text:style-name="_37_7"> </text:span><text:span text:style-name="_32_5">H</text:span><text:span text:style-name="_35_1">a</text:span><text:span text:style-name="_31_00">p</text:span><text:span text:style-name="_31_6">p</text:span><text:span text:style-name="_36_1">i</text:span><text:span text:style-name="_39_9">n</text:span><text:span text:style-name="_32_8">e</text:span><text:span text:style-name="_36_2">s</text:span><text:span text:style-name="_38_8">s</text:span><text:span text:style-name="_32_5">.</text:span>--<text:span text:style-name="_31_3">T</text:span><text:span text:style-name="_35_1">h</text:span><text:span text:style-name="_38_5">a</text:span><text:span text:style-name="_31_3">t</text:span><text:span text:style-name="_34_1"> </text:span><text:span text:style-name="_38_5">t</text:span><text:span text:style-name="_32_5">o</text:span><text:span text:style-name="_34_1"> </text:span><text:span text:style-name="_39_8">s</text:span><text:span text:style-name="_32_8">e</text:span><text:span text:style-name="_35_2">c</text:span><text:span text:style-name="_39_9">u</text:span><text:span text:style-name="_31_3">r</text:span><text:span text:style-name="_36_1">e</text:span><text:span text:style-name="_37_7"> </text:span><text:span text:style-name="_32_5">t</text:span><text:span text:style-name="_35_2">h</text:span><text:span text:style-name="_39_9">e</text:span><text:span text:style-name="_31_6">s</text:span><text:span text:style-name="_35_1">e</text:span><text:span text:style-name="_37_7"> </text:span><text:span text:style-name="_31_3">r</text:span><text:span text:style-name="_36_1">i</text:span><text:span text:style-name="_39_9">g</text:span><text:span text:style-name="_31_6">h</text:span><text:span text:style-name="_36_1">t</text:span><text:span text:style-name="_38_5">s</text:span><text:span text:style-name="_32_5">,</text:span><text:span text:style-name="_34_5"> </text:span><text:span text:style-name="_38_5">G</text:span><text:span text:style-name="_31_6">o</text:span><text:span text:style-name="_36_2">v</text:span><text:span text:style-name="_38_7">e</text:span><text:span text:style-name="_32_5">r</text:span><text:span text:style-name="_36_4">n</text:span><text:span text:style-name="_39_7">m</text:span><text:span text:style-name="_32_8">e</text:span><text:span text:style-name="_36_3">n</text:span><text:span text:style-name="_38_5">t</text:span><text:span text:style-name="_32_5">s</text:span><text:span text:style-name="_34_1"> </text:span><text:span text:style-name="_39_9">a</text:span><text:span text:style-name="_31_3">r</text:span><text:span text:style-name="_36_4">e</text:span><text:span text:style-name="_37_7"> </text:span><text:span text:style-name="_31_3">i</text:span><text:span text:style-name="_35_2">n</text:span><text:span text:style-name="_39_8">s</text:span><text:span text:style-name="_32_5">t</text:span><text:span text:style-name="_34_9">i</text:span><text:span text:style-name="_38_5">t</text:span><text:span text:style-name="_31_5">u</text:span><text:span text:style-name="_36_1">t</text:span><text:span text:style-name="_38_8">e</text:span><text:span text:style-name="_32_5">d</text:span><text:span text:style-name="_34_1"> </text:span><text:span text:style-name="_38_7">a</text:span><text:span text:style-name="_32_5">m</text:span><text:span text:style-name="_36_4">o</text:span><text:span text:style-name="_38_7">n</text:span><text:span text:style-name="_32_8">g</text:span><text:span text:style-name="_34_1"> </text:span><text:span text:style-name="_38_5">M</text:span><text:span text:style-name="_32_7">e</text:span><text:span text:style-name="_36_4">n</text:span><text:span text:style-name="_39_7">,</text:span><text:span text:style-name="_39_"> </text:span><text:span text:style-name="_36_3">d</text:span><text:span text:style-name="_38_8">e</text:span><text:span text:style-name="_32_5">r</text:span><text:span text:style-name="_36_1">i</text:span><text:span text:style-name="_38_6">v</text:span><text:span text:style-name="_31_3">i</text:span><text:span text:style-name="_36_4">n</text:span><text:span text:style-name="_39_7">g</text:span><text:span text:style-name="_35_"> </text:span><text:span text:style-name="_34_9">t</text:span><text:span text:style-name="_31_00">h</text:span><text:span text:style-name="_32_7">e</text:span><text:span text:style-name="_34_9">i</text:span><text:span text:style-name="_38_5">r</text:span><text:span text:style-name="_39_"> </text:span><text:span text:style-name="_36_1">j</text:span><text:span text:style-name="_39_9">u</text:span><text:span text:style-name="_32_8">s</text:span><text:span text:style-name="_36_1">t</text:span><text:span text:style-name="_37_7"> </text:span><text:span text:style-name="_31_6">p</text:span><text:span text:style-name="_35_1">o</text:span><text:span text:style-name="_39_7">w</text:span><text:span text:style-name="_32_8">e</text:span><text:span text:style-name="_34_9">r</text:span><text:span text:style-name="_39_8">s</text:span><text:span text:style-name="_35_"> </text:span><text:span text:style-name="_34_9">f</text:span><text:span text:style-name="_39_7">r</text:span><text:span text:style-name="_31_3">o</text:span><text:span text:style-name="_34_9">m</text:span><text:span text:style-name="_38_1"> </text:span><text:span text:style-name="_32_5">t</text:span><text:span text:style-name="_36_4">h</text:span><text:span text:style-name="_39_9">e</text:span><text:span text:style-name="_39_"> </text:span><text:span text:style-name="_35_0">c</text:span><text:span text:style-name="_31_00">o</text:span><text:span text:style-name="_31_5">n</text:span><text:span text:style-name="_36_4">s</text:span><text:span text:style-name="_39_9">e</text:span><text:span text:style-name="_31_6">n</text:span><text:span text:style-name="_36_1">t</text:span><text:span text:style-name="_38_1"> </text:span><text:span text:style-name="_31_3">o</text:span><text:span text:style-name="_36_1">f</text:span><text:span text:style-name="_38_1"> </text:span><text:span text:style-name="_31_3">t</text:span><text:span text:style-name="_35_1">h</text:span><text:span text:style-name="_38_8">e</text:span><text:span text:style-name="_35_"> </text:span><text:span text:style-name="_36_4">g</text:span><text:span text:style-name="_39_9">o</text:span><text:span text:style-name="_32_8">v</text:span><text:span text:style-name="_36_3">e</text:span><text:span text:style-name="_39_7">r</text:span><text:span text:style-name="_31_6">n</text:span><text:span text:style-name="_35_1">e</text:span><text:span text:style-name="_38_5">d</text:span><text:span text:style-name="_32_5">,</text:span><text:span text:style-name="_34_5"> </text:span>--<text:span text:style-name="_36_1">T</text:span><text:span text:style-name="_38_7">h</text:span><text:span text:style-name="_31_6">a</text:span><text:span text:style-name="_36_1">t</text:span><text:span text:style-name="_38_1"> </text:span><text:span text:style-name="_31_3">w</text:span><text:span text:style-name="_36_3">h</text:span><text:span text:style-name="_31_00">e</text:span><text:span text:style-name="_32_8">n</text:span><text:span text:style-name="_36_3">e</text:span><text:span text:style-name="_39_8">v</text:span><text:span text:style-name="_32_8">e</text:span><text:span text:style-name="_34_9">r</text:span><text:span text:style-name="_37_7"> </text:span><text:span text:style-name="_32_7">a</text:span><text:span text:style-name="_36_4">n</text:span><text:span text:style-name="_39_7">y</text:span><text:span text:style-name="_35_"> </text:span><text:span text:style-name="_34_9">F</text:span><text:span text:style-name="_38_5">o</text:span><text:span text:style-name="_32_5">r</text:span><text:span text:style-name="_36_1">m</text:span><text:span text:style-name="_37_7"> </text:span><text:span text:style-name="_32_5">o</text:span><text:span text:style-name="_34_9">f</text:span><text:span text:style-name="_38_1"> </text:span><text:span text:style-name="_32_5">G</text:span><text:span text:style-name="_36_3">o</text:span><text:span text:style-name="_31_00">v</text:span><text:span text:style-name="_31_5">e</text:span><text:span text:style-name="_34_9">r</text:span><text:span text:style-name="_31_00">n</text:span><text:span text:style-name="_31_3">m</text:span><text:span text:style-name="_35_1">e</text:span><text:span text:style-name="_31_00">n</text:span><text:span text:style-name="_32_5">t</text:span><text:span text:style-name="_34_5"> </text:span><text:span text:style-name="_39_9">b</text:span><text:span text:style-name="_32_8">e</text:span><text:span text:style-name="_36_2">c</text:span><text:span text:style-name="_31_00">o</text:span><text:span text:style-name="_31_3">m</text:span><text:span text:style-name="_35_1">e</text:span><text:span text:style-name="_38_8">s</text:span><text:span text:style-name="_39_"> </text:span><text:span text:style-name="_36_3">d</text:span><text:span text:style-name="_38_8">e</text:span><text:span text:style-name="_31_4">s</text:span><text:span text:style-name="_36_1">t</text:span><text:span text:style-name="_39_7">r</text:span><text:span text:style-name="_32_8">u</text:span><text:span text:style-name="_35_2">c</text:span><text:span text:style-name="_38_5">t</text:span><text:span text:style-name="_31_3">i</text:span><text:span text:style-name="_36_2">v</text:span><text:span text:style-name="_38_5">e</text:span><text:span text:style-name="_35_"> </text:span><text:span text:style-name="_34_9">o</text:span><text:span text:style-name="_39_7">f</text:span><text:span text:style-name="_39_"> </text:span><text:span text:style-name="_36_1">t</text:span><text:span text:style-name="_39_9">h</text:span><text:span text:style-name="_32_8">e</text:span><text:span text:style-name="_36_2">s</text:span><text:span text:style-name="_38_8">e</text:span><text:span text:style-name="_39_"> </text:span><text:span text:style-name="_36_4">e</text:span><text:span text:style-name="_38_7">n</text:span><text:span text:style-name="_32_7">d</text:span><text:span text:style-name="_36_4">s</text:span><text:span text:style-name="_38_5">,</text:span><text:span text:style-name="_39_"> </text:span><text:span text:style-name="_36_1">i</text:span><text:span text:style-name="_39_7">t</text:span><text:span text:style-name="_35_"> </text:span><text:span text:style-name="_34_9">i</text:span><text:span text:style-name="_39_7">s</text:span><text:span text:style-name="_39_"> </text:span><text:span text:style-name="_36_1">t</text:span><text:span text:style-name="_38_7">h</text:span><text:span text:style-name="_32_8">e</text:span><text:span text:style-name="_34_1"> </text:span><text:span text:style-name="_39_7">R</text:span><text:span text:style-name="_32_5">i</text:span><text:span text:style-name="_35_1">g</text:span><text:span text:style-name="_31_00">h</text:span><text:span text:style-name="_31_3">t</text:span><text:span text:style-name="_34_1"> </text:span><text:span text:style-name="_39_7">o</text:span><text:span text:style-name="_31_3">f</text:span><text:span text:style-name="_34_5"> </text:span><text:span text:style-name="_38_5">t</text:span><text:span text:style-name="_32_8">h</text:span><text:span text:style-name="_36_3">e</text:span><text:span text:style-name="_37_7"> </text:span><text:span text:style-name="_31_3">P</text:span><text:span text:style-name="_36_3">e</text:span><text:span text:style-name="_38_8">o</text:span><text:span text:style-name="_31_5">p</text:span><text:span text:style-name="_36_1">l</text:span><text:span text:style-name="_31_00">e</text:span><text:span text:style-name="_39_"> </text:span><text:span text:style-name="_34_9">t</text:span><text:span text:style-name="_38_5">o</text:span><text:span text:style-name="_39_"> </text:span><text:span text:style-name="_36_3">a</text:span><text:span text:style-name="_38_5">l</text:span><text:span text:style-name="_32_5">t</text:span><text:span text:style-name="_35_2">e</text:span><text:span text:style-name="_38_5">r</text:span><text:span text:style-name="_39_"> </text:span><text:span text:style-name="_34_9">o</text:span><text:span text:style-name="_39_7">r</text:span><text:span text:style-name="_35_"> </text:span><text:span text:style-name="_36_1">t</text:span><text:span text:style-name="_39_7">o</text:span><text:span text:style-name="_39_"> </text:span><text:span text:style-name="_36_3">a</text:span><text:span text:style-name="_38_8">b</text:span><text:span text:style-name="_32_8">o</text:span><text:span text:style-name="_36_1">l</text:span><text:span text:style-name="_39_7">i</text:span><text:span text:style-name="_32_6">s</text:span><text:span text:style-name="_36_1">h</text:span><text:span text:style-name="_38_1"> </text:span><text:span text:style-name="_32_5">i</text:span><text:span text:style-name="_34_9">t</text:span><text:span text:style-name="_38_5">,</text:span><text:span text:style-name="_35_"> </text:span><text:span text:style-name="_35_1">a</text:span><text:span text:style-name="_31_00">n</text:span><text:span text:style-name="_32_5">d</text:span><text:span text:style-name="_34_5"> </text:span><text:span text:style-name="_38_5">t</text:span><text:span text:style-name="_32_5">o</text:span><text:span text:style-name="_34_1"> </text:span><text:span text:style-name="_38_5">i</text:span><text:span text:style-name="_31_5">n</text:span><text:span text:style-name="_35_2">s</text:span><text:span text:style-name="_38_5">t</text:span><text:span text:style-name="_32_5">i</text:span><text:span text:style-name="_34_9">t</text:span><text:span text:style-name="_38_7">u</text:span><text:span text:style-name="_32_5">t</text:span><text:span text:style-name="_36_4">e</text:span><text:span text:style-name="_38_1"> </text:span><text:span text:style-name="_31_5">n</text:span><text:span text:style-name="_35_2">e</text:span><text:span text:style-name="_39_7">w</text:span><text:span text:style-name="_39_"> </text:span><text:span text:style-name="_34_9">G</text:span><text:span text:style-name="_39_9">o</text:span><text:span text:style-name="_32_8">v</text:span><text:span text:style-name="_35_2">e</text:span><text:span text:style-name="_38_5">r</text:span><text:span text:style-name="_32_7">n</text:span><text:span text:style-name="_34_9">m</text:span><text:span text:style-name="_38_7">e</text:span><text:span text:style-name="_31_6">n</text:span><text:span text:style-name="_36_1">t</text:span><text:span text:style-name="_38_5">,</text:span><text:span text:style-name="_39_"> </text:span><text:span text:style-name="_34_9">l</text:span><text:span text:style-name="_31_00">a</text:span><text:span text:style-name="_32_6">y</text:span><text:span text:style-name="_36_1">i</text:span><text:span text:style-name="_38_7">n</text:span><text:span text:style-name="_32_8">g</text:span><text:span text:style-name="_34_1"> </text:span><text:span text:style-name="_38_5">i</text:span><text:span text:style-name="_31_3">t</text:span><text:span text:style-name="_34_9">s</text:span><text:span text:style-name="_38_1"> </text:span><text:span text:style-name="_32_5">f</text:span><text:span text:style-name="_35_1">o</text:span><text:span text:style-name="_31_00">u</text:span><text:span text:style-name="_32_8">n</text:span><text:span text:style-name="_36_3">d</text:span><text:span text:style-name="_39_9">a</text:span><text:span text:style-name="_32_5">t</text:span><text:span text:style-name="_36_1">i</text:span><text:span text:style-name="_38_8">o</text:span><text:span text:style-name="_32_5">n</text:span><text:span text:style-name="_34_5"> </text:span><text:span text:style-name="_39_9">o</text:span><text:span text:style-name="_31_6">n</text:span><text:span text:style-name="_34_1"> </text:span><text:span text:style-name="_38_8">s</text:span><text:span text:style-name="_32_7">u</text:span><text:span text:style-name="_35_0">c</text:span><text:span text:style-name="_38_8">h</text:span><text:span text:style-name="_35_"> </text:span><text:span text:style-name="_36_4">p</text:span><text:span text:style-name="_38_5">r</text:span><text:span text:style-name="_31_3">i</text:span><text:span text:style-name="_36_3">n</text:span><text:span text:style-name="_38_8">c</text:span><text:span text:style-name="_32_5">i</text:span><text:span text:style-name="_35_1">p</text:span><text:span text:style-name="_39_7">l</text:span><text:span text:style-name="_32_8">e</text:span><text:span text:style-name="_36_2">s</text:span><text:span text:style-name="_37_7"> </text:span><text:span text:style-name="_31_6">a</text:span><text:span text:style-name="_36_3">n</text:span><text:span text:style-name="_39_7">d</text:span><text:span text:style-name="_39_"> </text:span><text:span text:style-name="_35_1">o</text:span><text:span text:style-name="_39_7">r</text:span><text:span text:style-name="_31_6">g</text:span><text:span text:style-name="_35_2">a</text:span><text:span text:style-name="_38_7">n</text:span><text:span text:style-name="_32_5">i</text:span><text:span text:style-name="_35_2">z</text:span><text:span text:style-name="_39_7">i</text:span><text:span text:style-name="_32_7">n</text:span><text:span text:style-name="_34_9">g</text:span><text:span text:style-name="_38_1"> </text:span><text:span text:style-name="_31_3">i</text:span><text:span text:style-name="_34_9">t</text:span><text:span text:style-name="_38_5">s</text:span><text:span text:style-name="_35_"> </text:span><text:span text:style-name="_36_4">p</text:span><text:span text:style-name="_38_7">o</text:span><text:span text:style-name="_32_5">w</text:span><text:span text:style-name="_35_1">e</text:span><text:span text:style-name="_38_5">r</text:span><text:span text:style-name="_31_6">s</text:span><text:span text:style-name="_34_1"> </text:span><text:span text:style-name="_38_5">i</text:span><text:span text:style-name="_32_5">n</text:span><text:span text:style-name="_34_5"> </text:span><text:span text:style-name="_38_6">s</text:span><text:span text:style-name="_32_8">u</text:span><text:span text:style-name="_36_2">c</text:span><text:span text:style-name="_38_8">h</text:span><text:span text:style-name="_35_"> </text:span><text:span text:style-name="_34_9">f</text:span><text:span text:style-name="_39_7">o</text:span><text:span text:style-name="_31_3">r</text:span><text:span text:style-name="_34_9">m</text:span><text:span text:style-name="_39_7">,</text:span><text:span text:style-name="_39_"> </text:span><text:span text:style-name="_36_3">a</text:span><text:span text:style-name="_31_00">s</text:span><text:span text:style-name="_35_"> </text:span><text:span text:style-name="_34_9">t</text:span><text:span text:style-name="_38_5">o</text:span><text:span text:style-name="_39_"> </text:span><text:span text:style-name="_34_9">t</text:span><text:span text:style-name="_39_9">h</text:span><text:span text:style-name="_32_8">e</text:span><text:span text:style-name="_36_1">m</text:span><text:span text:style-name="_37_7"> </text:span><text:span text:style-name="_32_6">s</text:span><text:span text:style-name="_36_4">h</text:span><text:span text:style-name="_38_5">a</text:span><text:span text:style-name="_32_5">l</text:span><text:span text:style-name="_36_1">l</text:span><text:span text:style-name="_38_1"> </text:span><text:span text:style-name="_32_6">s</text:span><text:span text:style-name="_35_2">e</text:span><text:span text:style-name="_38_5">e</text:span><text:span text:style-name="_32_5">m</text:span><text:span text:style-name="_34_1"> </text:span><text:span text:style-name="_39_7">m</text:span><text:span text:style-name="_32_7">o</text:span><text:span text:style-name="_35_2">s</text:span><text:span text:style-name="_39_7">t</text:span><text:span text:style-name="_35_"> </text:span><text:span text:style-name="_36_1">l</text:span><text:span text:style-name="_38_5">i</text:span><text:span text:style-name="_31_6">k</text:span><text:span text:style-name="_36_3">e</text:span><text:span text:style-name="_39_7">l</text:span><text:span text:style-name="_32_5">y</text:span><text:span text:style-name="_34_1"> </text:span><text:span text:style-name="_38_5">t</text:span><text:span text:style-name="_31_3">o</text:span><text:span text:style-name="_34_5"> </text:span><text:span text:style-name="_31_00">e</text:span><text:span text:style-name="_32_5">f</text:span><text:span text:style-name="_34_9">f</text:span><text:span text:style-name="_38_7">e</text:span><text:span text:style-name="_31_3">c</text:span><text:span text:style-name="_36_1">t</text:span><text:span text:style-name="_38_1"> </text:span><text:span text:style-name="_31_3">t</text:span><text:span text:style-name="_36_3">h</text:span><text:span text:style-name="_38_8">e</text:span><text:span text:style-name="_32_5">i</text:span><text:span text:style-name="_36_1">r</text:span><text:span text:style-name="_38_1"> </text:span><text:span text:style-name="_31_3">S</text:span><text:span text:style-name="_35_2">a</text:span><text:span text:style-name="_39_7">f</text:span><text:span text:style-name="_32_7">e</text:span><text:span text:style-name="_34_9">t</text:span><text:span text:style-name="_39_7">y</text:span><text:span text:style-name="_35_"> </text:span><text:span text:style-name="_36_4">a</text:span><text:span text:style-name="_39_9">n</text:span><text:span text:style-name="_31_3">d</text:span><text:span text:style-name="_34_1"> </text:span><text:span text:style-name="_39_7">H</text:span><text:span text:style-name="_31_5">a</text:span><text:span text:style-name="_36_4">p</text:span><text:span text:style-name="_38_7">p</text:span><text:span text:style-name="_32_5">i</text:span><text:span text:style-name="_36_4">n</text:span><text:span text:style-name="_39_9">e</text:span><text:span text:style-name="_31_6">s</text:span><text:span text:style-name="_36_1">s</text:span><text:span text:style-name="_38_5">.</text:span><text:span text:style-name="_39_"> </text:span><text:span text:style-name="_34_9">P</text:span><text:span text:style-name="_39_7">r</text:span><text:span text:style-name="_32_7">u</text:span><text:span text:style-name="_35_2">d</text:span><text:span text:style-name="_38_7">e</text:span><text:span text:style-name="_32_8">n</text:span><text:span text:style-name="_36_4">c</text:span><text:span text:style-name="_39_9">e</text:span><text:span text:style-name="_31_3">,</text:span><text:span text:style-name="_34_1"> </text:span><text:span text:style-name="_38_5">i</text:span><text:span text:style-name="_32_8">n</text:span><text:span text:style-name="_35_1">d</text:span><text:span text:style-name="_39_9">e</text:span><text:span text:style-name="_31_6">e</text:span><text:span text:style-name="_34_9">d</text:span><text:span text:style-name="_38_5">,</text:span><text:span text:style-name="_35_"> </text:span><text:span text:style-name="_34_9">w</text:span><text:span text:style-name="_39_7">i</text:span><text:span text:style-name="_31_3">l</text:span><text:span text:style-name="_34_9">l</text:span><text:span text:style-name="_37_7"> </text:span><text:span text:style-name="_31_5">d</text:span><text:span text:style-name="_36_1">i</text:span><text:span text:style-name="_38_8">c</text:span><text:span text:style-name="_31_3">t</text:span><text:span text:style-name="_35_1">a</text:span><text:span text:style-name="_38_5">t</text:span><text:span text:style-name="_31_6">e</text:span><text:span text:style-name="_34_5"> </text:span><text:span text:style-name="_38_5">t</text:span><text:span text:style-name="_31_6">h</text:span><text:span text:style-name="_35_1">a</text:span><text:span text:style-name="_39_7">t</text:span><text:span text:style-name="_39_"> </text:span><text:span text:style-name="_34_9">G</text:span><text:span text:style-name="_38_8">o</text:span><text:span text:style-name="_31_4">v</text:span><text:span text:style-name="_35_2">e</text:span><text:span text:style-name="_38_5">r</text:span><text:span text:style-name="_32_7">n</text:span><text:span text:style-name="_36_1">m</text:span><text:span text:style-name="_38_7">e</text:span><text:span text:style-name="_32_8">n</text:span><text:span text:style-name="_36_1">t</text:span><text:span text:style-name="_39_7">s</text:span><text:span text:style-name="_39_"> </text:span><text:span text:style-name="_36_1">l</text:span><text:span text:style-name="_38_8">o</text:span><text:span text:style-name="_32_7">n</text:span><text:span text:style-name="_36_1">g</text:span><text:span text:style-name="_38_1"> </text:span><text:span text:style-name="_32_7">e</text:span><text:span text:style-name="_35_2">s</text:span><text:span text:style-name="_39_7">t</text:span><text:span text:style-name="_32_8">a</text:span><text:span text:style-name="_35_1">b</text:span><text:span text:style-name="_38_5">l</text:span><text:span text:style-name="_32_5">i</text:span><text:span text:style-name="_36_2">s</text:span><text:span text:style-name="_38_8">h</text:span><text:span text:style-name="_31_6">e</text:span><text:span text:style-name="_35_1">d</text:span><text:span text:style-name="_38_1"> </text:span><text:span text:style-name="_32_8">s</text:span><text:span text:style-name="_36_3">h</text:span><text:span text:style-name="_39_9">o</text:span><text:span text:style-name="_31_6">u</text:span><text:span text:style-name="_34_9">l</text:span><text:span text:style-name="_39_7">d</text:span><text:span text:style-name="_39_"> </text:span><text:span text:style-name="_36_3">n</text:span><text:span text:style-name="_38_8">o</text:span><text:span text:style-name="_31_3">t</text:span><text:span text:style-name="_34_5"> </text:span><text:span text:style-name="_38_7">b</text:span><text:span text:style-name="_32_8">e</text:span><text:span text:style-name="_34_5"> </text:span><text:span text:style-name="_38_8">c</text:span><text:span text:style-name="_32_7">h</text:span><text:span text:style-name="_36_3">a</text:span><text:span text:style-name="_38_8">n</text:span><text:span text:style-name="_31_5">g</text:span><text:span text:style-name="_35_2">e</text:span><text:span text:style-name="_39_7">d</text:span><text:span text:style-name="_35_"> </text:span><text:span text:style-name="_34_9">f</text:span><text:span text:style-name="_38_5">o</text:span><text:span text:style-name="_32_5">r</text:span><text:span text:style-name="_34_1"> </text:span><text:span text:style-name="_39_7">l</text:span><text:span text:style-name="_31_3">i</text:span><text:span text:style-name="_36_4">g</text:span><text:span text:style-name="_38_7">h</text:span><text:span text:style-name="_31_3">t</text:span><text:span text:style-name="_34_5"> </text:span><text:span text:style-name="_39_9">a</text:span><text:span text:style-name="_31_6">n</text:span><text:span text:style-name="_34_9">d</text:span><text:span text:style-name="_38_1"> </text:span><text:span text:style-name="_31_3">t</text:span><text:span text:style-name="_34_9">r</text:span><text:span text:style-name="_38_8">a</text:span><text:span text:style-name="_31_5">n</text:span><text:span text:style-name="_36_4">s</text:span><text:span text:style-name="_39_7">i</text:span><text:span text:style-name="_31_5">e</text:span><text:span text:style-name="_36_1">n</text:span><text:span text:style-name="_38_5">t</text:span><text:span text:style-name="_35_"> </text:span><text:span text:style-name="_35_2">c</text:span><text:span text:style-name="_38_7">a</text:span><text:span text:style-name="_31_5">u</text:span><text:span text:style-name="_35_2">s</text:span><text:span text:style-name="_39_9">e</text:span><text:span text:style-name="_31_6">s</text:span><text:span text:style-name="_34_9">;</text:span><text:span text:style-name="_37_7"> </text:span><text:span text:style-name="_32_7">a</text:span><text:span text:style-name="_35_2">n</text:span><text:span text:style-name="_38_5">d</text:span><text:span text:style-name="_35_"> </text:span><text:span text:style-name="_36_4">a</text:span><text:span text:style-name="_39_8">c</text:span><text:span text:style-name="_31_6">c</text:span><text:span text:style-name="_35_1">o</text:span><text:span text:style-name="_38_5">r</text:span><text:span text:style-name="_32_8">d</text:span><text:span text:style-name="_36_1">i</text:span><text:span text:style-name="_38_7">n</text:span><text:span text:style-name="_31_5">g</text:span><text:span text:style-name="_36_1">l</text:span><text:span text:style-name="_31_00">y</text:span><text:span text:style-name="_39_"> </text:span><text:span text:style-name="_36_1">a</text:span><text:span text:style-name="_38_5">l</text:span><text:span text:style-name="_31_3">l</text:span><text:span text:style-name="_34_5"> </text:span><text:span text:style-name="_38_8">e</text:span><text:span text:style-name="_32_6">x</text:span><text:span text:style-name="_35_2">p</text:span><text:span text:style-name="_39_9">e</text:span><text:span text:style-name="_32_5">r</text:span><text:span text:style-name="_34_9">i</text:span><text:span text:style-name="_38_7">e</text:span><text:span text:style-name="_32_8">n</text:span><text:span text:style-name="_35_2">c</text:span><text:span text:style-name="_39_9">e</text:span><text:span text:style-name="_39_"> </text:span><text:span text:style-name="_36_4">h</text:span><text:span text:style-name="_39_9">a</text:span><text:span text:style-name="_31_3">t</text:span><text:span text:style-name="_34_9">h</text:span><text:span text:style-name="_38_1"> </text:span><text:span text:style-name="_32_8">s</text:span><text:span text:style-name="_35_1">h</text:span><text:span text:style-name="_38_7">e</text:span><text:span text:style-name="_32_5">w</text:span><text:span text:style-name="_35_2">n</text:span><text:span text:style-name="_38_5">,</text:span><text:span text:style-name="_35_"> </text:span><text:span text:style-name="_36_1">t</text:span><text:span text:style-name="_39_9">h</text:span><text:span text:style-name="_32_8">a</text:span><text:span text:style-name="_34_9">t</text:span><text:span text:style-name="_37_7"> </text:span><text:span text:style-name="_31_5">h</text:span><text:span text:style-name="_36_4">u</text:span><text:span text:style-name="_38_5">m</text:span><text:span text:style-name="_31_6">a</text:span><text:span text:style-name="_35_1">n</text:span><text:span text:style-name="_39_8">k</text:span><text:span text:style-name="_32_5">i</text:span><text:span text:style-name="_36_4">n</text:span><text:span text:style-name="_38_5">d</text:span><text:span text:style-name="_35_"> </text:span><text:span text:style-name="_36_4">a</text:span><text:span text:style-name="_38_5">r</text:span><text:span text:style-name="_32_7">e</text:span><text:span text:style-name="_34_5"> </text:span><text:span text:style-name="_38_5">m</text:span><text:span text:style-name="_31_6">o</text:span><text:span text:style-name="_34_9">r</text:span><text:span text:style-name="_39_9">e</text:span><text:span text:style-name="_39_"> </text:span><text:span text:style-name="_35_2">d</text:span><text:span text:style-name="_39_7">i</text:span><text:span text:style-name="_32_6">s</text:span><text:span text:style-name="_36_4">p</text:span><text:span text:style-name="_38_7">o</text:span><text:span text:style-name="_32_8">s</text:span><text:span text:style-name="_35_1">e</text:span><text:span text:style-name="_38_5">d</text:span><text:span text:style-name="_35_"> </text:span><text:span text:style-name="_36_1">t</text:span><text:span text:style-name="_39_7">o</text:span><text:span text:style-name="_35_"> </text:span><text:span text:style-name="_36_2">s</text:span><text:span text:style-name="_31_00">u</text:span><text:span text:style-name="_31_3">f</text:span><text:span text:style-name="_36_1">f</text:span><text:span text:style-name="_38_5">e</text:span><text:span text:style-name="_32_5">r</text:span><text:span text:style-name="_36_1">,</text:span><text:span text:style-name="_38_1"> </text:span><text:span text:style-name="_32_5">w</text:span><text:span text:style-name="_36_3">h</text:span><text:span text:style-name="_38_5">i</text:span><text:span text:style-name="_31_3">l</text:span><text:span text:style-name="_36_4">e</text:span><text:span text:style-name="_37_7"> </text:span><text:span text:style-name="_32_7">e</text:span><text:span text:style-name="_36_4">v</text:span><text:span text:style-name="_39_7">i</text:span><text:span text:style-name="_32_5">l</text:span><text:span text:style-name="_36_1">s</text:span><text:span text:style-name="_37_7"> </text:span><text:span text:style-name="_32_8">a</text:span><text:span text:style-name="_36_1">r</text:span><text:span text:style-name="_39_9">e</text:span><text:span text:style-name="_39_"> </text:span><text:span text:style-name="_36_4">s</text:span><text:span text:style-name="_38_7">u</text:span><text:span text:style-name="_31_3">f</text:span><text:span text:style-name="_34_9">f</text:span><text:span text:style-name="_38_8">e</text:span><text:span text:style-name="_32_5">r</text:span><text:span text:style-name="_35_1">a</text:span><text:span text:style-name="_31_00">b</text:span><text:span text:style-name="_31_3">l</text:span><text:span text:style-name="_35_1">e</text:span><text:span text:style-name="_38_5">,</text:span><text:span text:style-name="_39_"> </text:span><text:span text:style-name="_34_9">t</text:span><text:span text:style-name="_38_7">h</text:span><text:span text:style-name="_31_6">a</text:span><text:span text:style-name="_34_9">n</text:span><text:span text:style-name="_37_7"> </text:span><text:span text:style-name="_32_5">t</text:span><text:span text:style-name="_36_1">o</text:span><text:span text:style-name="_37_7"> </text:span><text:span text:style-name="_31_3">r</text:span><text:span text:style-name="_34_9">i</text:span><text:span text:style-name="_31_00">g</text:span><text:span text:style-name="_32_7">h</text:span><text:span text:style-name="_34_9">t</text:span><text:span text:style-name="_37_7"> </text:span><text:span text:style-name="_32_5">t</text:span><text:span text:style-name="_35_2">h</text:span><text:span text:style-name="_38_7">e</text:span><text:span text:style-name="_32_5">m</text:span><text:span text:style-name="_35_0">s</text:span><text:span text:style-name="_38_8">e</text:span><text:span text:style-name="_31_3">l</text:span><text:span text:style-name="_35_2">v</text:span><text:span text:style-name="_38_7">e</text:span><text:span text:style-name="_32_5">s</text:span><text:span text:style-name="_34_1"> </text:span><text:span text:style-name="_39_9">b</text:span><text:span text:style-name="_31_6">y</text:span><text:span text:style-name="_34_1"> </text:span><text:span text:style-name="_38_8">a</text:span><text:span text:style-name="_32_7">b</text:span><text:span text:style-name="_35_2">o</text:span><text:span text:style-name="_39_7">l</text:span><text:span text:style-name="_31_3">i</text:span><text:span text:style-name="_36_2">s</text:span><text:span text:style-name="_38_8">h</text:span><text:span text:style-name="_32_5">i</text:span><text:span text:style-name="_36_3">n</text:span><text:span text:style-name="_39_7">g</text:span><text:span text:style-name="_39_"> </text:span><text:span text:style-name="_34_9">t</text:span><text:span text:style-name="_39_9">h</text:span><text:span text:style-name="_31_6">e</text:span><text:span text:style-name="_34_5"> </text:span><text:span text:style-name="_38_5">f</text:span><text:span text:style-name="_31_6">o</text:span><text:span text:style-name="_36_1">r</text:span><text:span text:style-name="_38_5">m</text:span><text:span text:style-name="_31_4">s</text:span><text:span text:style-name="_34_1"> </text:span><text:span text:style-name="_39_7">t</text:span><text:span text:style-name="_32_5">o</text:span><text:span text:style-name="_34_5"> </text:span><text:span text:style-name="_38_5">w</text:span><text:span text:style-name="_32_7">h</text:span><text:span text:style-name="_36_1">i</text:span><text:span text:style-name="_31_00">c</text:span><text:span text:style-name="_32_5">h</text:span><text:span text:style-name="_34_1"> </text:span><text:span text:style-name="_39_7">t</text:span><text:span text:style-name="_31_5">h</text:span><text:span text:style-name="_35_2">e</text:span><text:span text:style-name="_38_5">y</text:span><text:span text:style-name="_39_"> </text:span><text:span text:style-name="_35_1">a</text:span><text:span text:style-name="_38_5">r</text:span><text:span text:style-name="_31_6">e</text:span><text:span text:style-name="_34_1"> </text:span><text:span text:style-name="_38_8">a</text:span><text:span text:style-name="_31_4">c</text:span><text:span text:style-name="_35_0">c</text:span><text:span text:style-name="_38_8">u</text:span><text:span text:style-name="_32_8">s</text:span><text:span text:style-name="_36_1">t</text:span><text:span text:style-name="_39_9">o</text:span><text:span text:style-name="_32_5">m</text:span><text:span text:style-name="_35_2">e</text:span><text:span text:style-name="_38_7">d</text:span><text:span text:style-name="_31_3">.</text:span><text:span text:style-name="_34_5"> </text:span><text:span text:style-name="_38_5">B</text:span><text:span text:style-name="_31_3">u</text:span><text:span text:style-name="_36_1">t</text:span><text:span text:style-name="_38_1"> </text:span><text:span text:style-name="_32_5">w</text:span><text:span text:style-name="_36_3">h</text:span><text:span text:style-name="_31_00">e</text:span><text:span text:style-name="_32_5">n</text:span><text:span text:style-name="_34_1"> </text:span><text:span text:style-name="_39_7">a</text:span><text:span text:style-name="_39_"> </text:span><text:span text:style-name="_34_9">l</text:span><text:span text:style-name="_39_9">o</text:span><text:span text:style-name="_31_6">n</text:span><text:span text:style-name="_36_1">g</text:span><text:span text:style-name="_37_7"> </text:span><text:span text:style-name="_32_5">t</text:span><text:span text:style-name="_36_1">r</text:span><text:span text:style-name="_38_8">a</text:span><text:span text:style-name="_32_5">i</text:span><text:span text:style-name="_36_3">n</text:span><text:span text:style-name="_37_7"> </text:span><text:span text:style-name="_32_5">o</text:span><text:span text:style-name="_36_1">f</text:span><text:span text:style-name="_38_1"> </text:span><text:span text:style-name="_32_8">a</text:span><text:span text:style-name="_35_1">b</text:span><text:span text:style-name="_31_00">u</text:span><text:span text:style-name="_31_4">s</text:span><text:span text:style-name="_35_1">e</text:span><text:span text:style-name="_31_00">s</text:span><text:span text:style-name="_35_"> </text:span><text:span text:style-name="_36_3">a</text:span><text:span text:style-name="_31_00">n</text:span><text:span text:style-name="_32_5">d</text:span><text:span text:style-name="_34_1"> </text:span><text:span text:style-name="_39_9">u</text:span><text:span text:style-name="_31_6">s</text:span><text:span text:style-name="_36_4">u</text:span><text:span text:style-name="_39_7">r</text:span><text:span text:style-name="_32_7">p</text:span><text:span text:style-name="_36_3">a</text:span><text:span text:style-name="_38_5">t</text:span><text:span text:style-name="_32_5">i</text:span><text:span text:style-name="_36_4">o</text:span><text:span text:style-name="_38_7">n</text:span><text:span text:style-name="_32_8">s</text:span><text:span text:style-name="_36_1">,</text:span><text:span text:style-name="_37_7"> </text:span><text:span text:style-name="_32_8">p</text:span><text:span text:style-name="_35_1">u</text:span><text:span text:style-name="_39_7">r</text:span><text:span text:style-name="_31_4">s</text:span><text:span text:style-name="_35_2">u</text:span><text:span text:style-name="_39_7">i</text:span><text:span text:style-name="_31_5">n</text:span><text:span text:style-name="_35_2">g</text:span><text:span text:style-name="_37_7"> </text:span><text:span text:style-name="_31_3">i</text:span><text:span text:style-name="_36_4">n</text:span><text:span text:style-name="_38_6">v</text:span><text:span text:style-name="_32_7">a</text:span><text:span text:style-name="_36_1">r</text:span><text:span text:style-name="_38_5">i</text:span><text:span text:style-name="_31_6">a</text:span><text:span text:style-name="_36_4">b</text:span><text:span text:style-name="_38_5">l</text:span><text:span text:style-name="_31_4">y</text:span><text:span text:style-name="_34_1"> </text:span><text:span text:style-name="_39_7">t</text:span><text:span text:style-name="_32_7">h</text:span><text:span text:style-name="_35_2">e</text:span><text:span text:style-name="_37_7"> </text:span><text:span text:style-name="_32_6">s</text:span><text:span text:style-name="_35_2">a</text:span><text:span text:style-name="_39_7">m</text:span><text:span text:style-name="_31_3">e</text:span><text:span text:style-name="_34_5"> </text:span><text:span text:style-name="_38_5">O</text:span><text:span text:style-name="_31_5">b</text:span><text:span text:style-name="_36_1">j</text:span><text:span text:style-name="_38_8">e</text:span><text:span text:style-name="_31_3">c</text:span><text:span text:style-name="_36_1">t</text:span><text:span text:style-name="_38_1"> </text:span><text:span text:style-name="_32_8">e</text:span><text:span text:style-name="_35_0">v</text:span><text:span text:style-name="_38_5">i</text:span><text:span text:style-name="_31_5">n</text:span><text:span text:style-name="_36_4">c</text:span><text:span text:style-name="_38_7">e</text:span><text:span text:style-name="_32_8">s</text:span><text:span text:style-name="_34_5"> </text:span><text:span text:style-name="_39_7">a</text:span><text:span text:style-name="_35_"> </text:span><text:span text:style-name="_35_1">d</text:span><text:span text:style-name="_31_00">e</text:span><text:span text:style-name="_31_4">s</text:span><text:span text:style-name="_36_1">i</text:span><text:span text:style-name="_38_8">g</text:span><text:span text:style-name="_31_3">n</text:span><text:span text:style-name="_34_1"> </text:span><text:span text:style-name="_39_7">t</text:span><text:span text:style-name="_31_3">o</text:span><text:span text:style-name="_34_5"> </text:span><text:span text:style-name="_39_7">r</text:span><text:span text:style-name="_32_8">e</text:span><text:span text:style-name="_36_3">d</text:span><text:span text:style-name="_38_8">u</text:span><text:span text:style-name="_32_6">c</text:span><text:span text:style-name="_36_1">e</text:span><text:span text:style-name="_38_1"> </text:span><text:span text:style-name="_32_5">t</text:span><text:span text:style-name="_36_4">h</text:span><text:span text:style-name="_39_9">e</text:span><text:span text:style-name="_31_3">m</text:span><text:span text:style-name="_34_5"> </text:span><text:span text:style-name="_38_7">u</text:span><text:span text:style-name="_31_6">n</text:span><text:span text:style-name="_35_2">d</text:span><text:span text:style-name="_38_7">e</text:span><text:span text:style-name="_31_3">r</text:span><text:span text:style-name="_34_1"> </text:span><text:span text:style-name="_31_00">a</text:span><text:span text:style-name="_31_5">b</text:span><text:span text:style-name="_36_4">s</text:span><text:span text:style-name="_39_9">o</text:span><text:span text:style-name="_32_5">l</text:span><text:span text:style-name="_35_1">u</text:span><text:span text:style-name="_38_5">t</text:span><text:span text:style-name="_32_8">e</text:span><text:span text:style-name="_34_5"> </text:span><text:span text:style-name="_38_5">D</text:span><text:span text:style-name="_32_7">e</text:span><text:span text:style-name="_35_2">s</text:span><text:span text:style-name="_39_9">p</text:span><text:span text:style-name="_31_6">o</text:span><text:span text:style-name="_34_9">t</text:span><text:span text:style-name="_38_5">i</text:span><text:span text:style-name="_31_3">s</text:span><text:span text:style-name="_36_1">m</text:span><text:span text:style-name="_39_7">,</text:span><text:span text:style-name="_35_"> </text:span><text:span text:style-name="_34_9">i</text:span><text:span text:style-name="_38_5">t</text:span><text:span text:style-name="_35_"> </text:span><text:span text:style-name="_36_1">i</text:span><text:span text:style-name="_38_5">s</text:span><text:span text:style-name="_35_"> </text:span><text:span text:style-name="_36_1">t</text:span><text:span text:style-name="_38_8">h</text:span><text:span text:style-name="_32_7">e</text:span><text:span text:style-name="_36_1">i</text:span><text:span text:style-name="_39_7">r</text:span><text:span text:style-name="_35_"> </text:span><text:span text:style-name="_36_1">r</text:span><text:span text:style-name="_39_7">i</text:span><text:span text:style-name="_31_6">g</text:span><text:span text:style-name="_35_1">h</text:span><text:span text:style-name="_39_7">t</text:span><text:span text:style-name="_31_3">,</text:span><text:span text:style-name="_34_5"> </text:span><text:span text:style-name="_39_7">i</text:span><text:span text:style-name="_32_5">t</text:span><text:span text:style-name="_34_5"> </text:span><text:span text:style-name="_39_7">i</text:span><text:span text:style-name="_31_3">s</text:span><text:span text:style-name="_34_1"> </text:span><text:span text:style-name="_39_7">t</text:span><text:span text:style-name="_32_8">h</text:span><text:span text:style-name="_36_3">e</text:span><text:span text:style-name="_39_7">i</text:span><text:span text:style-name="_32_5">r</text:span><text:span text:style-name="_34_1"> </text:span><text:span text:style-name="_31_00">d</text:span><text:span text:style-name="_32_7">u</text:span><text:span text:style-name="_34_9">t</text:span><text:span text:style-name="_38_5">y</text:span><text:span text:style-name="_31_3">,</text:span><text:span text:style-name="_34_5"> </text:span><text:span text:style-name="_38_5">t</text:span><text:span text:style-name="_31_3">o</text:span><text:span text:style-name="_34_1"> </text:span><text:span text:style-name="_38_5">t</text:span><text:span text:style-name="_32_7">h</text:span><text:span text:style-name="_34_9">r</text:span><text:span text:style-name="_31_00">o</text:span><text:span text:style-name="_32_5">w</text:span><text:span text:style-name="_34_1"> </text:span><text:span text:style-name="_39_7">o</text:span><text:span text:style-name="_32_5">f</text:span><text:span text:style-name="_34_9">f</text:span><text:span text:style-name="_38_1"> </text:span><text:span text:style-name="_32_8">s</text:span><text:span text:style-name="_35_1">u</text:span><text:span text:style-name="_38_6">c</text:span><text:span text:style-name="_32_8">h</text:span><text:span text:style-name="_34_5"> </text:span><text:span text:style-name="_39_7">G</text:span><text:span text:style-name="_31_6">o</text:span><text:span text:style-name="_35_0">v</text:span><text:span text:style-name="_31_00">e</text:span><text:span text:style-name="_31_3">r</text:span><text:span text:style-name="_36_3">n</text:span><text:span text:style-name="_38_5">m</text:span><text:span text:style-name="_31_6">e</text:span><text:span text:style-name="_35_1">n</text:span><text:span text:style-name="_39_7">t</text:span><text:span text:style-name="_31_3">,</text:span><text:span text:style-name="_34_1"> </text:span><text:span text:style-name="_39_9">a</text:span><text:span text:style-name="_31_6">n</text:span><text:span text:style-name="_36_1">d</text:span><text:span text:style-name="_38_1"> </text:span><text:span text:style-name="_31_3">t</text:span><text:span text:style-name="_34_9">o</text:span><text:span text:style-name="_37_7"> </text:span><text:span text:style-name="_32_8">p</text:span><text:span text:style-name="_36_1">r</text:span><text:span text:style-name="_38_7">o</text:span><text:span text:style-name="_32_6">v</text:span><text:span text:style-name="_34_9">i</text:span><text:span text:style-name="_31_00">d</text:span><text:span text:style-name="_32_5">e</text:span><text:span text:style-name="_34_5"> </text:span><text:span text:style-name="_39_9">n</text:span><text:span text:style-name="_31_6">e</text:span><text:span text:style-name="_36_1">w</text:span><text:span text:style-name="_38_1"> </text:span><text:span text:style-name="_31_3">G</text:span><text:span text:style-name="_36_3">u</text:span><text:span text:style-name="_31_00">a</text:span><text:span text:style-name="_32_5">r</text:span><text:span text:style-name="_35_2">d</text:span><text:span text:style-name="_39_8">s</text:span><text:span text:style-name="_39_"> </text:span><text:span text:style-name="_36_1">f</text:span><text:span text:style-name="_39_7">o</text:span><text:span text:style-name="_31_3">r</text:span><text:span text:style-name="_34_5"> </text:span><text:span text:style-name="_38_5">t</text:span><text:span text:style-name="_31_5">h</text:span><text:span text:style-name="_36_4">e</text:span><text:span text:style-name="_39_7">i</text:span><text:span text:style-name="_32_5">r</text:span><text:span text:style-name="_34_1"> </text:span><text:span text:style-name="_39_7">f</text:span><text:span text:style-name="_31_5">u</text:span><text:span text:style-name="_34_9">t</text:span><text:span text:style-name="_38_8">u</text:span><text:span text:style-name="_32_5">r</text:span><text:span text:style-name="_36_1">e</text:span><text:span text:style-name="_37_7"> </text:span><text:span text:style-name="_31_4">s</text:span><text:span text:style-name="_35_2">e</text:span><text:span text:style-name="_38_8">c</text:span><text:span text:style-name="_31_5">u</text:span><text:span text:style-name="_36_1">r</text:span><text:span text:style-name="_38_5">i</text:span><text:span text:style-name="_32_5">t</text:span><text:span text:style-name="_35_2">y</text:span><text:span text:style-name="_39_7">.</text:span>--<text:span text:style-name="_38_5">S</text:span><text:span text:style-name="_32_7">u</text:span><text:span text:style-name="_35_2">c</text:span><text:span text:style-name="_38_7">h</text:span><text:span text:style-name="_35_"> </text:span><text:span text:style-name="_36_3">h</text:span><text:span text:style-name="_31_00">a</text:span><text:span text:style-name="_32_5">s</text:span><text:span text:style-name="_34_5"> </text:span><text:span text:style-name="_31_00">b</text:span><text:span text:style-name="_31_5">e</text:span><text:span text:style-name="_35_2">e</text:span><text:span text:style-name="_39_9">n</text:span><text:span text:style-name="_35_"> </text:span><text:span text:style-name="_34_9">t</text:span><text:span text:style-name="_38_7">h</text:span><text:span text:style-name="_31_6">e</text:span><text:span text:style-name="_34_1"> </text:span><text:span text:style-name="_38_8">p</text:span><text:span text:style-name="_32_7">a</text:span><text:span text:style-name="_34_9">t</text:span><text:span text:style-name="_38_5">i</text:span><text:span text:style-name="_32_7">e</text:span><text:span text:style-name="_35_2">n</text:span><text:span text:style-name="_38_5">t</text:span><text:span text:style-name="_39_"> </text:span><text:span text:style-name="_36_2">s</text:span><text:span text:style-name="_38_8">u</text:span><text:span text:style-name="_32_5">f</text:span><text:span text:style-name="_36_1">f</text:span><text:span text:style-name="_39_9">e</text:span><text:span text:style-name="_32_5">r</text:span><text:span text:style-name="_36_4">a</text:span><text:span text:style-name="_39_9">n</text:span><text:span text:style-name="_32_8">c</text:span><text:span text:style-name="_36_1">e</text:span><text:span text:style-name="_38_1"> </text:span><text:span text:style-name="_31_3">o</text:span><text:span text:style-name="_34_9">f</text:span><text:span text:style-name="_37_7"> </text:span><text:span text:style-name="_32_5">t</text:span><text:span text:style-name="_35_2">h</text:span><text:span text:style-name="_38_7">e</text:span><text:span text:style-name="_31_4">s</text:span><text:span text:style-name="_36_4">e</text:span><text:span text:style-name="_38_1"> </text:span><text:span text:style-name="_31_3">C</text:span><text:span text:style-name="_36_3">o</text:span><text:span text:style-name="_38_5">l</text:span><text:span text:style-name="_31_6">o</text:span><text:span text:style-name="_35_2">n</text:span><text:span text:style-name="_39_7">i</text:span><text:span text:style-name="_31_5">e</text:span><text:span text:style-name="_36_1">s</text:span><text:span text:style-name="_39_7">;</text:span><text:span text:style-name="_39_"> </text:span><text:span text:style-name="_36_4">a</text:span><text:span text:style-name="_38_7">n</text:span><text:span text:style-name="_31_3">d</text:span><text:span text:style-name="_34_1"> </text:span><text:span text:style-name="_38_6">s</text:span><text:span text:style-name="_31_6">u</text:span><text:span text:style-name="_35_2">c</text:span><text:span text:style-name="_38_7">h</text:span><text:span text:style-name="_35_"> </text:span><text:span text:style-name="_34_9">i</text:span><text:span text:style-name="_38_5">s</text:span><text:span text:style-name="_35_"> </text:span><text:span text:style-name="_35_2">n</text:span><text:span text:style-name="_38_7">o</text:span><text:span text:style-name="_32_5">w</text:span><text:span text:style-name="_34_1"> </text:span><text:span text:style-name="_39_7">t</text:span><text:span text:style-name="_32_8">h</text:span><text:span text:style-name="_35_1">e</text:span><text:span text:style-name="_37_7"> </text:span><text:span text:style-name="_31_6">n</text:span><text:span text:style-name="_36_3">e</text:span><text:span text:style-name="_31_00">c</text:span><text:span text:style-name="_32_7">e</text:span><text:span text:style-name="_36_4">s</text:span><text:span text:style-name="_38_6">s</text:span><text:span text:style-name="_31_3">i</text:span><text:span text:style-name="_36_1">t</text:span><text:span text:style-name="_38_5">y</text:span><text:span text:style-name="_39_"> </text:span><text:span text:style-name="_34_9">w</text:span><text:span text:style-name="_31_00">h</text:span><text:span text:style-name="_32_5">i</text:span><text:span text:style-name="_36_2">c</text:span><text:span text:style-name="_38_5">h</text:span><text:span text:style-name="_35_"> </text:span><text:span text:style-name="_35_2">c</text:span><text:span text:style-name="_38_7">o</text:span><text:span text:style-name="_31_6">n</text:span><text:span text:style-name="_35_0">s</text:span><text:span text:style-name="_38_5">t</text:span><text:span text:style-name="_31_3">r</text:span><text:span text:style-name="_35_2">a</text:span><text:span text:style-name="_38_5">i</text:span><text:span text:style-name="_31_5">n</text:span><text:span text:style-name="_34_9">s</text:span><text:span text:style-name="_38_1"> </text:span><text:span text:style-name="_31_3">t</text:span><text:span text:style-name="_35_1">h</text:span><text:span text:style-name="_31_00">e</text:span><text:span text:style-name="_32_5">m</text:span><text:span text:style-name="_34_1"> </text:span><text:span text:style-name="_39_7">t</text:span><text:span text:style-name="_31_3">o</text:span><text:span text:style-name="_34_1"> </text:span><text:span text:style-name="_39_9">a</text:span><text:span text:style-name="_32_5">l</text:span><text:span text:style-name="_34_9">t</text:span><text:span text:style-name="_38_8">e</text:span><text:span text:style-name="_32_5">r</text:span><text:span text:style-name="_34_1"> </text:span><text:span text:style-name="_39_7">t</text:span><text:span text:style-name="_32_7">h</text:span><text:span text:style-name="_35_2">e</text:span><text:span text:style-name="_39_7">i</text:span><text:span text:style-name="_31_3">r</text:span><text:span text:style-name="_34_1"> </text:span><text:span text:style-name="_39_7">f</text:span><text:span text:style-name="_31_5">o</text:span><text:span text:style-name="_34_9">r</text:span><text:span text:style-name="_39_7">m</text:span><text:span text:style-name="_31_6">e</text:span><text:span text:style-name="_34_9">r</text:span><text:span text:style-name="_37_7"> </text:span><text:span text:style-name="_31_3">S</text:span><text:span text:style-name="_36_4">y</text:span><text:span text:style-name="_39_8">s</text:span><text:span text:style-name="_32_5">t</text:span><text:span text:style-name="_36_4">e</text:span><text:span text:style-name="_38_5">m</text:span><text:span text:style-name="_31_4">s</text:span><text:span text:style-name="_34_1"> </text:span><text:span text:style-name="_38_5">o</text:span><text:span text:style-name="_31_3">f</text:span><text:span text:style-name="_34_5"> </text:span><text:span text:style-name="_38_5">G</text:span><text:span text:style-name="_32_8">o</text:span><text:span text:style-name="_36_2">v</text:span><text:span text:style-name="_39_9">e</text:span><text:span text:style-name="_32_5">r</text:span><text:span text:style-name="_35_2">n</text:span><text:span text:style-name="_39_7">m</text:span><text:span text:style-name="_32_7">e</text:span><text:span text:style-name="_35_2">n</text:span><text:span text:style-name="_38_5">t</text:span><text:span text:style-name="_32_5">.</text:span><text:span text:style-name="_34_5"> </text:span><text:span text:style-name="_38_5">T</text:span><text:span text:style-name="_32_7">h</text:span><text:span text:style-name="_36_4">e</text:span><text:span text:style-name="_37_7"> </text:span><text:span text:style-name="_32_8">h</text:span><text:span text:style-name="_36_1">i</text:span><text:span text:style-name="_39_8">s</text:span><text:span text:style-name="_32_5">t</text:span><text:span text:style-name="_35_1">o</text:span><text:span text:style-name="_38_5">r</text:span><text:span text:style-name="_31_6">y</text:span><text:span text:style-name="_34_1"> </text:span><text:span text:style-name="_39_7">o</text:span><text:span text:style-name="_31_3">f</text:span><text:span text:style-name="_34_1"> </text:span><text:span text:style-name="_39_7">t</text:span><text:span text:style-name="_31_5">h</text:span><text:span text:style-name="_35_2">e</text:span><text:span text:style-name="_38_1"> </text:span><text:span text:style-name="_32_8">p</text:span><text:span text:style-name="_34_9">r</text:span><text:span text:style-name="_39_9">e</text:span><text:span text:style-name="_32_8">s</text:span><text:span text:style-name="_36_3">e</text:span><text:span text:style-name="_38_5">n</text:span><text:span text:style-name="_32_5">t</text:span><text:span text:style-name="_34_5"> </text:span><text:span text:style-name="_38_5">K</text:span><text:span text:style-name="_32_5">i</text:span><text:span text:style-name="_35_2">n</text:span><text:span text:style-name="_38_7">g</text:span><text:span text:style-name="_39_"> </text:span><text:span text:style-name="_36_1">o</text:span><text:span text:style-name="_38_5">f</text:span><text:span text:style-name="_35_"> </text:span><text:span text:style-name="_34_9">G</text:span><text:span text:style-name="_38_5">r</text:span><text:span text:style-name="_32_7">e</text:span><text:span text:style-name="_36_4">a</text:span><text:span text:style-name="_39_7">t</text:span><text:span text:style-name="_35_"> </text:span><text:span text:style-name="_34_9">U</text:span><text:span text:style-name="_38_5">.</text:span><text:span text:style-name="_32_5">K</text:span><text:span text:style-name="_34_9">.</text:span><text:span text:style-name="_37_7"> </text:span><text:span text:style-name="_32_5">i</text:span><text:span text:style-name="_34_9">s</text:span><text:span text:style-name="_38_1"> </text:span><text:span text:style-name="_32_5">a</text:span><text:span text:style-name="_34_1"> </text:span><text:span text:style-name="_31_00">h</text:span><text:span text:style-name="_31_3">i</text:span><text:span text:style-name="_36_2">s</text:span><text:span text:style-name="_38_5">t</text:span><text:span text:style-name="_31_5">o</text:span><text:span text:style-name="_36_1">r</text:span><text:span text:style-name="_38_8">y</text:span><text:span text:style-name="_35_"> </text:span><text:span text:style-name="_34_9">o</text:span><text:span text:style-name="_38_5">f</text:span><text:span text:style-name="_39_"> </text:span><text:span text:style-name="_36_1">r</text:span><text:span text:style-name="_31_00">e</text:span><text:span text:style-name="_32_6">c</text:span><text:span text:style-name="_36_4">u</text:span><text:span text:style-name="_39_7">r</text:span><text:span text:style-name="_31_3">r</text:span><text:span text:style-name="_36_3">e</text:span><text:span text:style-name="_39_7">n</text:span><text:span text:style-name="_31_3">t</text:span><text:span text:style-name="_34_5"> </text:span><text:span text:style-name="_39_7">i</text:span><text:span text:style-name="_32_8">n</text:span><text:span text:style-name="_36_1">j</text:span><text:span text:style-name="_39_9">u</text:span><text:span text:style-name="_31_3">r</text:span><text:span text:style-name="_34_9">i</text:span><text:span text:style-name="_38_8">e</text:span><text:span text:style-name="_32_6">s</text:span><text:span text:style-name="_34_1"> </text:span><text:span text:style-name="_38_8">a</text:span><text:span text:style-name="_32_7">n</text:span><text:span text:style-name="_34_9">d</text:span><text:span text:style-name="_38_1"> </text:span><text:span text:style-name="_32_8">u</text:span><text:span text:style-name="_35_0">s</text:span><text:span text:style-name="_38_7">u</text:span><text:span text:style-name="_32_5">r</text:span><text:span text:style-name="_35_2">p</text:span><text:span text:style-name="_31_00">a</text:span><text:span text:style-name="_31_3">t</text:span><text:span text:style-name="_34_9">i</text:span><text:span text:style-name="_38_7">o</text:span><text:span text:style-name="_32_8">n</text:span><text:span text:style-name="_36_2">s</text:span><text:span text:style-name="_38_5">,</text:span><text:span text:style-name="_39_"> </text:span><text:span text:style-name="_34_9">a</text:span><text:span text:style-name="_38_5">l</text:span><text:span text:style-name="_31_3">l</text:span><text:span text:style-name="_34_5"> </text:span><text:span text:style-name="_38_7">h</text:span><text:span text:style-name="_32_8">a</text:span><text:span text:style-name="_36_4">v</text:span><text:span text:style-name="_39_7">i</text:span><text:span text:style-name="_31_5">n</text:span><text:span text:style-name="_34_9">g</text:span><text:span text:style-name="_38_1"> </text:span><text:span text:style-name="_31_3">i</text:span><text:span text:style-name="_34_9">n</text:span><text:span text:style-name="_37_7"> </text:span><text:span text:style-name="_31_6">d</text:span><text:span text:style-name="_34_9">i</text:span><text:span text:style-name="_39_7">r</text:span><text:span text:style-name="_32_7">e</text:span><text:span text:style-name="_34_9">c</text:span><text:span text:style-name="_38_5">t</text:span><text:span text:style-name="_35_"> </text:span><text:span text:style-name="_35_1">o</text:span><text:span text:style-name="_31_00">b</text:span><text:span text:style-name="_32_5">j</text:span><text:span text:style-name="_36_4">e</text:span><text:span text:style-name="_39_8">c</text:span><text:span text:style-name="_32_5">t</text:span><text:span text:style-name="_34_1"> </text:span><text:span text:style-name="_39_7">t</text:span><text:span text:style-name="_32_8">h</text:span><text:span text:style-name="_35_1">e</text:span><text:span text:style-name="_38_1"> </text:span><text:span text:style-name="_31_5">e</text:span><text:span text:style-name="_36_4">s</text:span><text:span text:style-name="_38_5">t</text:span><text:span text:style-name="_31_6">a</text:span><text:span text:style-name="_36_3">b</text:span><text:span text:style-name="_39_7">l</text:span><text:span text:style-name="_32_5">i</text:span><text:span text:style-name="_36_4">s</text:span><text:span text:style-name="_38_7">h</text:span><text:span text:style-name="_32_5">m</text:span><text:span text:style-name="_36_4">e</text:span><text:span text:style-name="_38_7">n</text:span><text:span text:style-name="_31_3">t</text:span><text:span text:style-name="_34_5"> </text:span><text:span text:style-name="_39_7">o</text:span><text:span text:style-name="_32_5">f</text:span><text:span text:style-name="_34_1"> </text:span><text:span text:style-name="_31_00">a</text:span><text:span text:style-name="_32_7">n</text:span><text:span text:style-name="_34_1"> </text:span><text:span text:style-name="_39_9">a</text:span><text:span text:style-name="_31_6">b</text:span><text:span text:style-name="_35_0">s</text:span><text:span text:style-name="_38_8">o</text:span><text:span text:style-name="_31_3">l</text:span><text:span text:style-name="_35_1">u</text:span><text:span text:style-name="_39_7">t</text:span><text:span text:style-name="_31_6">e</text:span><text:span text:style-name="_34_1"> </text:span><text:span text:style-name="_39_7">T</text:span><text:span text:style-name="_32_8">y</text:span><text:span text:style-name="_34_9">r</text:span><text:span text:style-name="_39_9">a</text:span><text:span text:style-name="_31_5">n</text:span><text:span text:style-name="_36_4">n</text:span><text:span text:style-name="_39_7">y</text:span><text:span text:style-name="_35_"> </text:span><text:span text:style-name="_36_3">o</text:span><text:span text:style-name="_38_8">v</text:span><text:span text:style-name="_32_5">e</text:span><text:span text:style-name="_36_1">r</text:span><text:span text:style-name="_37_7"> </text:span><text:span text:style-name="_32_5">t</text:span><text:span text:style-name="_35_2">h</text:span><text:span text:style-name="_38_7">e</text:span><text:span text:style-name="_32_8">s</text:span><text:span text:style-name="_36_3">e</text:span><text:span text:style-name="_37_7"> </text:span><text:span text:style-name="_31_3">S</text:span><text:span text:style-name="_34_9">t</text:span><text:span text:style-name="_38_7">a</text:span><text:span text:style-name="_32_5">t</text:span><text:span text:style-name="_36_4">e</text:span><text:span text:style-name="_38_5">s</text:span><text:span text:style-name="_31_3">.</text:span><text:span text:style-name="_34_5"> </text:span><text:span text:style-name="_38_5">T</text:span><text:span text:style-name="_32_5">o</text:span><text:span text:style-name="_34_1"> </text:span><text:span text:style-name="_31_00">p</text:span><text:span text:style-name="_32_5">r</text:span><text:span text:style-name="_36_3">o</text:span><text:span text:style-name="_31_00">v</text:span><text:span text:style-name="_32_7">e</text:span><text:span text:style-name="_34_5"> </text:span><text:span text:style-name="_39_7">t</text:span><text:span text:style-name="_32_7">h</text:span><text:span text:style-name="_36_1">i</text:span><text:span text:style-name="_31_00">s</text:span><text:span text:style-name="_32_5">,</text:span><text:span text:style-name="_34_1"> </text:span><text:span text:style-name="_38_5">l</text:span><text:span text:style-name="_32_5">e</text:span><text:span text:style-name="_36_1">t</text:span><text:span text:style-name="_37_7"> </text:span><text:span text:style-name="_31_3">F</text:span><text:span text:style-name="_36_4">a</text:span><text:span text:style-name="_38_6">c</text:span><text:span text:style-name="_31_3">t</text:span><text:span text:style-name="_36_1">s</text:span><text:span text:style-name="_38_1"> </text:span><text:span text:style-name="_31_6">b</text:span><text:span text:style-name="_36_3">e</text:span><text:span text:style-name="_38_1"> </text:span><text:span text:style-name="_32_6">s</text:span><text:span text:style-name="_36_4">u</text:span><text:span text:style-name="_38_8">b</text:span><text:span text:style-name="_31_3">m</text:span><text:span text:style-name="_36_1">i</text:span><text:span text:style-name="_39_7">t</text:span><text:span text:style-name="_31_3">t</text:span><text:span text:style-name="_35_1">e</text:span><text:span text:style-name="_38_5">d</text:span><text:span text:style-name="_35_"> </text:span><text:span text:style-name="_36_1">t</text:span><text:span text:style-name="_38_5">o</text:span><text:span text:style-name="_35_"> </text:span><text:span text:style-name="_36_1">a</text:span><text:span text:style-name="_38_1"> </text:span><text:span text:style-name="_31_6">c</text:span><text:span text:style-name="_35_1">a</text:span><text:span text:style-name="_39_9">n</text:span><text:span text:style-name="_32_8">d</text:span><text:span text:style-name="_36_1">i</text:span><text:span text:style-name="_39_7">d</text:span><text:span text:style-name="_39_"> </text:span><text:span text:style-name="_34_9">w</text:span><text:span text:style-name="_38_8">o</text:span><text:span text:style-name="_31_3">r</text:span><text:span text:style-name="_36_1">l</text:span><text:span text:style-name="_38_7">d</text:span><text:span text:style-name="_32_5">.</text:span></text:p>
      <text:p text:style-name="P1"><text:span text:style-name="_39_7">H</text:span><text:span text:style-name="_32_5">e</text:span><text:span text:style-name="_34_1"> </text:span><text:span text:style-name="_39_9">h</text:span><text:span text:style-name="_32_8">a</text:span><text:span text:style-name="_36_1">s</text:span><text:span text:style-name="_37_7"> </text:span><text:span text:style-name="_31_3">r</text:span><text:span text:style-name="_36_4">e</text:span><text:span text:style-name="_39_7">f</text:span><text:span text:style-name="_31_5">u</text:span><text:span text:style-name="_35_0">s</text:span><text:span text:style-name="_31_00">e</text:span><text:span text:style-name="_32_5">d</text:span><text:span text:style-name="_34_5"> </text:span><text:span text:style-name="_38_8">h</text:span><text:span text:style-name="_32_5">i</text:span><text:span text:style-name="_36_2">s</text:span><text:span text:style-name="_38_1"> </text:span><text:span text:style-name="_31_3">A</text:span><text:span text:style-name="_35_0">s</text:span><text:span text:style-name="_38_8">s</text:span><text:span text:style-name="_31_5">e</text:span><text:span text:style-name="_35_2">n</text:span><text:span text:style-name="_38_5">t</text:span><text:span text:style-name="_35_"> </text:span><text:span text:style-name="_36_1">t</text:span><text:span text:style-name="_38_5">o</text:span><text:span text:style-name="_39_"> </text:span><text:span text:style-name="_34_9">L</text:span><text:span text:style-name="_38_7">a</text:span><text:span text:style-name="_32_5">w</text:span><text:span text:style-name="_36_4">s</text:span><text:span text:style-name="_39_7">,</text:span><text:span text:style-name="_35_"> </text:span><text:span text:style-name="_36_1">t</text:span><text:span text:style-name="_38_7">h</text:span><text:span text:style-name="_31_6">e</text:span><text:span text:style-name="_34_1"> </text:span><text:span text:style-name="_39_7">m</text:span><text:span text:style-name="_32_7">o</text:span><text:span text:style-name="_36_4">s</text:span><text:span text:style-name="_38_5">t</text:span><text:span text:style-name="_35_"> </text:span><text:span text:style-name="_36_1">w</text:span><text:span text:style-name="_38_8">h</text:span><text:span text:style-name="_32_7">o</text:span><text:span text:style-name="_34_9">l</text:span><text:span text:style-name="_39_9">e</text:span><text:span text:style-name="_32_8">s</text:span><text:span text:style-name="_35_2">o</text:span><text:span text:style-name="_38_5">m</text:span><text:span text:style-name="_32_7">e</text:span><text:span text:style-name="_34_1"> </text:span><text:span text:style-name="_38_7">a</text:span><text:span text:style-name="_31_6">n</text:span><text:span text:style-name="_34_9">d</text:span><text:span text:style-name="_37_7"> </text:span><text:span text:style-name="_31_6">n</text:span><text:span text:style-name="_35_1">e</text:span><text:span text:style-name="_39_8">c</text:span><text:span text:style-name="_31_6">e</text:span><text:span text:style-name="_36_4">s</text:span><text:span text:style-name="_38_6">s</text:span><text:span text:style-name="_31_6">a</text:span><text:span text:style-name="_34_9">r</text:span><text:span text:style-name="_38_6">y</text:span><text:span text:style-name="_39_"> </text:span><text:span text:style-name="_36_1">f</text:span><text:span text:style-name="_39_7">o</text:span><text:span text:style-name="_31_3">r</text:span><text:span text:style-name="_34_1"> </text:span><text:span text:style-name="_38_5">t</text:span><text:span text:style-name="_32_8">h</text:span><text:span text:style-name="_36_3">e</text:span><text:span text:style-name="_37_7"> </text:span><text:span text:style-name="_32_7">p</text:span><text:span text:style-name="_35_2">u</text:span><text:span text:style-name="_38_7">b</text:span><text:span text:style-name="_32_5">l</text:span><text:span text:style-name="_36_1">i</text:span><text:span text:style-name="_38_8">c</text:span><text:span text:style-name="_35_"> </text:span><text:span text:style-name="_36_3">g</text:span><text:span text:style-name="_38_8">o</text:span><text:span text:style-name="_31_6">o</text:span><text:span text:style-name="_36_3">d</text:span><text:span text:style-name="_39_7">.</text:span></text:p>
      <text:p text:style-name="P1"><text:span text:style-name="_36_1">H</text:span><text:span text:style-name="_38_5">e</text:span><text:span text:style-name="_39_"> </text:span><text:span text:style-name="_36_3">h</text:span><text:span text:style-name="_31_00">a</text:span><text:span text:style-name="_32_5">s</text:span><text:span text:style-name="_34_1"> </text:span><text:span text:style-name="_38_5">f</text:span><text:span text:style-name="_31_5">o</text:span><text:span text:style-name="_36_1">r</text:span><text:span text:style-name="_38_8">b</text:span><text:span text:style-name="_31_3">i</text:span><text:span text:style-name="_36_3">d</text:span><text:span text:style-name="_38_8">d</text:span><text:span text:style-name="_32_7">e</text:span><text:span text:style-name="_35_2">n</text:span><text:span text:style-name="_37_7"> </text:span><text:span text:style-name="_31_5">h</text:span><text:span text:style-name="_34_9">i</text:span><text:span text:style-name="_31_00">s</text:span><text:span text:style-name="_35_"> </text:span><text:span text:style-name="_34_9">G</text:span><text:span text:style-name="_38_7">o</text:span><text:span text:style-name="_31_6">v</text:span><text:span text:style-name="_36_4">e</text:span><text:span text:style-name="_39_7">r</text:span><text:span text:style-name="_31_5">n</text:span><text:span text:style-name="_35_1">o</text:span><text:span text:style-name="_39_7">r</text:span><text:span text:style-name="_32_8">s</text:span><text:span text:style-name="_34_5"> </text:span><text:span text:style-name="_38_5">t</text:span><text:span text:style-name="_32_5">o</text:span><text:span text:style-name="_34_1"> </text:span><text:span text:style-name="_38_7">p</text:span><text:span text:style-name="_32_8">a</text:span><text:span text:style-name="_35_0">s</text:span><text:span text:style-name="_38_8">s</text:span><text:span text:style-name="_35_"> </text:span><text:span text:style-name="_34_9">P</text:span><text:span text:style-name="_38_8">e</text:span><text:span text:style-name="_32_7">n</text:span><text:span text:style-name="_36_1">t</text:span><text:span text:style-name="_31_00">a</text:span><text:span text:style-name="_31_3">t</text:span><text:span text:style-name="_36_3">e</text:span><text:span text:style-name="_38_7">u</text:span><text:span text:style-name="_32_8">c</text:span><text:span text:style-name="_34_9">h</text:span><text:span text:style-name="_38_1"> </text:span><text:span text:style-name="_32_5">o</text:span><text:span text:style-name="_34_9">f</text:span><text:span text:style-name="_37_7"> </text:span><text:span text:style-name="_31_3">i</text:span><text:span text:style-name="_36_1">m</text:span><text:span text:style-name="_38_5">m</text:span><text:span text:style-name="_32_8">e</text:span><text:span text:style-name="_36_3">d</text:span><text:span text:style-name="_39_7">i</text:span><text:span text:style-name="_32_7">a</text:span><text:span text:style-name="_36_1">t</text:span><text:span text:style-name="_31_00">e</text:span><text:span text:style-name="_39_"> </text:span><text:span text:style-name="_35_2">a</text:span><text:span text:style-name="_39_9">n</text:span><text:span text:style-name="_31_3">d</text:span><text:span text:style-name="_34_1"> </text:span><text:span text:style-name="_39_9">p</text:span><text:span text:style-name="_31_3">r</text:span><text:span text:style-name="_35_2">e</text:span><text:span text:style-name="_38_6">s</text:span><text:span text:style-name="_31_6">s</text:span><text:span text:style-name="_36_1">i</text:span><text:span text:style-name="_31_00">n</text:span><text:span text:style-name="_32_7">g</text:span><text:span text:style-name="_34_5"> </text:span><text:span text:style-name="_38_5">i</text:span><text:span text:style-name="_31_3">m</text:span><text:span text:style-name="_36_3">p</text:span><text:span text:style-name="_38_8">o</text:span><text:span text:style-name="_31_3">r</text:span><text:span text:style-name="_34_9">t</text:span><text:span text:style-name="_39_9">a</text:span><text:span text:style-name="_31_6">n</text:span><text:span text:style-name="_36_2">c</text:span><text:span text:style-name="_38_8">e</text:span><text:span text:style-name="_31_3">,</text:span><text:span text:style-name="_34_1"> </text:span><text:span text:style-name="_31_00">u</text:span><text:span text:style-name="_32_7">n</text:span><text:span text:style-name="_36_1">l</text:span><text:span text:style-name="_38_8">e</text:span><text:span text:style-name="_31_4">s</text:span><text:span text:style-name="_36_1">s</text:span><text:span text:style-name="_38_1"> </text:span><text:span text:style-name="_32_8">s</text:span><text:span text:style-name="_35_1">u</text:span><text:span text:style-name="_38_8">s</text:span><text:span text:style-name="_31_5">p</text:span><text:span text:style-name="_35_1">e</text:span><text:span text:style-name="_38_8">n</text:span><text:span text:style-name="_32_8">d</text:span><text:span text:style-name="_36_3">e</text:span><text:span text:style-name="_38_5">d</text:span><text:span text:style-name="_35_"> </text:span><text:span text:style-name="_34_9">i</text:span><text:span text:style-name="_39_7">n</text:span><text:span text:style-name="_39_"> </text:span><text:span text:style-name="_36_1">t</text:span><text:span text:style-name="_31_00">h</text:span><text:span text:style-name="_31_5">e</text:span><text:span text:style-name="_36_1">i</text:span><text:span text:style-name="_38_5">r</text:span><text:span text:style-name="_35_"> </text:span><text:span text:style-name="_35_2">o</text:span><text:span text:style-name="_39_9">p</text:span><text:span text:style-name="_31_5">e</text:span><text:span text:style-name="_34_9">r</text:span><text:span text:style-name="_38_8">a</text:span><text:span text:style-name="_32_5">t</text:span><text:span text:style-name="_36_1">i</text:span><text:span text:style-name="_31_00">o</text:span><text:span text:style-name="_31_5">n</text:span><text:span text:style-name="_34_5"> </text:span><text:span text:style-name="_39_7">t</text:span><text:span text:style-name="_31_3">i</text:span><text:span text:style-name="_34_9">l</text:span><text:span text:style-name="_39_7">l</text:span><text:span text:style-name="_39_"> </text:span><text:span text:style-name="_36_3">h</text:span><text:span text:style-name="_39_7">i</text:span><text:span text:style-name="_31_6">s</text:span><text:span text:style-name="_34_1"> </text:span><text:span text:style-name="_39_7">A</text:span><text:span text:style-name="_31_6">s</text:span><text:span text:style-name="_36_2">s</text:span><text:span text:style-name="_39_9">e</text:span><text:span text:style-name="_32_8">n</text:span><text:span text:style-name="_34_9">t</text:span><text:span text:style-name="_37_7"> </text:span><text:span text:style-name="_31_4">s</text:span><text:span text:style-name="_36_4">h</text:span><text:span text:style-name="_38_8">o</text:span><text:span text:style-name="_32_7">u</text:span><text:span text:style-name="_36_1">l</text:span><text:span text:style-name="_39_7">d</text:span><text:span text:style-name="_39_"> </text:span><text:span text:style-name="_36_3">b</text:span><text:span text:style-name="_38_8">e</text:span><text:span text:style-name="_35_"> </text:span><text:span text:style-name="_35_1">o</text:span><text:span text:style-name="_38_8">b</text:span><text:span text:style-name="_31_3">t</text:span><text:span text:style-name="_35_2">a</text:span><text:span text:style-name="_38_5">i</text:span><text:span text:style-name="_32_7">n</text:span><text:span text:style-name="_36_4">e</text:span><text:span text:style-name="_39_9">d</text:span><text:span text:style-name="_32_5">;</text:span><text:span text:style-name="_34_1"> </text:span><text:span text:style-name="_39_9">a</text:span><text:span text:style-name="_31_6">n</text:span><text:span text:style-name="_36_1">d</text:span><text:span text:style-name="_38_1"> </text:span><text:span text:style-name="_31_3">w</text:span><text:span text:style-name="_35_1">h</text:span><text:span text:style-name="_38_8">e</text:span><text:span text:style-name="_32_5">n</text:span><text:span text:style-name="_34_5"> </text:span><text:span text:style-name="_31_00">s</text:span><text:span text:style-name="_32_7">o</text:span><text:span text:style-name="_34_1"> </text:span><text:span text:style-name="_31_00">s</text:span><text:span text:style-name="_32_7">u</text:span><text:span text:style-name="_36_2">s</text:span><text:span text:style-name="_31_00">p</text:span><text:span text:style-name="_31_6">e</text:span><text:span text:style-name="_36_3">n</text:span><text:span text:style-name="_31_00">d</text:span><text:span text:style-name="_31_5">e</text:span><text:span text:style-name="_36_1">d</text:span><text:span text:style-name="_39_7">,</text:span><text:span text:style-name="_39_"> </text:span><text:span text:style-name="_36_3">h</text:span><text:span text:style-name="_31_00">e</text:span><text:span text:style-name="_39_"> </text:span><text:span text:style-name="_36_4">h</text:span><text:span text:style-name="_39_9">a</text:span><text:span text:style-name="_31_3">s</text:span><text:span text:style-name="_34_5"> </text:span><text:span text:style-name="_39_9">u</text:span><text:span text:style-name="_31_3">t</text:span><text:span text:style-name="_36_1">t</text:span><text:span text:style-name="_31_00">e</text:span><text:span text:style-name="_31_3">r</text:span><text:span text:style-name="_34_9">l</text:span><text:span text:style-name="_39_7">y</text:span><text:span text:style-name="_39_"> </text:span><text:span text:style-name="_36_3">n</text:span><text:span text:style-name="_38_8">e</text:span><text:span text:style-name="_32_7">g</text:span><text:span text:style-name="_36_1">l</text:span><text:span text:style-name="_31_00">e</text:span><text:span text:style-name="_32_8">c</text:span><text:span text:style-name="_34_9">t</text:span><text:span text:style-name="_38_7">e</text:span><text:span text:style-name="_32_5">d</text:span><text:span text:style-name="_34_1"> </text:span><text:span text:style-name="_38_5">t</text:span><text:span text:style-name="_32_5">o</text:span><text:span text:style-name="_34_1"> </text:span><text:span text:style-name="_31_00">a</text:span><text:span text:style-name="_32_5">t</text:span><text:span text:style-name="_34_9">t</text:span><text:span text:style-name="_38_7">e</text:span><text:span text:style-name="_31_6">n</text:span><text:span text:style-name="_35_1">d</text:span><text:span text:style-name="_37_7"> </text:span><text:span text:style-name="_31_3">t</text:span><text:span text:style-name="_34_9">o</text:span><text:span text:style-name="_37_7"> </text:span><text:span text:style-name="_32_5">t</text:span><text:span text:style-name="_36_4">h</text:span><text:span text:style-name="_39_9">e</text:span><text:span text:style-name="_32_5">m</text:span><text:span text:style-name="_36_1">.</text:span></text:p>
      <text:p text:style-name="P1"><text:span text:style-name="_31_3">H</text:span><text:span text:style-name="_34_9">e</text:span><text:span text:style-name="_38_1"> </text:span><text:span text:style-name="_31_5">h</text:span><text:span text:style-name="_35_2">a</text:span><text:span text:style-name="_38_5">s</text:span><text:span text:style-name="_35_"> </text:span><text:span text:style-name="_34_9">r</text:span><text:span text:style-name="_31_00">e</text:span><text:span text:style-name="_32_5">f</text:span><text:span text:style-name="_35_1">u</text:span><text:span text:style-name="_38_6">s</text:span><text:span text:style-name="_31_6">e</text:span><text:span text:style-name="_36_1">d</text:span><text:span text:style-name="_37_7"> </text:span><text:span text:style-name="_31_3">t</text:span><text:span text:style-name="_34_9">o</text:span><text:span text:style-name="_38_1"> </text:span><text:span text:style-name="_32_7">p</text:span><text:span text:style-name="_35_2">a</text:span><text:span text:style-name="_38_8">s</text:span><text:span text:style-name="_32_6">s</text:span><text:span text:style-name="_34_1"> </text:span><text:span text:style-name="_39_9">o</text:span><text:span text:style-name="_32_5">t</text:span><text:span text:style-name="_36_4">h</text:span><text:span text:style-name="_39_7">e</text:span><text:span text:style-name="_31_3">r</text:span><text:span text:style-name="_34_5"> </text:span><text:span text:style-name="_39_7">L</text:span><text:span text:style-name="_32_8">a</text:span><text:span text:style-name="_34_9">w</text:span><text:span text:style-name="_38_6">s</text:span><text:span text:style-name="_35_"> </text:span><text:span text:style-name="_34_9">f</text:span><text:span text:style-name="_38_5">o</text:span><text:span text:style-name="_32_5">r</text:span><text:span text:style-name="_34_1"> </text:span><text:span text:style-name="_38_5">t</text:span><text:span text:style-name="_31_6">h</text:span><text:span text:style-name="_35_1">e</text:span><text:span text:style-name="_38_1"> </text:span><text:span text:style-name="_31_5">a</text:span><text:span text:style-name="_35_2">c</text:span><text:span text:style-name="_38_6">c</text:span><text:span text:style-name="_31_6">o</text:span><text:span text:style-name="_36_1">m</text:span><text:span text:style-name="_39_7">m</text:span><text:span text:style-name="_31_6">o</text:span><text:span text:style-name="_36_3">d</text:span><text:span text:style-name="_38_7">a</text:span><text:span text:style-name="_31_3">t</text:span><text:span text:style-name="_34_9">i</text:span><text:span text:style-name="_38_8">o</text:span><text:span text:style-name="_32_5">n</text:span><text:span text:style-name="_34_5"> </text:span><text:span text:style-name="_39_7">o</text:span><text:span text:style-name="_32_5">f</text:span><text:span text:style-name="_34_5"> </text:span><text:span text:style-name="_38_5">l</text:span><text:span text:style-name="_31_5">a</text:span><text:span text:style-name="_34_9">r</text:span><text:span text:style-name="_31_00">g</text:span><text:span text:style-name="_31_3">e</text:span><text:span text:style-name="_34_5"> </text:span><text:span text:style-name="_39_9">d</text:span><text:span text:style-name="_32_5">i</text:span><text:span text:style-name="_35_2">s</text:span><text:span text:style-name="_38_5">t</text:span><text:span text:style-name="_31_3">r</text:span><text:span text:style-name="_34_9">i</text:span><text:span text:style-name="_31_00">c</text:span><text:span text:style-name="_31_3">t</text:span><text:span text:style-name="_35_0">s</text:span><text:span text:style-name="_37_7"> </text:span><text:span text:style-name="_32_5">o</text:span><text:span text:style-name="_34_9">f</text:span><text:span text:style-name="_37_7"> </text:span><text:span text:style-name="_31_5">p</text:span><text:span text:style-name="_35_2">e</text:span><text:span text:style-name="_39_9">o</text:span><text:span text:style-name="_31_6">p</text:span><text:span text:style-name="_34_9">l</text:span><text:span text:style-name="_38_5">e</text:span><text:span text:style-name="_31_3">,</text:span><text:span text:style-name="_34_5"> </text:span><text:span text:style-name="_38_7">u</text:span><text:span text:style-name="_31_6">n</text:span><text:span text:style-name="_36_1">l</text:span><text:span text:style-name="_39_9">e</text:span><text:span text:style-name="_31_6">s</text:span><text:span text:style-name="_34_9">s</text:span><text:span text:style-name="_38_1"> </text:span><text:span text:style-name="_31_3">t</text:span><text:span text:style-name="_35_2">h</text:span><text:span text:style-name="_38_7">o</text:span><text:span text:style-name="_32_6">s</text:span><text:span text:style-name="_36_4">e</text:span><text:span text:style-name="_37_7"> </text:span><text:span text:style-name="_31_5">p</text:span><text:span text:style-name="_35_2">e</text:span><text:span text:style-name="_38_7">o</text:span><text:span text:style-name="_31_6">p</text:span><text:span text:style-name="_36_1">l</text:span><text:span text:style-name="_38_5">e</text:span><text:span text:style-name="_35_"> </text:span><text:span text:style-name="_34_9">w</text:span><text:span text:style-name="_39_9">o</text:span><text:span text:style-name="_31_6">u</text:span><text:span text:style-name="_34_9">l</text:span><text:span text:style-name="_39_7">d</text:span><text:span text:style-name="_35_"> </text:span><text:span text:style-name="_34_9">r</text:span><text:span text:style-name="_38_8">e</text:span><text:span text:style-name="_31_3">l</text:span><text:span text:style-name="_36_1">i</text:span><text:span text:style-name="_39_9">n</text:span><text:span text:style-name="_32_7">q</text:span><text:span text:style-name="_35_2">u</text:span><text:span text:style-name="_39_7">i</text:span><text:span text:style-name="_32_6">s</text:span><text:span text:style-name="_36_4">h</text:span><text:span text:style-name="_37_7"> </text:span><text:span text:style-name="_32_5">t</text:span><text:span text:style-name="_35_2">h</text:span><text:span text:style-name="_39_9">e</text:span><text:span text:style-name="_39_"> </text:span><text:span text:style-name="_36_1">r</text:span><text:span text:style-name="_39_7">i</text:span><text:span text:style-name="_32_8">g</text:span><text:span text:style-name="_36_3">h</text:span><text:span text:style-name="_39_7">t</text:span><text:span text:style-name="_35_"> </text:span><text:span text:style-name="_36_1">o</text:span><text:span text:style-name="_38_5">f</text:span><text:span text:style-name="_35_"> </text:span><text:span text:style-name="_36_1">R</text:span><text:span text:style-name="_39_9">e</text:span><text:span text:style-name="_32_8">p</text:span><text:span text:style-name="_34_9">r</text:span><text:span text:style-name="_38_7">e</text:span><text:span text:style-name="_31_6">s</text:span><text:span text:style-name="_35_1">e</text:span><text:span text:style-name="_31_00">n</text:span><text:span text:style-name="_32_5">t</text:span><text:span text:style-name="_36_3">a</text:span><text:span text:style-name="_38_5">t</text:span><text:span text:style-name="_31_3">i</text:span><text:span text:style-name="_36_4">o</text:span><text:span text:style-name="_39_7">n</text:span><text:span text:style-name="_35_"> </text:span><text:span text:style-name="_36_1">i</text:span><text:span text:style-name="_39_7">n</text:span><text:span text:style-name="_35_"> </text:span><text:span text:style-name="_36_1">t</text:span><text:span text:style-name="_38_8">h</text:span><text:span text:style-name="_31_5">e</text:span><text:span text:style-name="_34_5"> </text:span><text:span text:style-name="_39_7">L</text:span><text:span text:style-name="_32_7">e</text:span><text:span text:style-name="_35_2">g</text:span><text:span text:style-name="_39_7">i</text:span><text:span text:style-name="_32_6">s</text:span><text:span text:style-name="_36_1">l</text:span><text:span text:style-name="_31_00">a</text:span><text:span text:style-name="_32_5">t</text:span><text:span text:style-name="_36_3">u</text:span><text:span text:style-name="_38_5">r</text:span><text:span text:style-name="_31_6">e</text:span><text:span text:style-name="_34_9">,</text:span><text:span text:style-name="_37_7"> </text:span><text:span text:style-name="_32_5">a</text:span><text:span text:style-name="_34_1"> </text:span><text:span text:style-name="_38_5">r</text:span><text:span text:style-name="_32_5">i</text:span><text:span text:style-name="_36_3">g</text:span><text:span text:style-name="_31_00">h</text:span><text:span text:style-name="_31_3">t</text:span><text:span text:style-name="_34_5"> </text:span><text:span text:style-name="_39_7">i</text:span><text:span text:style-name="_32_7">n</text:span><text:span text:style-name="_35_2">c</text:span><text:span text:style-name="_31_00">o</text:span><text:span text:style-name="_31_3">m</text:span><text:span text:style-name="_35_1">p</text:span><text:span text:style-name="_31_00">u</text:span><text:span text:style-name="_31_3">t</text:span><text:span text:style-name="_36_3">a</text:span><text:span text:style-name="_39_9">b</text:span><text:span text:style-name="_31_3">l</text:span><text:span text:style-name="_36_4">e</text:span><text:span text:style-name="_37_7"> </text:span><text:span text:style-name="_32_5">t</text:span><text:span text:style-name="_36_1">o</text:span><text:span text:style-name="_37_7"> </text:span><text:span text:style-name="_31_3">t</text:span><text:span text:style-name="_36_3">h</text:span><text:span text:style-name="_31_00">e</text:span><text:span text:style-name="_31_3">m</text:span><text:span text:style-name="_34_1"> </text:span><text:span text:style-name="_38_7">a</text:span><text:span text:style-name="_31_6">n</text:span><text:span text:style-name="_36_1">d</text:span><text:span text:style-name="_37_7"> </text:span><text:span text:style-name="_31_3">f</text:span><text:span text:style-name="_36_3">o</text:span><text:span text:style-name="_39_7">r</text:span><text:span text:style-name="_31_3">m</text:span><text:span text:style-name="_36_1">i</text:span><text:span text:style-name="_38_8">d</text:span><text:span text:style-name="_31_5">a</text:span><text:span text:style-name="_35_2">b</text:span><text:span text:style-name="_38_5">l</text:span><text:span text:style-name="_32_5">e</text:span><text:span text:style-name="_34_1"> </text:span><text:span text:style-name="_39_7">t</text:span><text:span text:style-name="_31_3">o</text:span><text:span text:style-name="_34_5"> </text:span><text:span text:style-name="_39_7">t</text:span><text:span text:style-name="_31_6">y</text:span><text:span text:style-name="_34_9">r</text:span><text:span text:style-name="_38_7">a</text:span><text:span text:style-name="_32_7">n</text:span><text:span text:style-name="_36_1">t</text:span><text:span text:style-name="_31_00">s</text:span><text:span text:style-name="_39_"> </text:span><text:span text:style-name="_36_3">o</text:span><text:span text:style-name="_38_8">n</text:span><text:span text:style-name="_31_3">l</text:span><text:span text:style-name="_34_9">y</text:span><text:span text:style-name="_39_7">.</text:span></text:p>
      <text:p text:style-name="P1"><text:span text:style-name="_36_1">H</text:span><text:span text:style-name="_38_5">e</text:span><text:span text:style-name="_39_"> </text:span><text:span text:style-name="_35_2">h</text:span><text:span text:style-name="_38_7">a</text:span><text:span text:style-name="_31_3">s</text:span><text:span text:style-name="_34_1"> </text:span><text:span text:style-name="_31_00">c</text:span><text:span text:style-name="_32_7">a</text:span><text:span text:style-name="_34_9">l</text:span><text:span text:style-name="_38_5">l</text:span><text:span text:style-name="_31_6">e</text:span><text:span text:style-name="_36_3">d</text:span><text:span text:style-name="_38_1"> </text:span><text:span text:style-name="_31_3">t</text:span><text:span text:style-name="_36_3">o</text:span><text:span text:style-name="_38_8">g</text:span><text:span text:style-name="_32_7">e</text:span><text:span text:style-name="_34_9">t</text:span><text:span text:style-name="_38_8">h</text:span><text:span text:style-name="_31_3">e</text:span><text:span text:style-name="_36_1">r</text:span><text:span text:style-name="_37_7"> </text:span><text:span text:style-name="_32_5">l</text:span><text:span text:style-name="_35_1">e</text:span><text:span text:style-name="_38_8">g</text:span><text:span text:style-name="_32_5">i</text:span><text:span text:style-name="_35_2">s</text:span><text:span text:style-name="_38_5">l</text:span><text:span text:style-name="_31_5">a</text:span><text:span text:style-name="_34_9">t</text:span><text:span text:style-name="_38_5">i</text:span><text:span text:style-name="_32_6">v</text:span><text:span text:style-name="_35_2">e</text:span><text:span text:style-name="_37_7"> </text:span><text:span text:style-name="_31_6">b</text:span><text:span text:style-name="_35_1">o</text:span><text:span text:style-name="_39_9">d</text:span><text:span text:style-name="_31_3">i</text:span><text:span text:style-name="_36_4">e</text:span><text:span text:style-name="_38_5">s</text:span><text:span text:style-name="_39_"> </text:span><text:span text:style-name="_34_9">a</text:span><text:span text:style-name="_38_5">t</text:span><text:span text:style-name="_39_"> </text:span><text:span text:style-name="_36_4">p</text:span><text:span text:style-name="_38_5">l</text:span><text:span text:style-name="_32_7">a</text:span><text:span text:style-name="_35_0">c</text:span><text:span text:style-name="_31_00">e</text:span><text:span text:style-name="_32_5">s</text:span><text:span text:style-name="_34_1"> </text:span><text:span text:style-name="_38_7">u</text:span><text:span text:style-name="_32_8">n</text:span><text:span text:style-name="_35_1">u</text:span><text:span text:style-name="_31_00">s</text:span><text:span text:style-name="_32_7">u</text:span><text:span text:style-name="_35_2">a</text:span><text:span text:style-name="_38_5">l</text:span><text:span text:style-name="_32_5">,</text:span><text:span text:style-name="_34_5"> </text:span><text:span text:style-name="_39_9">u</text:span><text:span text:style-name="_32_8">n</text:span><text:span text:style-name="_35_0">c</text:span><text:span text:style-name="_38_8">o</text:span><text:span text:style-name="_32_5">m</text:span><text:span text:style-name="_36_1">f</text:span><text:span text:style-name="_31_00">o</text:span><text:span text:style-name="_32_5">r</text:span><text:span text:style-name="_36_1">t</text:span><text:span text:style-name="_38_7">a</text:span><text:span text:style-name="_31_5">b</text:span><text:span text:style-name="_36_1">l</text:span><text:span text:style-name="_38_8">e</text:span><text:span text:style-name="_32_5">,</text:span><text:span text:style-name="_34_1"> </text:span><text:span text:style-name="_31_00">a</text:span><text:span text:style-name="_31_5">n</text:span><text:span text:style-name="_34_9">d</text:span><text:span text:style-name="_37_7"> </text:span><text:span text:style-name="_32_7">d</text:span><text:span text:style-name="_36_1">i</text:span><text:span text:style-name="_38_8">s</text:span><text:span text:style-name="_31_3">t</text:span><text:span text:style-name="_35_1">a</text:span><text:span text:style-name="_31_00">n</text:span><text:span text:style-name="_32_5">t</text:span><text:span text:style-name="_34_1"> </text:span><text:span text:style-name="_39_7">f</text:span><text:span text:style-name="_31_3">r</text:span><text:span text:style-name="_36_1">o</text:span><text:span text:style-name="_39_7">m</text:span><text:span text:style-name="_35_"> </text:span><text:span text:style-name="_34_9">t</text:span><text:span text:style-name="_31_00">h</text:span><text:span text:style-name="_32_7">e</text:span><text:span text:style-name="_34_1"> </text:span><text:span text:style-name="_38_7">d</text:span><text:span text:style-name="_31_6">e</text:span><text:span text:style-name="_36_4">p</text:span><text:span text:style-name="_38_7">o</text:span><text:span text:style-name="_31_6">s</text:span><text:span text:style-name="_34_9">i</text:span><text:span text:style-name="_39_7">t</text:span><text:span text:style-name="_32_7">o</text:span><text:span text:style-name="_34_9">r</text:span><text:span text:style-name="_38_5">y</text:span><text:span text:style-name="_35_"> </text:span><text:span text:style-name="_36_1">o</text:span><text:span text:style-name="_38_5">f</text:span><text:span text:style-name="_39_"> </text:span><text:span text:style-name="_34_9">t</text:span><text:span text:style-name="_31_00">h</text:span><text:span text:style-name="_32_7">e</text:span><text:span text:style-name="_36_1">i</text:span><text:span text:style-name="_38_5">r</text:span><text:span text:style-name="_35_"> </text:span><text:span text:style-name="_36_3">p</text:span><text:span text:style-name="_38_8">u</text:span><text:span text:style-name="_31_6">b</text:span><text:span text:style-name="_36_1">l</text:span><text:span text:style-name="_39_7">i</text:span><text:span text:style-name="_32_6">c</text:span><text:span text:style-name="_34_5"> </text:span><text:span text:style-name="_39_7">R</text:span><text:span text:style-name="_32_8">e</text:span><text:span text:style-name="_35_0">c</text:span><text:span text:style-name="_39_9">o</text:span><text:span text:style-name="_32_5">r</text:span><text:span text:style-name="_36_4">d</text:span><text:span text:style-name="_39_7">s</text:span><text:span text:style-name="_32_5">,</text:span><text:span text:style-name="_34_1"> </text:span><text:span text:style-name="_38_5">f</text:span><text:span text:style-name="_31_3">o</text:span><text:span text:style-name="_36_1">r</text:span><text:span text:style-name="_38_1"> </text:span><text:span text:style-name="_31_3">t</text:span><text:span text:style-name="_35_1">h</text:span><text:span text:style-name="_38_8">e</text:span><text:span text:style-name="_35_"> </text:span><text:span text:style-name="_36_4">s</text:span><text:span text:style-name="_39_9">o</text:span><text:span text:style-name="_31_3">l</text:span><text:span text:style-name="_34_9">e</text:span><text:span text:style-name="_38_1"> </text:span><text:span text:style-name="_32_8">p</text:span><text:span text:style-name="_35_1">u</text:span><text:span text:style-name="_38_5">r</text:span><text:span text:style-name="_32_8">p</text:span><text:span text:style-name="_35_1">o</text:span><text:span text:style-name="_31_00">s</text:span><text:span text:style-name="_32_7">e</text:span><text:span text:style-name="_34_1"> </text:span><text:span text:style-name="_39_7">o</text:span><text:span text:style-name="_31_3">f</text:span><text:span text:style-name="_34_1"> </text:span><text:span text:style-name="_39_7">f</text:span><text:span text:style-name="_32_7">a</text:span><text:span text:style-name="_34_9">t</text:span><text:span text:style-name="_38_5">i</text:span><text:span text:style-name="_32_8">g</text:span><text:span text:style-name="_35_2">u</text:span><text:span text:style-name="_38_5">i</text:span><text:span text:style-name="_32_7">n</text:span><text:span text:style-name="_36_1">g</text:span><text:span text:style-name="_37_7"> </text:span><text:span text:style-name="_32_5">t</text:span><text:span text:style-name="_36_4">h</text:span><text:span text:style-name="_39_9">e</text:span><text:span text:style-name="_32_5">m</text:span><text:span text:style-name="_34_5"> </text:span><text:span text:style-name="_39_7">i</text:span><text:span text:style-name="_31_6">n</text:span><text:span text:style-name="_36_1">t</text:span><text:span text:style-name="_38_7">o</text:span><text:span text:style-name="_39_"> </text:span><text:span text:style-name="_35_0">c</text:span><text:span text:style-name="_31_00">o</text:span><text:span text:style-name="_32_5">m</text:span><text:span text:style-name="_36_3">p</text:span><text:span text:style-name="_39_7">l</text:span><text:span text:style-name="_32_5">i</text:span><text:span text:style-name="_35_2">a</text:span><text:span text:style-name="_39_9">n</text:span><text:span text:style-name="_31_6">c</text:span><text:span text:style-name="_34_9">e</text:span><text:span text:style-name="_37_7"> </text:span><text:span text:style-name="_32_5">w</text:span><text:span text:style-name="_34_9">i</text:span><text:span text:style-name="_39_7">t</text:span><text:span text:style-name="_32_5">h</text:span><text:span text:style-name="_34_5"> </text:span><text:span text:style-name="_31_00">h</text:span><text:span text:style-name="_31_3">i</text:span><text:span text:style-name="_36_2">s</text:span><text:span text:style-name="_37_7"> </text:span><text:span text:style-name="_32_5">m</text:span><text:span text:style-name="_36_4">e</text:span><text:span text:style-name="_39_9">a</text:span><text:span text:style-name="_32_8">s</text:span><text:span text:style-name="_36_3">u</text:span><text:span text:style-name="_39_7">r</text:span><text:span text:style-name="_32_7">e</text:span><text:span text:style-name="_36_4">s</text:span><text:span text:style-name="_38_5">.</text:span></text:p>
      <text:p text:style-name="P1"><text:span text:style-name="_36_1">H</text:span><text:span text:style-name="_39_7">e</text:span><text:span text:style-name="_35_"> </text:span><text:span text:style-name="_35_1">h</text:span><text:span text:style-name="_31_00">a</text:span><text:span text:style-name="_31_3">s</text:span><text:span text:style-name="_34_1"> </text:span><text:span text:style-name="_31_00">d</text:span><text:span text:style-name="_32_5">i</text:span><text:span text:style-name="_36_2">s</text:span><text:span text:style-name="_39_8">s</text:span><text:span text:style-name="_32_8">o</text:span><text:span text:style-name="_36_1">l</text:span><text:span text:style-name="_38_8">v</text:span><text:span text:style-name="_32_7">e</text:span><text:span text:style-name="_36_1">d</text:span><text:span text:style-name="_37_7"> </text:span><text:span text:style-name="_32_5">R</text:span><text:span text:style-name="_36_3">e</text:span><text:span text:style-name="_38_8">p</text:span><text:span text:style-name="_31_3">r</text:span><text:span text:style-name="_36_4">e</text:span><text:span text:style-name="_39_8">s</text:span><text:span text:style-name="_32_7">e</text:span><text:span text:style-name="_35_2">n</text:span><text:span text:style-name="_38_5">t</text:span><text:span text:style-name="_32_8">a</text:span><text:span text:style-name="_36_1">t</text:span><text:span text:style-name="_38_5">i</text:span><text:span text:style-name="_32_6">v</text:span><text:span text:style-name="_36_1">e</text:span><text:span text:style-name="_38_1"> </text:span><text:span text:style-name="_32_5">H</text:span><text:span text:style-name="_36_3">o</text:span><text:span text:style-name="_38_8">u</text:span><text:span text:style-name="_32_6">s</text:span><text:span text:style-name="_36_4">e</text:span><text:span text:style-name="_39_7">s</text:span><text:span text:style-name="_39_"> </text:span><text:span text:style-name="_36_1">r</text:span><text:span text:style-name="_38_7">e</text:span><text:span text:style-name="_32_8">p</text:span><text:span text:style-name="_35_2">e</text:span><text:span text:style-name="_39_9">a</text:span><text:span text:style-name="_31_3">t</text:span><text:span text:style-name="_35_2">e</text:span><text:span text:style-name="_39_9">d</text:span><text:span text:style-name="_32_5">l</text:span><text:span text:style-name="_34_9">y</text:span><text:span text:style-name="_38_5">,</text:span><text:span text:style-name="_39_"> </text:span><text:span text:style-name="_34_9">f</text:span><text:span text:style-name="_38_5">o</text:span><text:span text:style-name="_32_5">r</text:span><text:span text:style-name="_34_5"> </text:span><text:span text:style-name="_38_7">o</text:span><text:span text:style-name="_31_6">p</text:span><text:span text:style-name="_36_3">p</text:span><text:span text:style-name="_38_8">o</text:span><text:span text:style-name="_31_4">s</text:span><text:span text:style-name="_36_1">i</text:span><text:span text:style-name="_31_00">n</text:span><text:span text:style-name="_32_5">g</text:span><text:span text:style-name="_34_5"> </text:span><text:span text:style-name="_39_7">w</text:span><text:span text:style-name="_31_3">i</text:span><text:span text:style-name="_36_1">t</text:span><text:span text:style-name="_39_7">h</text:span><text:span text:style-name="_35_"> </text:span><text:span text:style-name="_36_1">m</text:span><text:span text:style-name="_38_8">a</text:span><text:span text:style-name="_32_7">n</text:span><text:span text:style-name="_34_9">l</text:span><text:span text:style-name="_38_5">y</text:span><text:span text:style-name="_35_"> </text:span><text:span text:style-name="_34_9">f</text:span><text:span text:style-name="_38_5">i</text:span><text:span text:style-name="_32_5">r</text:span><text:span text:style-name="_34_9">m</text:span><text:span text:style-name="_38_8">n</text:span><text:span text:style-name="_32_7">e</text:span><text:span text:style-name="_35_0">s</text:span><text:span text:style-name="_38_8">s</text:span><text:span text:style-name="_39_"> </text:span><text:span text:style-name="_35_1">h</text:span><text:span text:style-name="_38_5">i</text:span><text:span text:style-name="_32_8">s</text:span><text:span text:style-name="_34_5"> </text:span><text:span text:style-name="_38_5">i</text:span><text:span text:style-name="_31_5">n</text:span><text:span text:style-name="_36_4">v</text:span><text:span text:style-name="_38_7">a</text:span><text:span text:style-name="_31_6">s</text:span><text:span text:style-name="_36_1">i</text:span><text:span text:style-name="_39_9">o</text:span><text:span text:style-name="_32_8">n</text:span><text:span text:style-name="_34_9">s</text:span><text:span text:style-name="_38_1"> </text:span><text:span text:style-name="_31_6">o</text:span><text:span text:style-name="_35_1">n</text:span><text:span text:style-name="_38_1"> </text:span><text:span text:style-name="_32_5">t</text:span><text:span text:style-name="_35_1">h</text:span><text:span text:style-name="_31_00">e</text:span><text:span text:style-name="_35_"> </text:span><text:span text:style-name="_34_9">r</text:span><text:span text:style-name="_39_7">i</text:span><text:span text:style-name="_32_7">g</text:span><text:span text:style-name="_35_2">h</text:span><text:span text:style-name="_39_7">t</text:span><text:span text:style-name="_31_3">s</text:span><text:span text:style-name="_34_1"> </text:span><text:span text:style-name="_39_7">o</text:span><text:span text:style-name="_31_3">f</text:span><text:span text:style-name="_34_5"> </text:span><text:span text:style-name="_38_5">t</text:span><text:span text:style-name="_31_5">h</text:span><text:span text:style-name="_36_4">e</text:span><text:span text:style-name="_38_1"> </text:span><text:span text:style-name="_31_5">p</text:span><text:span text:style-name="_36_4">e</text:span><text:span text:style-name="_39_9">o</text:span><text:span text:style-name="_32_8">p</text:span><text:span text:style-name="_36_1">l</text:span><text:span text:style-name="_39_7">e</text:span><text:span text:style-name="_31_3">.</text:span></text:p>
      <text:p text:style-name="P1"><text:span text:style-name="_38_5">H</text:span><text:span text:style-name="_32_5">e</text:span><text:span text:style-name="_34_5"> </text:span><text:span text:style-name="_38_8">h</text:span><text:span text:style-name="_31_5">a</text:span><text:span text:style-name="_34_9">s</text:span><text:span text:style-name="_37_7"> </text:span><text:span text:style-name="_32_5">r</text:span><text:span text:style-name="_36_3">e</text:span><text:span text:style-name="_39_7">f</text:span><text:span text:style-name="_32_8">u</text:span><text:span text:style-name="_35_0">s</text:span><text:span text:style-name="_31_00">e</text:span><text:span text:style-name="_32_5">d</text:span><text:span text:style-name="_34_1"> </text:span><text:span text:style-name="_39_7">f</text:span><text:span text:style-name="_31_3">o</text:span><text:span text:style-name="_36_1">r</text:span><text:span text:style-name="_38_1"> </text:span><text:span text:style-name="_31_3">a</text:span><text:span text:style-name="_34_1"> </text:span><text:span text:style-name="_39_7">l</text:span><text:span text:style-name="_31_5">o</text:span><text:span text:style-name="_36_4">n</text:span><text:span text:style-name="_38_5">g</text:span><text:span text:style-name="_39_"> </text:span><text:span text:style-name="_34_9">t</text:span><text:span text:style-name="_39_7">i</text:span><text:span text:style-name="_31_3">m</text:span><text:span text:style-name="_36_1">e</text:span><text:span text:style-name="_39_7">,</text:span><text:span text:style-name="_39_"> </text:span><text:span text:style-name="_35_1">a</text:span><text:span text:style-name="_39_7">f</text:span><text:span text:style-name="_31_3">t</text:span><text:span text:style-name="_36_4">e</text:span><text:span text:style-name="_39_7">r</text:span><text:span text:style-name="_39_"> </text:span><text:span text:style-name="_36_2">s</text:span><text:span text:style-name="_38_8">u</text:span><text:span text:style-name="_31_4">c</text:span><text:span text:style-name="_35_2">h</text:span><text:span text:style-name="_38_1"> </text:span><text:span text:style-name="_31_6">d</text:span><text:span text:style-name="_34_9">i</text:span><text:span text:style-name="_39_8">s</text:span><text:span text:style-name="_31_6">s</text:span><text:span text:style-name="_35_1">o</text:span><text:span text:style-name="_38_5">l</text:span><text:span text:style-name="_31_5">u</text:span><text:span text:style-name="_36_1">t</text:span><text:span text:style-name="_38_5">i</text:span><text:span text:style-name="_31_6">o</text:span><text:span text:style-name="_36_3">n</text:span><text:span text:style-name="_31_00">s</text:span><text:span text:style-name="_31_3">,</text:span><text:span text:style-name="_34_1"> </text:span><text:span text:style-name="_39_7">t</text:span><text:span text:style-name="_31_3">o</text:span><text:span text:style-name="_34_1"> </text:span><text:span text:style-name="_39_8">c</text:span><text:span text:style-name="_32_8">a</text:span><text:span text:style-name="_36_4">u</text:span><text:span text:style-name="_38_6">s</text:span><text:span text:style-name="_31_3">e</text:span><text:span text:style-name="_34_1"> </text:span><text:span text:style-name="_38_8">o</text:span><text:span text:style-name="_32_5">t</text:span><text:span text:style-name="_35_1">h</text:span><text:span text:style-name="_39_9">e</text:span><text:span text:style-name="_32_5">r</text:span><text:span text:style-name="_35_2">s</text:span><text:span text:style-name="_37_7"> </text:span><text:span text:style-name="_32_5">t</text:span><text:span text:style-name="_36_1">o</text:span><text:span text:style-name="_38_1"> </text:span><text:span text:style-name="_31_5">b</text:span><text:span text:style-name="_36_4">e</text:span><text:span text:style-name="_37_7"> </text:span><text:span text:style-name="_32_7">e</text:span><text:span text:style-name="_36_1">l</text:span><text:span text:style-name="_31_00">e</text:span><text:span text:style-name="_32_6">c</text:span><text:span text:style-name="_36_1">t</text:span><text:span text:style-name="_38_8">e</text:span><text:span text:style-name="_32_5">d</text:span><text:span text:style-name="_34_9">;</text:span><text:span text:style-name="_37_7"> </text:span><text:span text:style-name="_31_3">w</text:span><text:span text:style-name="_35_1">h</text:span><text:span text:style-name="_38_8">e</text:span><text:span text:style-name="_32_5">r</text:span><text:span text:style-name="_36_3">e</text:span><text:span text:style-name="_38_8">b</text:span><text:span text:style-name="_32_5">y</text:span><text:span text:style-name="_34_5"> </text:span><text:span text:style-name="_38_5">t</text:span><text:span text:style-name="_32_8">h</text:span><text:span text:style-name="_35_1">e</text:span><text:span text:style-name="_37_7"> </text:span><text:span text:style-name="_32_5">L</text:span><text:span text:style-name="_35_2">e</text:span><text:span text:style-name="_39_9">g</text:span><text:span text:style-name="_31_3">i</text:span><text:span text:style-name="_36_2">s</text:span><text:span text:style-name="_38_5">l</text:span><text:span text:style-name="_31_6">a</text:span><text:span text:style-name="_34_9">t</text:span><text:span text:style-name="_38_5">i</text:span><text:span text:style-name="_31_4">v</text:span><text:span text:style-name="_35_2">e</text:span><text:span text:style-name="_37_7"> </text:span><text:span text:style-name="_32_8">p</text:span><text:span text:style-name="_35_1">o</text:span><text:span text:style-name="_38_5">w</text:span><text:span text:style-name="_32_8">e</text:span><text:span text:style-name="_36_1">r</text:span><text:span text:style-name="_39_8">s</text:span><text:span text:style-name="_32_5">,</text:span><text:span text:style-name="_34_1"> </text:span><text:span text:style-name="_39_7">i</text:span><text:span text:style-name="_31_6">n</text:span><text:span text:style-name="_35_0">c</text:span><text:span text:style-name="_38_7">a</text:span><text:span text:style-name="_32_8">p</text:span><text:span text:style-name="_35_2">a</text:span><text:span text:style-name="_39_9">b</text:span><text:span text:style-name="_31_3">l</text:span><text:span text:style-name="_34_9">e</text:span><text:span text:style-name="_37_7"> </text:span><text:span text:style-name="_32_5">o</text:span><text:span text:style-name="_34_9">f</text:span><text:span text:style-name="_37_7"> </text:span><text:span text:style-name="_31_3">A</text:span><text:span text:style-name="_36_3">n</text:span><text:span text:style-name="_38_8">n</text:span><text:span text:style-name="_31_3">i</text:span><text:span text:style-name="_35_1">h</text:span><text:span text:style-name="_38_5">i</text:span><text:span text:style-name="_32_5">l</text:span><text:span text:style-name="_35_2">a</text:span><text:span text:style-name="_38_5">t</text:span><text:span text:style-name="_31_3">i</text:span><text:span text:style-name="_35_2">o</text:span><text:span text:style-name="_39_9">n</text:span><text:span text:style-name="_31_3">,</text:span><text:span text:style-name="_34_1"> </text:span><text:span text:style-name="_38_7">h</text:span><text:span text:style-name="_31_6">a</text:span><text:span text:style-name="_35_0">v</text:span><text:span text:style-name="_31_00">e</text:span><text:span text:style-name="_35_"> </text:span><text:span text:style-name="_34_9">r</text:span><text:span text:style-name="_38_7">e</text:span><text:span text:style-name="_32_5">t</text:span><text:span text:style-name="_35_2">u</text:span><text:span text:style-name="_39_7">r</text:span><text:span text:style-name="_32_7">n</text:span><text:span text:style-name="_36_4">e</text:span><text:span text:style-name="_39_7">d</text:span><text:span text:style-name="_39_"> </text:span><text:span text:style-name="_36_1">t</text:span><text:span text:style-name="_38_5">o</text:span><text:span text:style-name="_35_"> </text:span><text:span text:style-name="_36_1">t</text:span><text:span text:style-name="_38_8">h</text:span><text:span text:style-name="_31_5">e</text:span><text:span text:style-name="_34_5"> </text:span><text:span text:style-name="_38_5">P</text:span><text:span text:style-name="_32_7">e</text:span><text:span text:style-name="_36_4">o</text:span><text:span text:style-name="_31_00">p</text:span><text:span text:style-name="_31_3">l</text:span><text:span text:style-name="_35_1">e</text:span><text:span text:style-name="_37_7"> </text:span><text:span text:style-name="_31_3">a</text:span><text:span text:style-name="_36_1">t</text:span><text:span text:style-name="_37_7"> </text:span><text:span text:style-name="_32_5">l</text:span><text:span text:style-name="_35_1">a</text:span><text:span text:style-name="_38_5">r</text:span><text:span text:style-name="_31_6">g</text:span><text:span text:style-name="_34_9">e</text:span><text:span text:style-name="_38_1"> </text:span><text:span text:style-name="_31_3">f</text:span><text:span text:style-name="_36_1">o</text:span><text:span text:style-name="_38_5">r</text:span><text:span text:style-name="_39_"> </text:span><text:span text:style-name="_34_9">t</text:span><text:span text:style-name="_39_9">h</text:span><text:span text:style-name="_32_8">e</text:span><text:span text:style-name="_36_1">i</text:span><text:span text:style-name="_38_5">r</text:span><text:span text:style-name="_35_"> </text:span><text:span text:style-name="_36_4">e</text:span><text:span text:style-name="_38_6">x</text:span><text:span text:style-name="_32_7">e</text:span><text:span text:style-name="_34_9">r</text:span><text:span text:style-name="_38_8">c</text:span><text:span text:style-name="_31_3">i</text:span><text:span text:style-name="_36_2">s</text:span><text:span text:style-name="_38_8">e</text:span><text:span text:style-name="_31_3">;</text:span><text:span text:style-name="_34_1"> </text:span><text:span text:style-name="_39_7">t</text:span><text:span text:style-name="_32_8">h</text:span><text:span text:style-name="_36_3">e</text:span><text:span text:style-name="_38_1"> </text:span><text:span text:style-name="_32_5">S</text:span><text:span text:style-name="_34_9">t</text:span><text:span text:style-name="_38_8">a</text:span><text:span text:style-name="_32_5">t</text:span><text:span text:style-name="_36_3">e</text:span><text:span text:style-name="_38_1"> </text:span><text:span text:style-name="_31_3">r</text:span><text:span text:style-name="_35_2">e</text:span><text:span text:style-name="_39_7">m</text:span><text:span text:style-name="_32_7">a</text:span><text:span text:style-name="_36_1">i</text:span><text:span text:style-name="_38_7">n</text:span><text:span text:style-name="_31_3">i</text:span><text:span text:style-name="_35_2">n</text:span><text:span text:style-name="_38_5">g</text:span><text:span text:style-name="_35_"> </text:span><text:span text:style-name="_36_1">i</text:span><text:span text:style-name="_38_5">n</text:span><text:span text:style-name="_35_"> </text:span><text:span text:style-name="_34_9">t</text:span><text:span text:style-name="_38_7">h</text:span><text:span text:style-name="_31_6">e</text:span><text:span text:style-name="_34_5"> </text:span><text:span text:style-name="_38_5">m</text:span><text:span text:style-name="_32_8">e</text:span><text:span text:style-name="_36_3">a</text:span><text:span text:style-name="_39_7">n</text:span><text:span text:style-name="_35_"> </text:span><text:span text:style-name="_36_1">t</text:span><text:span text:style-name="_39_7">i</text:span><text:span text:style-name="_32_5">m</text:span><text:span text:style-name="_36_1">e</text:span><text:span text:style-name="_38_1"> </text:span><text:span text:style-name="_31_6">e</text:span><text:span text:style-name="_35_0">x</text:span><text:span text:style-name="_39_9">p</text:span><text:span text:style-name="_31_6">o</text:span><text:span text:style-name="_36_4">s</text:span><text:span text:style-name="_39_9">e</text:span><text:span text:style-name="_32_5">d</text:span><text:span text:style-name="_34_5"> </text:span><text:soft-page-break/><text:span text:style-name="_38_5">t</text:span><text:span text:style-name="_32_5">o</text:span><text:span text:style-name="_34_5"> </text:span><text:span text:style-name="_38_5">a</text:span><text:span text:style-name="_31_3">l</text:span><text:span text:style-name="_36_1">l</text:span><text:span text:style-name="_38_1"> </text:span><text:span text:style-name="_31_3">t</text:span><text:span text:style-name="_36_4">h</text:span><text:span text:style-name="_39_9">e</text:span><text:span text:style-name="_39_"> </text:span><text:span text:style-name="_36_3">d</text:span><text:span text:style-name="_31_00">a</text:span><text:span text:style-name="_31_6">n</text:span><text:span text:style-name="_36_3">g</text:span><text:span text:style-name="_31_00">e</text:span><text:span text:style-name="_32_5">r</text:span><text:span text:style-name="_36_2">s</text:span><text:span text:style-name="_38_1"> </text:span><text:span text:style-name="_32_5">o</text:span><text:span text:style-name="_36_1">f</text:span><text:span text:style-name="_37_7"> </text:span><text:span text:style-name="_32_5">i</text:span><text:span text:style-name="_35_1">n</text:span><text:span text:style-name="_31_00">v</text:span><text:span text:style-name="_32_7">a</text:span><text:span text:style-name="_36_4">s</text:span><text:span text:style-name="_39_7">i</text:span><text:span text:style-name="_32_8">o</text:span><text:span text:style-name="_35_1">n</text:span><text:span text:style-name="_37_7"> </text:span><text:span text:style-name="_31_3">f</text:span><text:span text:style-name="_34_9">r</text:span><text:span text:style-name="_39_7">o</text:span><text:span text:style-name="_31_3">m</text:span><text:span text:style-name="_34_5"> </text:span><text:span text:style-name="_38_5">w</text:span><text:span text:style-name="_31_3">i</text:span><text:span text:style-name="_36_1">t</text:span><text:span text:style-name="_38_8">h</text:span><text:span text:style-name="_32_7">o</text:span><text:span text:style-name="_36_1">u</text:span><text:span text:style-name="_38_5">t</text:span><text:span text:style-name="_32_5">,</text:span><text:span text:style-name="_34_1"> </text:span><text:span text:style-name="_31_00">a</text:span><text:span text:style-name="_31_5">n</text:span><text:span text:style-name="_34_9">d</text:span><text:span text:style-name="_37_7"> </text:span><text:span text:style-name="_32_8">c</text:span><text:span text:style-name="_35_1">o</text:span><text:span text:style-name="_31_00">n</text:span><text:span text:style-name="_31_4">v</text:span><text:span text:style-name="_35_1">u</text:span><text:span text:style-name="_39_7">l</text:span><text:span text:style-name="_31_6">s</text:span><text:span text:style-name="_34_9">i</text:span><text:span text:style-name="_31_00">o</text:span><text:span text:style-name="_31_5">n</text:span><text:span text:style-name="_36_1">s</text:span><text:span text:style-name="_38_1"> </text:span><text:span text:style-name="_32_5">w</text:span><text:span text:style-name="_36_1">i</text:span><text:span text:style-name="_39_7">t</text:span><text:span text:style-name="_31_6">h</text:span><text:span text:style-name="_34_9">i</text:span><text:span text:style-name="_38_7">n</text:span><text:span text:style-name="_32_5">.</text:span></text:p>
      <text:p text:style-name="P1"><text:span text:style-name="_38_5">H</text:span><text:span text:style-name="_32_5">e</text:span><text:span text:style-name="_34_5"> </text:span><text:span text:style-name="_38_7">h</text:span><text:span text:style-name="_32_8">a</text:span><text:span text:style-name="_34_9">s</text:span><text:span text:style-name="_38_1"> </text:span><text:span text:style-name="_32_7">e</text:span><text:span text:style-name="_36_4">n</text:span><text:span text:style-name="_31_00">d</text:span><text:span text:style-name="_32_7">e</text:span><text:span text:style-name="_35_1">a</text:span><text:span text:style-name="_31_00">v</text:span><text:span text:style-name="_32_8">o</text:span><text:span text:style-name="_35_1">u</text:span><text:span text:style-name="_38_5">r</text:span><text:span text:style-name="_31_6">e</text:span><text:span text:style-name="_36_3">d</text:span><text:span text:style-name="_37_7"> </text:span><text:span text:style-name="_31_3">t</text:span><text:span text:style-name="_34_9">o</text:span><text:span text:style-name="_38_1"> </text:span><text:span text:style-name="_31_5">p</text:span><text:span text:style-name="_34_9">r</text:span><text:span text:style-name="_31_00">e</text:span><text:span text:style-name="_31_6">v</text:span><text:span text:style-name="_35_1">e</text:span><text:span text:style-name="_38_5">n</text:span><text:span text:style-name="_31_3">t</text:span><text:span text:style-name="_34_5"> </text:span><text:span text:style-name="_38_5">t</text:span><text:span text:style-name="_32_7">h</text:span><text:span text:style-name="_36_4">e</text:span><text:span text:style-name="_38_1"> </text:span><text:span text:style-name="_31_5">p</text:span><text:span text:style-name="_35_2">o</text:span><text:span text:style-name="_39_9">p</text:span><text:span text:style-name="_31_6">u</text:span><text:span text:style-name="_36_1">l</text:span><text:span text:style-name="_38_8">a</text:span><text:span text:style-name="_32_5">t</text:span><text:span text:style-name="_34_9">i</text:span><text:span text:style-name="_38_7">o</text:span><text:span text:style-name="_31_3">n</text:span><text:span text:style-name="_34_5"> </text:span><text:span text:style-name="_38_5">o</text:span><text:span text:style-name="_31_3">f</text:span><text:span text:style-name="_34_5"> </text:span><text:span text:style-name="_38_5">t</text:span><text:span text:style-name="_32_7">h</text:span><text:span text:style-name="_36_4">e</text:span><text:span text:style-name="_31_00">s</text:span><text:span text:style-name="_32_7">e</text:span><text:span text:style-name="_34_1"> </text:span><text:span text:style-name="_39_7">S</text:span><text:span text:style-name="_31_3">t</text:span><text:span text:style-name="_36_4">a</text:span><text:span text:style-name="_39_7">t</text:span><text:span text:style-name="_31_5">e</text:span><text:span text:style-name="_34_9">s</text:span><text:span text:style-name="_39_7">;</text:span><text:span text:style-name="_35_"> </text:span><text:span text:style-name="_36_1">f</text:span><text:span text:style-name="_38_5">o</text:span><text:span text:style-name="_32_5">r</text:span><text:span text:style-name="_34_1"> </text:span><text:span text:style-name="_38_5">t</text:span><text:span text:style-name="_31_6">h</text:span><text:span text:style-name="_35_1">a</text:span><text:span text:style-name="_39_7">t</text:span><text:span text:style-name="_39_"> </text:span><text:span text:style-name="_36_3">p</text:span><text:span text:style-name="_38_8">u</text:span><text:span text:style-name="_32_5">r</text:span><text:span text:style-name="_35_1">p</text:span><text:span text:style-name="_38_8">o</text:span><text:span text:style-name="_32_6">s</text:span><text:span text:style-name="_36_4">e</text:span><text:span text:style-name="_37_7"> </text:span><text:span text:style-name="_32_7">o</text:span><text:span text:style-name="_36_4">b</text:span><text:span text:style-name="_38_8">s</text:span><text:span text:style-name="_31_3">t</text:span><text:span text:style-name="_36_1">r</text:span><text:span text:style-name="_38_7">u</text:span><text:span text:style-name="_32_6">c</text:span><text:span text:style-name="_34_9">t</text:span><text:span text:style-name="_39_7">i</text:span><text:span text:style-name="_31_6">n</text:span><text:span text:style-name="_34_9">g</text:span><text:span text:style-name="_37_7"> </text:span><text:span text:style-name="_31_3">t</text:span><text:span text:style-name="_36_4">h</text:span><text:span text:style-name="_39_9">e</text:span><text:span text:style-name="_39_"> </text:span><text:span text:style-name="_36_1">P</text:span><text:span text:style-name="_31_00">e</text:span><text:span text:style-name="_32_7">n</text:span><text:span text:style-name="_34_9">t</text:span><text:span text:style-name="_31_00">a</text:span><text:span text:style-name="_31_3">t</text:span><text:span text:style-name="_36_3">e</text:span><text:span text:style-name="_38_8">u</text:span><text:span text:style-name="_32_6">c</text:span><text:span text:style-name="_36_1">h</text:span><text:span text:style-name="_37_7"> </text:span><text:span text:style-name="_31_3">f</text:span><text:span text:style-name="_36_1">o</text:span><text:span text:style-name="_39_7">r</text:span><text:span text:style-name="_35_"> </text:span><text:span text:style-name="_34_9">N</text:span><text:span text:style-name="_39_9">a</text:span><text:span text:style-name="_31_3">t</text:span><text:span text:style-name="_35_2">u</text:span><text:span text:style-name="_39_7">r</text:span><text:span text:style-name="_32_8">a</text:span><text:span text:style-name="_34_9">l</text:span><text:span text:style-name="_39_7">i</text:span><text:span text:style-name="_31_4">z</text:span><text:span text:style-name="_35_1">a</text:span><text:span text:style-name="_39_7">t</text:span><text:span text:style-name="_31_3">i</text:span><text:span text:style-name="_36_4">o</text:span><text:span text:style-name="_38_5">n</text:span><text:span text:style-name="_35_"> </text:span><text:span text:style-name="_36_1">o</text:span><text:span text:style-name="_38_5">f</text:span><text:span text:style-name="_35_"> </text:span><text:span text:style-name="_34_9">F</text:span><text:span text:style-name="_38_8">o</text:span><text:span text:style-name="_32_5">r</text:span><text:span text:style-name="_36_3">e</text:span><text:span text:style-name="_39_7">i</text:span><text:span text:style-name="_31_6">g</text:span><text:span text:style-name="_36_3">n</text:span><text:span text:style-name="_38_8">e</text:span><text:span text:style-name="_31_3">r</text:span><text:span text:style-name="_35_0">s</text:span><text:span text:style-name="_39_7">;</text:span><text:span text:style-name="_39_"> </text:span><text:span text:style-name="_36_1">r</text:span><text:span text:style-name="_38_8">e</text:span><text:span text:style-name="_31_3">f</text:span><text:span text:style-name="_35_1">u</text:span><text:span text:style-name="_38_8">s</text:span><text:span text:style-name="_31_3">i</text:span><text:span text:style-name="_36_3">n</text:span><text:span text:style-name="_39_7">g</text:span><text:span text:style-name="_39_"> </text:span><text:span text:style-name="_34_9">t</text:span><text:span text:style-name="_38_5">o</text:span><text:span text:style-name="_39_"> </text:span><text:span text:style-name="_35_2">p</text:span><text:span text:style-name="_38_7">a</text:span><text:span text:style-name="_32_8">s</text:span><text:span text:style-name="_35_0">s</text:span><text:span text:style-name="_37_7"> </text:span><text:span text:style-name="_31_6">o</text:span><text:span text:style-name="_36_1">t</text:span><text:span text:style-name="_39_9">h</text:span><text:span text:style-name="_32_8">e</text:span><text:span text:style-name="_36_1">r</text:span><text:span text:style-name="_38_6">s</text:span><text:span text:style-name="_35_"> </text:span><text:span text:style-name="_36_1">t</text:span><text:span text:style-name="_39_7">o</text:span><text:span text:style-name="_35_"> </text:span><text:span text:style-name="_35_1">e</text:span><text:span text:style-name="_31_00">n</text:span><text:span text:style-name="_32_8">c</text:span><text:span text:style-name="_35_1">o</text:span><text:span text:style-name="_39_9">u</text:span><text:span text:style-name="_31_3">r</text:span><text:span text:style-name="_35_2">a</text:span><text:span text:style-name="_31_00">g</text:span><text:span text:style-name="_32_7">e</text:span><text:span text:style-name="_34_1"> </text:span><text:span text:style-name="_39_7">t</text:span><text:span text:style-name="_31_6">h</text:span><text:span text:style-name="_35_1">e</text:span><text:span text:style-name="_39_7">i</text:span><text:span text:style-name="_32_5">r</text:span><text:span text:style-name="_34_1"> </text:span><text:span text:style-name="_39_7">m</text:span><text:span text:style-name="_32_5">i</text:span><text:span text:style-name="_35_2">g</text:span><text:span text:style-name="_39_7">r</text:span><text:span text:style-name="_31_5">a</text:span><text:span text:style-name="_34_9">t</text:span><text:span text:style-name="_39_7">i</text:span><text:span text:style-name="_32_8">o</text:span><text:span text:style-name="_36_3">n</text:span><text:span text:style-name="_38_5">s</text:span><text:span text:style-name="_39_"> </text:span><text:span text:style-name="_36_3">h</text:span><text:span text:style-name="_39_7">i</text:span><text:span text:style-name="_31_3">t</text:span><text:span text:style-name="_35_2">h</text:span><text:span text:style-name="_39_7">e</text:span><text:span text:style-name="_31_3">r</text:span><text:span text:style-name="_34_9">,</text:span><text:span text:style-name="_37_7"> </text:span><text:span text:style-name="_31_5">a</text:span><text:span text:style-name="_36_4">n</text:span><text:span text:style-name="_39_7">d</text:span><text:span text:style-name="_39_"> </text:span><text:span text:style-name="_36_1">r</text:span><text:span text:style-name="_38_8">a</text:span><text:span text:style-name="_32_5">i</text:span><text:span text:style-name="_35_0">s</text:span><text:span text:style-name="_39_7">i</text:span><text:span text:style-name="_32_8">n</text:span><text:span text:style-name="_36_3">g</text:span><text:span text:style-name="_38_1"> </text:span><text:span text:style-name="_32_5">t</text:span><text:span text:style-name="_36_4">h</text:span><text:span text:style-name="_38_7">e</text:span><text:span text:style-name="_35_"> </text:span><text:span text:style-name="_36_2">c</text:span><text:span text:style-name="_38_8">o</text:span><text:span text:style-name="_31_6">n</text:span><text:span text:style-name="_35_1">d</text:span><text:span text:style-name="_39_7">i</text:span><text:span text:style-name="_31_3">t</text:span><text:span text:style-name="_34_9">i</text:span><text:span text:style-name="_38_7">o</text:span><text:span text:style-name="_31_6">n</text:span><text:span text:style-name="_36_1">s</text:span><text:span text:style-name="_38_1"> </text:span><text:span text:style-name="_31_3">o</text:span><text:span text:style-name="_36_1">f</text:span><text:span text:style-name="_38_1"> </text:span><text:span text:style-name="_31_5">n</text:span><text:span text:style-name="_36_4">e</text:span><text:span text:style-name="_39_7">w</text:span><text:span text:style-name="_39_"> </text:span><text:span text:style-name="_34_9">A</text:span><text:span text:style-name="_38_7">p</text:span><text:span text:style-name="_32_8">p</text:span><text:span text:style-name="_36_1">r</text:span><text:span text:style-name="_38_8">o</text:span><text:span text:style-name="_31_5">p</text:span><text:span text:style-name="_36_1">r</text:span><text:span text:style-name="_39_7">i</text:span><text:span text:style-name="_32_7">a</text:span><text:span text:style-name="_34_9">t</text:span><text:span text:style-name="_39_7">i</text:span><text:span text:style-name="_32_8">o</text:span><text:span text:style-name="_36_3">n</text:span><text:span text:style-name="_38_8">s</text:span><text:span text:style-name="_35_"> </text:span><text:span text:style-name="_36_1">o</text:span><text:span text:style-name="_39_7">f</text:span><text:span text:style-name="_39_"> </text:span><text:span text:style-name="_34_9">L</text:span><text:span text:style-name="_38_7">a</text:span><text:span text:style-name="_32_8">n</text:span><text:span text:style-name="_36_4">d</text:span><text:span text:style-name="_38_6">s</text:span><text:span text:style-name="_31_3">.</text:span></text:p>
      <text:p text:style-name="P1"><text:span text:style-name="_39_7">H</text:span><text:span text:style-name="_32_5">e</text:span><text:span text:style-name="_34_1"> </text:span><text:span text:style-name="_38_8">h</text:span><text:span text:style-name="_31_5">a</text:span><text:span text:style-name="_36_1">s</text:span><text:span text:style-name="_37_7"> </text:span><text:span text:style-name="_31_6">o</text:span><text:span text:style-name="_35_1">b</text:span><text:span text:style-name="_38_8">s</text:span><text:span text:style-name="_31_3">t</text:span><text:span text:style-name="_36_1">r</text:span><text:span text:style-name="_38_7">u</text:span><text:span text:style-name="_32_6">c</text:span><text:span text:style-name="_34_9">t</text:span><text:span text:style-name="_31_00">e</text:span><text:span text:style-name="_32_5">d</text:span><text:span text:style-name="_34_1"> </text:span><text:span text:style-name="_38_5">t</text:span><text:span text:style-name="_32_8">h</text:span><text:span text:style-name="_36_3">e</text:span><text:span text:style-name="_38_1"> </text:span><text:span text:style-name="_32_5">A</text:span><text:span text:style-name="_35_1">d</text:span><text:span text:style-name="_39_7">m</text:span><text:span text:style-name="_32_5">i</text:span><text:span text:style-name="_36_4">n</text:span><text:span text:style-name="_39_7">i</text:span><text:span text:style-name="_31_4">s</text:span><text:span text:style-name="_36_1">t</text:span><text:span text:style-name="_39_7">r</text:span><text:span text:style-name="_32_8">a</text:span><text:span text:style-name="_36_1">t</text:span><text:span text:style-name="_38_5">i</text:span><text:span text:style-name="_31_5">o</text:span><text:span text:style-name="_35_2">n</text:span><text:span text:style-name="_38_1"> </text:span><text:span text:style-name="_32_5">o</text:span><text:span text:style-name="_34_9">f</text:span><text:span text:style-name="_37_7"> </text:span><text:span text:style-name="_32_5">J</text:span><text:span text:style-name="_36_3">u</text:span><text:span text:style-name="_31_00">s</text:span><text:span text:style-name="_32_5">t</text:span><text:span text:style-name="_36_1">i</text:span><text:span text:style-name="_38_8">c</text:span><text:span text:style-name="_32_7">e</text:span><text:span text:style-name="_34_9">,</text:span><text:span text:style-name="_37_7"> </text:span><text:span text:style-name="_32_7">b</text:span><text:span text:style-name="_35_2">y</text:span><text:span text:style-name="_37_7"> </text:span><text:span text:style-name="_31_3">r</text:span><text:span text:style-name="_35_2">e</text:span><text:span text:style-name="_38_5">f</text:span><text:span text:style-name="_32_7">u</text:span><text:span text:style-name="_35_2">s</text:span><text:span text:style-name="_38_5">i</text:span><text:span text:style-name="_32_7">n</text:span><text:span text:style-name="_34_9">g</text:span><text:span text:style-name="_38_1"> </text:span><text:span text:style-name="_31_5">h</text:span><text:span text:style-name="_36_1">i</text:span><text:span text:style-name="_38_8">s</text:span><text:span text:style-name="_39_"> </text:span><text:span text:style-name="_34_9">A</text:span><text:span text:style-name="_38_6">s</text:span><text:span text:style-name="_31_6">s</text:span><text:span text:style-name="_35_2">e</text:span><text:span text:style-name="_38_7">n</text:span><text:span text:style-name="_32_5">t</text:span><text:span text:style-name="_34_5"> </text:span><text:span text:style-name="_38_5">t</text:span><text:span text:style-name="_32_5">o</text:span><text:span text:style-name="_34_5"> </text:span><text:span text:style-name="_39_7">L</text:span><text:span text:style-name="_32_7">a</text:span><text:span text:style-name="_36_1">w</text:span><text:span text:style-name="_38_8">s</text:span><text:span text:style-name="_39_"> </text:span><text:span text:style-name="_36_1">f</text:span><text:span text:style-name="_38_5">o</text:span><text:span text:style-name="_32_5">r</text:span><text:span text:style-name="_34_5"> </text:span><text:span text:style-name="_39_9">e</text:span><text:span text:style-name="_32_8">s</text:span><text:span text:style-name="_36_1">t</text:span><text:span text:style-name="_39_9">a</text:span><text:span text:style-name="_31_6">b</text:span><text:span text:style-name="_36_1">l</text:span><text:span text:style-name="_38_5">i</text:span><text:span text:style-name="_32_8">s</text:span><text:span text:style-name="_35_1">h</text:span><text:span text:style-name="_39_7">i</text:span><text:span text:style-name="_32_7">n</text:span><text:span text:style-name="_35_2">g</text:span><text:span text:style-name="_38_1"> </text:span><text:span text:style-name="_32_5">J</text:span><text:span text:style-name="_35_2">u</text:span><text:span text:style-name="_39_9">d</text:span><text:span text:style-name="_32_5">i</text:span><text:span text:style-name="_35_2">c</text:span><text:span text:style-name="_38_5">i</text:span><text:span text:style-name="_32_7">a</text:span><text:span text:style-name="_36_1">r</text:span><text:span text:style-name="_38_5">y</text:span><text:span text:style-name="_39_"> </text:span><text:span text:style-name="_35_1">p</text:span><text:span text:style-name="_31_00">o</text:span><text:span text:style-name="_32_5">w</text:span><text:span text:style-name="_36_4">e</text:span><text:span text:style-name="_38_5">r</text:span><text:span text:style-name="_32_6">s</text:span><text:span text:style-name="_34_9">.</text:span></text:p>
      <text:p text:style-name="P1"><text:span text:style-name="_31_3">H</text:span><text:span text:style-name="_36_1">e</text:span><text:span text:style-name="_38_1"> </text:span><text:span text:style-name="_32_8">h</text:span><text:span text:style-name="_36_3">a</text:span><text:span text:style-name="_38_5">s</text:span><text:span text:style-name="_39_"> </text:span><text:span text:style-name="_36_1">m</text:span><text:span text:style-name="_39_9">a</text:span><text:span text:style-name="_32_8">d</text:span><text:span text:style-name="_36_1">e</text:span><text:span text:style-name="_37_7"> </text:span><text:span text:style-name="_31_3">J</text:span><text:span text:style-name="_36_4">u</text:span><text:span text:style-name="_38_7">d</text:span><text:span text:style-name="_32_8">g</text:span><text:span text:style-name="_35_1">e</text:span><text:span text:style-name="_39_7">s</text:span><text:span text:style-name="_35_"> </text:span><text:span text:style-name="_36_4">d</text:span><text:span text:style-name="_39_9">e</text:span><text:span text:style-name="_32_8">p</text:span><text:span text:style-name="_36_3">e</text:span><text:span text:style-name="_38_7">n</text:span><text:span text:style-name="_32_8">d</text:span><text:span text:style-name="_35_2">e</text:span><text:span text:style-name="_38_7">n</text:span><text:span text:style-name="_31_3">t</text:span><text:span text:style-name="_34_1"> </text:span><text:span text:style-name="_31_00">o</text:span><text:span text:style-name="_31_5">n</text:span><text:span text:style-name="_34_5"> </text:span><text:span text:style-name="_38_7">h</text:span><text:span text:style-name="_31_3">i</text:span><text:span text:style-name="_35_2">s</text:span><text:span text:style-name="_37_7"> </text:span><text:span text:style-name="_32_5">W</text:span><text:span text:style-name="_34_9">i</text:span><text:span text:style-name="_39_7">l</text:span><text:span text:style-name="_31_3">l</text:span><text:span text:style-name="_34_5"> </text:span><text:span text:style-name="_39_9">a</text:span><text:span text:style-name="_32_5">l</text:span><text:span text:style-name="_35_2">o</text:span><text:span text:style-name="_38_8">n</text:span><text:span text:style-name="_32_7">e</text:span><text:span text:style-name="_36_1">,</text:span><text:span text:style-name="_38_1"> </text:span><text:span text:style-name="_32_5">f</text:span><text:span text:style-name="_36_1">o</text:span><text:span text:style-name="_38_5">r</text:span><text:span text:style-name="_35_"> </text:span><text:span text:style-name="_36_1">t</text:span><text:span text:style-name="_38_8">h</text:span><text:span text:style-name="_32_7">e</text:span><text:span text:style-name="_34_1"> </text:span><text:span text:style-name="_39_7">t</text:span><text:span text:style-name="_31_6">e</text:span><text:span text:style-name="_35_1">n</text:span><text:span text:style-name="_39_9">u</text:span><text:span text:style-name="_31_3">r</text:span><text:span text:style-name="_36_4">e</text:span><text:span text:style-name="_37_7"> </text:span><text:span text:style-name="_31_3">o</text:span><text:span text:style-name="_36_1">f</text:span><text:span text:style-name="_37_7"> </text:span><text:span text:style-name="_31_3">t</text:span><text:span text:style-name="_35_1">h</text:span><text:span text:style-name="_38_8">e</text:span><text:span text:style-name="_31_3">i</text:span><text:span text:style-name="_34_9">r</text:span><text:span text:style-name="_37_7"> </text:span><text:span text:style-name="_31_6">o</text:span><text:span text:style-name="_34_9">f</text:span><text:span text:style-name="_38_5">f</text:span><text:span text:style-name="_32_5">i</text:span><text:span text:style-name="_35_0">c</text:span><text:span text:style-name="_38_7">e</text:span><text:span text:style-name="_32_8">s</text:span><text:span text:style-name="_36_1">,</text:span><text:span text:style-name="_37_7"> </text:span><text:span text:style-name="_32_7">a</text:span><text:span text:style-name="_36_4">n</text:span><text:span text:style-name="_39_7">d</text:span><text:span text:style-name="_39_"> </text:span><text:span text:style-name="_36_1">t</text:span><text:span text:style-name="_38_8">h</text:span><text:span text:style-name="_32_7">e</text:span><text:span text:style-name="_34_1"> </text:span><text:span text:style-name="_39_9">a</text:span><text:span text:style-name="_31_3">m</text:span><text:span text:style-name="_36_4">o</text:span><text:span text:style-name="_38_7">u</text:span><text:span text:style-name="_32_8">n</text:span><text:span text:style-name="_34_9">t</text:span><text:span text:style-name="_38_1"> </text:span><text:span text:style-name="_32_7">a</text:span><text:span text:style-name="_36_4">n</text:span><text:span text:style-name="_38_5">d</text:span><text:span text:style-name="_35_"> </text:span><text:span text:style-name="_35_1">p</text:span><text:span text:style-name="_38_8">a</text:span><text:span text:style-name="_31_6">y</text:span><text:span text:style-name="_34_9">m</text:span><text:span text:style-name="_38_7">e</text:span><text:span text:style-name="_31_3">n</text:span><text:span text:style-name="_36_1">t</text:span><text:span text:style-name="_38_1"> </text:span><text:span text:style-name="_31_3">o</text:span><text:span text:style-name="_36_1">f</text:span><text:span text:style-name="_37_7"> </text:span><text:span text:style-name="_31_3">t</text:span><text:span text:style-name="_36_3">h</text:span><text:span text:style-name="_38_8">e</text:span><text:span text:style-name="_31_3">i</text:span><text:span text:style-name="_36_1">r</text:span><text:span text:style-name="_38_1"> </text:span><text:span text:style-name="_31_6">s</text:span><text:span text:style-name="_36_3">a</text:span><text:span text:style-name="_39_7">l</text:span><text:span text:style-name="_31_5">a</text:span><text:span text:style-name="_34_9">r</text:span><text:span text:style-name="_39_7">i</text:span><text:span text:style-name="_32_8">e</text:span><text:span text:style-name="_34_9">s</text:span><text:span text:style-name="_39_7">.</text:span></text:p>
      <text:p text:style-name="P1"><text:span text:style-name="_34_9">H</text:span><text:span text:style-name="_39_7">e</text:span><text:span text:style-name="_39_"> </text:span><text:span text:style-name="_36_3">h</text:span><text:span text:style-name="_38_8">a</text:span><text:span text:style-name="_32_5">s</text:span><text:span text:style-name="_34_5"> </text:span><text:span text:style-name="_31_00">e</text:span><text:span text:style-name="_31_3">r</text:span><text:span text:style-name="_35_1">e</text:span><text:span text:style-name="_38_8">c</text:span><text:span text:style-name="_32_5">t</text:span><text:span text:style-name="_36_3">e</text:span><text:span text:style-name="_39_7">d</text:span><text:span text:style-name="_35_"> </text:span><text:span text:style-name="_34_9">a</text:span><text:span text:style-name="_38_1"> </text:span><text:span text:style-name="_31_3">m</text:span><text:span text:style-name="_35_1">u</text:span><text:span text:style-name="_38_5">l</text:span><text:span text:style-name="_31_3">t</text:span><text:span text:style-name="_34_9">i</text:span><text:span text:style-name="_39_7">t</text:span><text:span text:style-name="_31_6">u</text:span><text:span text:style-name="_36_3">d</text:span><text:span text:style-name="_31_00">e</text:span><text:span text:style-name="_35_"> </text:span><text:span text:style-name="_36_1">o</text:span><text:span text:style-name="_39_7">f</text:span><text:span text:style-name="_39_"> </text:span><text:span text:style-name="_34_9">N</text:span><text:span text:style-name="_38_5">e</text:span><text:span text:style-name="_32_5">w</text:span><text:span text:style-name="_34_1"> </text:span><text:span text:style-name="_39_7">O</text:span><text:span text:style-name="_32_5">f</text:span><text:span text:style-name="_34_9">f</text:span><text:span text:style-name="_39_7">i</text:span><text:span text:style-name="_32_6">c</text:span><text:span text:style-name="_36_4">e</text:span><text:span text:style-name="_39_7">s</text:span><text:span text:style-name="_32_5">,</text:span><text:span text:style-name="_34_1"> </text:span><text:span text:style-name="_31_00">a</text:span><text:span text:style-name="_32_7">n</text:span><text:span text:style-name="_34_9">d</text:span><text:span text:style-name="_38_1"> </text:span><text:span text:style-name="_31_4">s</text:span><text:span text:style-name="_36_4">e</text:span><text:span text:style-name="_38_5">n</text:span><text:span text:style-name="_31_3">t</text:span><text:span text:style-name="_34_1"> </text:span><text:span text:style-name="_38_7">h</text:span><text:span text:style-name="_31_3">i</text:span><text:span text:style-name="_34_9">t</text:span><text:span text:style-name="_38_8">h</text:span><text:span text:style-name="_31_3">e</text:span><text:span text:style-name="_36_1">r</text:span><text:span text:style-name="_38_1"> </text:span><text:span text:style-name="_32_8">s</text:span><text:span text:style-name="_36_1">w</text:span><text:span text:style-name="_39_9">a</text:span><text:span text:style-name="_31_3">r</text:span><text:span text:style-name="_34_9">m</text:span><text:span text:style-name="_38_5">s</text:span><text:span text:style-name="_35_"> </text:span><text:span text:style-name="_34_9">o</text:span><text:span text:style-name="_38_5">f</text:span><text:span text:style-name="_39_"> </text:span><text:span text:style-name="_36_1">O</text:span><text:span text:style-name="_38_5">f</text:span><text:span text:style-name="_31_3">f</text:span><text:span text:style-name="_36_1">i</text:span><text:span text:style-name="_31_00">c</text:span><text:span text:style-name="_31_5">e</text:span><text:span text:style-name="_34_9">r</text:span><text:span text:style-name="_38_5">s</text:span><text:span text:style-name="_35_"> </text:span><text:span text:style-name="_34_9">t</text:span><text:span text:style-name="_39_7">o</text:span><text:span text:style-name="_35_"> </text:span><text:span text:style-name="_36_4">h</text:span><text:span text:style-name="_39_9">a</text:span><text:span text:style-name="_31_3">r</text:span><text:span text:style-name="_34_9">r</text:span><text:span text:style-name="_31_00">a</text:span><text:span text:style-name="_32_6">s</text:span><text:span text:style-name="_36_1">s</text:span><text:span text:style-name="_37_7"> </text:span><text:span text:style-name="_31_5">o</text:span><text:span text:style-name="_35_2">u</text:span><text:span text:style-name="_39_7">r</text:span><text:span text:style-name="_35_"> </text:span><text:span text:style-name="_36_3">p</text:span><text:span text:style-name="_31_00">e</text:span><text:span text:style-name="_32_8">o</text:span><text:span text:style-name="_35_1">p</text:span><text:span text:style-name="_39_7">l</text:span><text:span text:style-name="_31_3">e</text:span><text:span text:style-name="_34_9">,</text:span><text:span text:style-name="_37_7"> </text:span><text:span text:style-name="_32_8">a</text:span><text:span text:style-name="_35_1">n</text:span><text:span text:style-name="_39_7">d</text:span><text:span text:style-name="_35_"> </text:span><text:span text:style-name="_35_1">e</text:span><text:span text:style-name="_38_8">a</text:span><text:span text:style-name="_31_3">t</text:span><text:span text:style-name="_34_1"> </text:span><text:span text:style-name="_39_9">o</text:span><text:span text:style-name="_31_6">u</text:span><text:span text:style-name="_36_1">t</text:span><text:span text:style-name="_38_1"> </text:span><text:span text:style-name="_32_5">t</text:span><text:span text:style-name="_36_4">h</text:span><text:span text:style-name="_39_9">e</text:span><text:span text:style-name="_31_3">i</text:span><text:span text:style-name="_36_1">r</text:span><text:span text:style-name="_38_1"> </text:span><text:span text:style-name="_32_6">s</text:span><text:span text:style-name="_36_4">u</text:span><text:span text:style-name="_38_7">b</text:span><text:span text:style-name="_32_8">s</text:span><text:span text:style-name="_34_9">t</text:span><text:span text:style-name="_38_8">a</text:span><text:span text:style-name="_32_7">n</text:span><text:span text:style-name="_35_2">c</text:span><text:span text:style-name="_39_9">e</text:span><text:span text:style-name="_32_5">.</text:span></text:p>
      <text:p text:style-name="P1"><text:span text:style-name="_38_5">H</text:span><text:span text:style-name="_31_3">e</text:span><text:span text:style-name="_34_1"> </text:span><text:span text:style-name="_38_7">h</text:span><text:span text:style-name="_31_6">a</text:span><text:span text:style-name="_34_9">s</text:span><text:span text:style-name="_37_7"> </text:span><text:span text:style-name="_31_6">k</text:span><text:span text:style-name="_36_3">e</text:span><text:span text:style-name="_39_7">p</text:span><text:span text:style-name="_31_3">t</text:span><text:span text:style-name="_34_5"> </text:span><text:span text:style-name="_31_00">a</text:span><text:span text:style-name="_32_5">m</text:span><text:span text:style-name="_35_1">o</text:span><text:span text:style-name="_31_00">n</text:span><text:span text:style-name="_32_7">g</text:span><text:span text:style-name="_34_5"> </text:span><text:span text:style-name="_38_7">u</text:span><text:span text:style-name="_32_8">s</text:span><text:span text:style-name="_36_1">,</text:span><text:span text:style-name="_37_7"> </text:span><text:span text:style-name="_32_5">i</text:span><text:span text:style-name="_36_1">n</text:span><text:span text:style-name="_38_1"> </text:span><text:span text:style-name="_31_3">t</text:span><text:span text:style-name="_34_9">i</text:span><text:span text:style-name="_38_5">m</text:span><text:span text:style-name="_32_8">e</text:span><text:span text:style-name="_35_0">s</text:span><text:span text:style-name="_37_7"> </text:span><text:span text:style-name="_32_5">o</text:span><text:span text:style-name="_36_1">f</text:span><text:span text:style-name="_37_7"> </text:span><text:span text:style-name="_32_8">p</text:span><text:span text:style-name="_36_3">e</text:span><text:span text:style-name="_38_7">a</text:span><text:span text:style-name="_32_8">c</text:span><text:span text:style-name="_36_1">e</text:span><text:span text:style-name="_38_5">,</text:span><text:span text:style-name="_35_"> </text:span><text:span text:style-name="_36_1">S</text:span><text:span text:style-name="_39_7">t</text:span><text:span text:style-name="_32_7">a</text:span><text:span text:style-name="_35_2">n</text:span><text:span text:style-name="_39_9">d</text:span><text:span text:style-name="_31_3">i</text:span><text:span text:style-name="_35_2">n</text:span><text:span text:style-name="_39_7">g</text:span><text:span text:style-name="_39_"> </text:span><text:span text:style-name="_36_1">A</text:span><text:span text:style-name="_39_7">r</text:span><text:span text:style-name="_32_5">m</text:span><text:span text:style-name="_36_1">i</text:span><text:span text:style-name="_38_8">e</text:span><text:span text:style-name="_32_6">s</text:span><text:span text:style-name="_34_1"> </text:span><text:span text:style-name="_39_7">w</text:span><text:span text:style-name="_32_5">i</text:span><text:span text:style-name="_34_9">t</text:span><text:span text:style-name="_31_00">h</text:span><text:span text:style-name="_31_5">o</text:span><text:span text:style-name="_36_1">u</text:span><text:span text:style-name="_39_7">t</text:span><text:span text:style-name="_39_"> </text:span><text:span text:style-name="_36_1">t</text:span><text:span text:style-name="_39_9">h</text:span><text:span text:style-name="_31_6">e</text:span><text:span text:style-name="_34_1"> </text:span><text:span text:style-name="_38_5">C</text:span><text:span text:style-name="_31_5">o</text:span><text:span text:style-name="_36_4">n</text:span><text:span text:style-name="_39_8">s</text:span><text:span text:style-name="_32_8">e</text:span><text:span text:style-name="_34_9">n</text:span><text:span text:style-name="_38_5">t</text:span><text:span text:style-name="_39_"> </text:span><text:span text:style-name="_36_1">o</text:span><text:span text:style-name="_38_5">f</text:span><text:span text:style-name="_39_"> </text:span><text:span text:style-name="_35_1">o</text:span><text:span text:style-name="_38_8">u</text:span><text:span text:style-name="_31_3">r</text:span><text:span text:style-name="_34_5"> </text:span><text:span text:style-name="_39_7">l</text:span><text:span text:style-name="_31_5">e</text:span><text:span text:style-name="_35_2">g</text:span><text:span text:style-name="_39_7">i</text:span><text:span text:style-name="_32_8">s</text:span><text:span text:style-name="_34_9">l</text:span><text:span text:style-name="_38_7">a</text:span><text:span text:style-name="_31_3">t</text:span><text:span text:style-name="_36_3">u</text:span><text:span text:style-name="_39_7">r</text:span><text:span text:style-name="_32_8">e</text:span><text:span text:style-name="_36_1">s</text:span><text:span text:style-name="_38_5">.</text:span></text:p>
      <text:p text:style-name="P1"><text:span text:style-name="_34_9">H</text:span><text:span text:style-name="_38_5">e</text:span><text:span text:style-name="_39_"> </text:span><text:span text:style-name="_36_4">h</text:span><text:span text:style-name="_39_9">a</text:span><text:span text:style-name="_32_5">s</text:span><text:span text:style-name="_34_1"> </text:span><text:span text:style-name="_31_00">a</text:span><text:span text:style-name="_32_5">f</text:span><text:span text:style-name="_34_9">f</text:span><text:span text:style-name="_39_9">e</text:span><text:span text:style-name="_31_6">c</text:span><text:span text:style-name="_34_9">t</text:span><text:span text:style-name="_39_9">e</text:span><text:span text:style-name="_31_3">d</text:span><text:span text:style-name="_34_1"> </text:span><text:span text:style-name="_39_7">t</text:span><text:span text:style-name="_32_5">o</text:span><text:span text:style-name="_34_5"> </text:span><text:span text:style-name="_39_7">r</text:span><text:span text:style-name="_31_6">e</text:span><text:span text:style-name="_35_1">n</text:span><text:span text:style-name="_31_00">d</text:span><text:span text:style-name="_32_7">e</text:span><text:span text:style-name="_34_9">r</text:span><text:span text:style-name="_38_1"> </text:span><text:span text:style-name="_31_3">t</text:span><text:span text:style-name="_36_4">h</text:span><text:span text:style-name="_39_9">e</text:span><text:span text:style-name="_39_"> </text:span><text:span text:style-name="_34_9">M</text:span><text:span text:style-name="_39_7">i</text:span><text:span text:style-name="_32_5">l</text:span><text:span text:style-name="_36_1">i</text:span><text:span text:style-name="_39_7">t</text:span><text:span text:style-name="_31_5">a</text:span><text:span text:style-name="_36_1">r</text:span><text:span text:style-name="_31_00">y</text:span><text:span text:style-name="_35_"> </text:span><text:span text:style-name="_34_9">i</text:span><text:span text:style-name="_39_9">n</text:span><text:span text:style-name="_31_6">d</text:span><text:span text:style-name="_35_2">e</text:span><text:span text:style-name="_38_7">p</text:span><text:span text:style-name="_32_8">e</text:span><text:span text:style-name="_36_3">n</text:span><text:span text:style-name="_39_9">d</text:span><text:span text:style-name="_31_6">e</text:span><text:span text:style-name="_34_9">n</text:span><text:span text:style-name="_38_5">t</text:span><text:span text:style-name="_35_"> </text:span><text:span text:style-name="_34_9">o</text:span><text:span text:style-name="_39_7">f</text:span><text:span text:style-name="_39_"> </text:span><text:span text:style-name="_36_3">a</text:span><text:span text:style-name="_31_00">n</text:span><text:span text:style-name="_31_3">d</text:span><text:span text:style-name="_34_5"> </text:span><text:span text:style-name="_31_00">s</text:span><text:span text:style-name="_31_5">u</text:span><text:span text:style-name="_36_3">p</text:span><text:span text:style-name="_38_8">e</text:span><text:span text:style-name="_31_3">r</text:span><text:span text:style-name="_34_9">i</text:span><text:span text:style-name="_39_7">o</text:span><text:span text:style-name="_31_3">r</text:span><text:span text:style-name="_34_1"> </text:span><text:span text:style-name="_39_7">t</text:span><text:span text:style-name="_32_5">o</text:span><text:span text:style-name="_34_1"> </text:span><text:span text:style-name="_38_5">t</text:span><text:span text:style-name="_31_5">h</text:span><text:span text:style-name="_36_4">e</text:span><text:span text:style-name="_37_7"> </text:span><text:span text:style-name="_31_3">C</text:span><text:span text:style-name="_36_1">i</text:span><text:span text:style-name="_38_5">v</text:span><text:span text:style-name="_32_5">i</text:span><text:span text:style-name="_36_1">l</text:span><text:span text:style-name="_38_1"> </text:span><text:span text:style-name="_32_8">p</text:span><text:span text:style-name="_35_1">o</text:span><text:span text:style-name="_38_5">w</text:span><text:span text:style-name="_31_3">e</text:span><text:span text:style-name="_34_9">r</text:span><text:span text:style-name="_39_7">.</text:span></text:p>
      <text:p text:style-name="P1"><text:span text:style-name="_36_1">H</text:span><text:span text:style-name="_38_5">e</text:span><text:span text:style-name="_35_"> </text:span><text:span text:style-name="_35_1">h</text:span><text:span text:style-name="_31_00">a</text:span><text:span text:style-name="_31_3">s</text:span><text:span text:style-name="_34_1"> </text:span><text:span text:style-name="_39_8">c</text:span><text:span text:style-name="_31_6">o</text:span><text:span text:style-name="_34_9">m</text:span><text:span text:style-name="_38_7">b</text:span><text:span text:style-name="_32_5">i</text:span><text:span text:style-name="_35_2">n</text:span><text:span text:style-name="_38_8">e</text:span><text:span text:style-name="_31_5">d</text:span><text:span text:style-name="_34_5"> </text:span><text:span text:style-name="_38_5">w</text:span><text:span text:style-name="_31_3">i</text:span><text:span text:style-name="_34_9">t</text:span><text:span text:style-name="_39_7">h</text:span><text:span text:style-name="_39_"> </text:span><text:span text:style-name="_36_4">o</text:span><text:span text:style-name="_38_5">t</text:span><text:span text:style-name="_32_7">h</text:span><text:span text:style-name="_36_3">e</text:span><text:span text:style-name="_38_5">r</text:span><text:span text:style-name="_32_8">s</text:span><text:span text:style-name="_34_1"> </text:span><text:span text:style-name="_38_5">t</text:span><text:span text:style-name="_31_3">o</text:span><text:span text:style-name="_34_1"> </text:span><text:span text:style-name="_31_00">s</text:span><text:span text:style-name="_32_7">u</text:span><text:span text:style-name="_35_1">b</text:span><text:span text:style-name="_38_5">j</text:span><text:span text:style-name="_32_8">e</text:span><text:span text:style-name="_36_1">c</text:span><text:span text:style-name="_38_5">t</text:span><text:span text:style-name="_35_"> </text:span><text:span text:style-name="_35_1">u</text:span><text:span text:style-name="_38_8">s</text:span><text:span text:style-name="_39_"> </text:span><text:span text:style-name="_34_9">t</text:span><text:span text:style-name="_38_5">o</text:span><text:span text:style-name="_35_"> </text:span><text:span text:style-name="_34_9">a</text:span><text:span text:style-name="_38_1"> </text:span><text:span text:style-name="_32_5">j</text:span><text:span text:style-name="_35_2">u</text:span><text:span text:style-name="_39_7">r</text:span><text:span text:style-name="_32_5">i</text:span><text:span text:style-name="_35_0">s</text:span><text:span text:style-name="_39_9">d</text:span><text:span text:style-name="_32_5">i</text:span><text:span text:style-name="_35_2">c</text:span><text:span text:style-name="_39_7">t</text:span><text:span text:style-name="_32_5">i</text:span><text:span text:style-name="_36_3">o</text:span><text:span text:style-name="_31_00">n</text:span><text:span text:style-name="_35_"> </text:span><text:span text:style-name="_36_1">f</text:span><text:span text:style-name="_31_00">o</text:span><text:span text:style-name="_31_3">r</text:span><text:span text:style-name="_36_3">e</text:span><text:span text:style-name="_38_5">i</text:span><text:span text:style-name="_32_7">g</text:span><text:span text:style-name="_35_2">n</text:span><text:span text:style-name="_38_1"> </text:span><text:span text:style-name="_31_3">t</text:span><text:span text:style-name="_34_9">o</text:span><text:span text:style-name="_38_1"> </text:span><text:span text:style-name="_32_7">o</text:span><text:span text:style-name="_35_2">u</text:span><text:span text:style-name="_38_5">r</text:span><text:span text:style-name="_39_"> </text:span><text:span text:style-name="_35_2">c</text:span><text:span text:style-name="_39_9">o</text:span><text:span text:style-name="_31_5">n</text:span><text:span text:style-name="_36_4">s</text:span><text:span text:style-name="_38_5">t</text:span><text:span text:style-name="_32_5">i</text:span><text:span text:style-name="_36_1">t</text:span><text:span text:style-name="_38_8">u</text:span><text:span text:style-name="_31_3">t</text:span><text:span text:style-name="_34_9">i</text:span><text:span text:style-name="_39_9">o</text:span><text:span text:style-name="_32_5">n</text:span><text:span text:style-name="_36_1">,</text:span><text:span text:style-name="_37_7"> </text:span><text:span text:style-name="_32_7">a</text:span><text:span text:style-name="_35_2">n</text:span><text:span text:style-name="_38_5">d</text:span><text:span text:style-name="_35_"> </text:span><text:span text:style-name="_36_4">u</text:span><text:span text:style-name="_39_9">n</text:span><text:span text:style-name="_31_5">a</text:span><text:span text:style-name="_36_4">c</text:span><text:span text:style-name="_38_6">k</text:span><text:span text:style-name="_31_6">n</text:span><text:span text:style-name="_35_1">o</text:span><text:span text:style-name="_39_7">w</text:span><text:span text:style-name="_32_5">l</text:span><text:span text:style-name="_36_4">e</text:span><text:span text:style-name="_38_8">d</text:span><text:span text:style-name="_31_5">g</text:span><text:span text:style-name="_35_1">e</text:span><text:span text:style-name="_38_8">d</text:span><text:span text:style-name="_39_"> </text:span><text:span text:style-name="_35_2">b</text:span><text:span text:style-name="_38_6">y</text:span><text:span text:style-name="_35_"> </text:span><text:span text:style-name="_36_3">o</text:span><text:span text:style-name="_38_8">u</text:span><text:span text:style-name="_32_5">r</text:span><text:span text:style-name="_34_1"> </text:span><text:span text:style-name="_38_5">l</text:span><text:span text:style-name="_32_7">a</text:span><text:span text:style-name="_36_1">w</text:span><text:span text:style-name="_31_00">s</text:span><text:span text:style-name="_32_5">;</text:span><text:span text:style-name="_34_1"> </text:span><text:span text:style-name="_31_00">g</text:span><text:span text:style-name="_32_5">i</text:span><text:span text:style-name="_35_0">v</text:span><text:span text:style-name="_38_5">i</text:span><text:span text:style-name="_31_6">n</text:span><text:span text:style-name="_35_1">g</text:span><text:span text:style-name="_38_1"> </text:span><text:span text:style-name="_32_8">h</text:span><text:span text:style-name="_36_1">i</text:span><text:span text:style-name="_38_6">s</text:span><text:span text:style-name="_35_"> </text:span><text:span text:style-name="_36_1">A</text:span><text:span text:style-name="_31_00">s</text:span><text:span text:style-name="_31_4">s</text:span><text:span text:style-name="_36_4">e</text:span><text:span text:style-name="_39_9">n</text:span><text:span text:style-name="_32_5">t</text:span><text:span text:style-name="_34_5"> </text:span><text:span text:style-name="_38_5">t</text:span><text:span text:style-name="_31_3">o</text:span><text:span text:style-name="_34_1"> </text:span><text:span text:style-name="_39_7">t</text:span><text:span text:style-name="_32_8">h</text:span><text:span text:style-name="_35_1">e</text:span><text:span text:style-name="_39_7">i</text:span><text:span text:style-name="_32_5">r</text:span><text:span text:style-name="_34_5"> </text:span><text:span text:style-name="_38_5">A</text:span><text:span text:style-name="_31_4">c</text:span><text:span text:style-name="_34_9">t</text:span><text:span text:style-name="_31_00">s</text:span><text:span text:style-name="_39_"> </text:span><text:span text:style-name="_36_1">o</text:span><text:span text:style-name="_38_5">f</text:span><text:span text:style-name="_35_"> </text:span><text:span text:style-name="_35_1">a</text:span><text:span text:style-name="_31_00">s</text:span><text:span text:style-name="_31_6">s</text:span><text:span text:style-name="_36_3">u</text:span><text:span text:style-name="_38_5">m</text:span><text:span text:style-name="_31_6">e</text:span><text:span text:style-name="_35_1">d</text:span><text:span text:style-name="_38_1"> </text:span><text:span text:style-name="_32_5">L</text:span><text:span text:style-name="_35_1">e</text:span><text:span text:style-name="_38_8">g</text:span><text:span text:style-name="_32_5">i</text:span><text:span text:style-name="_36_2">s</text:span><text:span text:style-name="_39_7">l</text:span><text:span text:style-name="_32_8">a</text:span><text:span text:style-name="_34_9">t</text:span><text:span text:style-name="_39_7">i</text:span><text:span text:style-name="_31_6">o</text:span><text:span text:style-name="_35_1">n</text:span><text:span text:style-name="_39_7">:</text:span></text:p>
      <text:p text:style-name="P1"><text:span text:style-name="_34_9">F</text:span><text:span text:style-name="_39_7">o</text:span><text:span text:style-name="_31_3">r</text:span><text:span text:style-name="_34_5"> </text:span><text:span text:style-name="_38_5">Q</text:span><text:span text:style-name="_31_6">u</text:span><text:span text:style-name="_35_1">a</text:span><text:span text:style-name="_38_5">r</text:span><text:span text:style-name="_32_5">t</text:span><text:span text:style-name="_35_1">e</text:span><text:span text:style-name="_39_7">r</text:span><text:span text:style-name="_31_3">i</text:span><text:span text:style-name="_35_2">n</text:span><text:span text:style-name="_39_7">g</text:span><text:span text:style-name="_39_"> </text:span><text:span text:style-name="_34_9">l</text:span><text:span text:style-name="_39_9">a</text:span><text:span text:style-name="_31_3">r</text:span><text:span text:style-name="_36_4">g</text:span><text:span text:style-name="_39_7">e</text:span><text:span text:style-name="_35_"> </text:span><text:span text:style-name="_36_3">b</text:span><text:span text:style-name="_31_00">o</text:span><text:span text:style-name="_32_7">d</text:span><text:span text:style-name="_34_9">i</text:span><text:span text:style-name="_31_00">e</text:span><text:span text:style-name="_31_3">s</text:span><text:span text:style-name="_34_1"> </text:span><text:span text:style-name="_38_5">o</text:span><text:span text:style-name="_32_5">f</text:span><text:span text:style-name="_34_1"> </text:span><text:span text:style-name="_38_8">a</text:span><text:span text:style-name="_32_5">r</text:span><text:span text:style-name="_36_1">m</text:span><text:span text:style-name="_39_9">e</text:span><text:span text:style-name="_31_3">d</text:span><text:span text:style-name="_34_1"> </text:span><text:span text:style-name="_38_6">s</text:span><text:span text:style-name="_31_6">o</text:span><text:span text:style-name="_34_9">l</text:span><text:span text:style-name="_38_7">d</text:span><text:span text:style-name="_31_3">i</text:span><text:span text:style-name="_35_2">e</text:span><text:span text:style-name="_39_7">r</text:span><text:span text:style-name="_32_5">y</text:span><text:span text:style-name="_34_5"> </text:span><text:span text:style-name="_39_9">a</text:span><text:span text:style-name="_31_3">m</text:span><text:span text:style-name="_35_2">o</text:span><text:span text:style-name="_38_7">n</text:span><text:span text:style-name="_31_6">g</text:span><text:span text:style-name="_34_1"> </text:span><text:span text:style-name="_38_7">u</text:span><text:span text:style-name="_32_8">s</text:span><text:span text:style-name="_36_1">:</text:span></text:p>
      <text:p text:style-name="P1"><text:span text:style-name="_31_3">F</text:span><text:span text:style-name="_36_1">o</text:span><text:span text:style-name="_39_7">r</text:span><text:span text:style-name="_39_"> </text:span><text:span text:style-name="_35_1">p</text:span><text:span text:style-name="_38_5">r</text:span><text:span text:style-name="_31_6">o</text:span><text:span text:style-name="_34_9">t</text:span><text:span text:style-name="_31_00">e</text:span><text:span text:style-name="_32_6">c</text:span><text:span text:style-name="_36_1">t</text:span><text:span text:style-name="_38_5">i</text:span><text:span text:style-name="_31_5">n</text:span><text:span text:style-name="_36_4">g</text:span><text:span text:style-name="_37_7"> </text:span><text:span text:style-name="_32_5">t</text:span><text:span text:style-name="_36_3">h</text:span><text:span text:style-name="_38_8">e</text:span><text:span text:style-name="_31_3">m</text:span><text:span text:style-name="_34_9">,</text:span><text:span text:style-name="_37_7"> </text:span><text:span text:style-name="_32_7">b</text:span><text:span text:style-name="_35_2">y</text:span><text:span text:style-name="_38_1"> </text:span><text:span text:style-name="_32_5">a</text:span><text:span text:style-name="_34_5"> </text:span><text:span text:style-name="_39_7">m</text:span><text:span text:style-name="_32_8">o</text:span><text:span text:style-name="_36_2">c</text:span><text:span text:style-name="_39_7">k</text:span><text:span text:style-name="_39_"> </text:span><text:span text:style-name="_36_1">T</text:span><text:span text:style-name="_38_5">r</text:span><text:span text:style-name="_31_3">i</text:span><text:span text:style-name="_34_9">a</text:span><text:span text:style-name="_38_5">l</text:span><text:span text:style-name="_31_3">,</text:span><text:span text:style-name="_34_5"> </text:span><text:span text:style-name="_38_5">f</text:span><text:span text:style-name="_31_3">r</text:span><text:span text:style-name="_36_1">o</text:span><text:span text:style-name="_39_7">m</text:span><text:span text:style-name="_39_"> </text:span><text:span text:style-name="_36_3">p</text:span><text:span text:style-name="_38_8">e</text:span><text:span text:style-name="_32_7">n</text:span><text:span text:style-name="_35_2">a</text:span><text:span text:style-name="_38_5">l</text:span><text:span text:style-name="_31_3">i</text:span><text:span text:style-name="_36_4">z</text:span><text:span text:style-name="_38_7">a</text:span><text:span text:style-name="_31_3">t</text:span><text:span text:style-name="_34_9">i</text:span><text:span text:style-name="_38_8">o</text:span><text:span text:style-name="_31_5">n</text:span><text:span text:style-name="_34_1"> </text:span><text:span text:style-name="_38_5">f</text:span><text:span text:style-name="_31_3">o</text:span><text:span text:style-name="_34_9">r</text:span><text:span text:style-name="_37_7"> </text:span><text:span text:style-name="_31_5">a</text:span><text:span text:style-name="_36_4">n</text:span><text:span text:style-name="_38_5">y</text:span><text:span text:style-name="_39_"> </text:span><text:span text:style-name="_36_1">M</text:span><text:span text:style-name="_38_8">u</text:span><text:span text:style-name="_32_5">r</text:span><text:span text:style-name="_36_3">d</text:span><text:span text:style-name="_38_8">e</text:span><text:span text:style-name="_31_3">r</text:span><text:span text:style-name="_36_2">s</text:span><text:span text:style-name="_37_7"> </text:span><text:span text:style-name="_32_5">w</text:span><text:span text:style-name="_36_3">h</text:span><text:span text:style-name="_38_5">i</text:span><text:span text:style-name="_31_6">c</text:span><text:span text:style-name="_36_1">h</text:span><text:span text:style-name="_38_1"> </text:span><text:span text:style-name="_32_5">t</text:span><text:span text:style-name="_36_3">h</text:span><text:span text:style-name="_38_8">e</text:span><text:span text:style-name="_31_3">y</text:span><text:span text:style-name="_34_1"> </text:span><text:span text:style-name="_38_8">s</text:span><text:span text:style-name="_31_5">h</text:span><text:span text:style-name="_36_4">o</text:span><text:span text:style-name="_39_9">u</text:span><text:span text:style-name="_31_3">l</text:span><text:span text:style-name="_34_9">d</text:span><text:span text:style-name="_37_7"> </text:span><text:span text:style-name="_32_8">c</text:span><text:span text:style-name="_36_3">o</text:span><text:span text:style-name="_39_7">m</text:span><text:span text:style-name="_31_3">m</text:span><text:span text:style-name="_36_1">i</text:span><text:span text:style-name="_39_7">t</text:span><text:span text:style-name="_39_"> </text:span><text:span text:style-name="_35_2">o</text:span><text:span text:style-name="_39_9">n</text:span><text:span text:style-name="_35_"> </text:span><text:span text:style-name="_34_9">t</text:span><text:span text:style-name="_38_8">h</text:span><text:span text:style-name="_32_7">e</text:span><text:span text:style-name="_34_5"> </text:span><text:span text:style-name="_38_5">I</text:span><text:span text:style-name="_31_5">n</text:span><text:span text:style-name="_36_4">h</text:span><text:span text:style-name="_31_00">a</text:span><text:span text:style-name="_31_5">b</text:span><text:span text:style-name="_36_1">i</text:span><text:span text:style-name="_38_5">t</text:span><text:span text:style-name="_32_8">a</text:span><text:span text:style-name="_35_1">n</text:span><text:span text:style-name="_38_5">t</text:span><text:span text:style-name="_32_5">s</text:span><text:span text:style-name="_34_5"> </text:span><text:span text:style-name="_38_5">o</text:span><text:span text:style-name="_31_3">f</text:span><text:span text:style-name="_34_5"> </text:span><text:span text:style-name="_39_7">t</text:span><text:span text:style-name="_31_5">h</text:span><text:span text:style-name="_35_2">e</text:span><text:span text:style-name="_38_8">s</text:span><text:span text:style-name="_32_7">e</text:span><text:span text:style-name="_34_1"> </text:span><text:span text:style-name="_38_5">S</text:span><text:span text:style-name="_31_3">t</text:span><text:span text:style-name="_36_3">a</text:span><text:span text:style-name="_38_5">t</text:span><text:span text:style-name="_32_8">e</text:span><text:span text:style-name="_36_1">s</text:span><text:span text:style-name="_38_5">:</text:span></text:p>
      <text:p text:style-name="P1"><text:span text:style-name="_34_9">F</text:span><text:span text:style-name="_38_5">o</text:span><text:span text:style-name="_32_5">r</text:span><text:span text:style-name="_34_1"> </text:span><text:span text:style-name="_38_6">c</text:span><text:span text:style-name="_31_6">u</text:span><text:span text:style-name="_34_9">t</text:span><text:span text:style-name="_38_5">t</text:span><text:span text:style-name="_31_3">i</text:span><text:span text:style-name="_36_3">n</text:span><text:span text:style-name="_31_00">g</text:span><text:span text:style-name="_39_"> </text:span><text:span text:style-name="_36_1">o</text:span><text:span text:style-name="_39_7">f</text:span><text:span text:style-name="_31_3">f</text:span><text:span text:style-name="_34_5"> </text:span><text:span text:style-name="_38_8">o</text:span><text:span text:style-name="_31_5">u</text:span><text:span text:style-name="_36_1">r</text:span><text:span text:style-name="_38_1"> </text:span><text:span text:style-name="_32_5">T</text:span><text:span text:style-name="_34_9">r</text:span><text:span text:style-name="_31_00">a</text:span><text:span text:style-name="_31_5">d</text:span><text:span text:style-name="_34_9">e</text:span><text:span text:style-name="_38_1"> </text:span><text:span text:style-name="_31_3">w</text:span><text:span text:style-name="_36_1">i</text:span><text:span text:style-name="_38_5">t</text:span><text:span text:style-name="_32_5">h</text:span><text:span text:style-name="_34_5"> </text:span><text:span text:style-name="_39_7">a</text:span><text:span text:style-name="_32_5">l</text:span><text:span text:style-name="_36_1">l</text:span><text:span text:style-name="_38_1"> </text:span><text:span text:style-name="_31_5">p</text:span><text:span text:style-name="_35_2">a</text:span><text:span text:style-name="_38_5">r</text:span><text:span text:style-name="_32_5">t</text:span><text:span text:style-name="_36_1">s</text:span><text:span text:style-name="_38_1"> </text:span><text:span text:style-name="_32_5">o</text:span><text:span text:style-name="_34_9">f</text:span><text:span text:style-name="_37_7"> </text:span><text:span text:style-name="_32_5">t</text:span><text:span text:style-name="_36_4">h</text:span><text:span text:style-name="_38_7">e</text:span><text:span text:style-name="_35_"> </text:span><text:span text:style-name="_36_1">w</text:span><text:span text:style-name="_31_00">o</text:span><text:span text:style-name="_32_5">r</text:span><text:span text:style-name="_34_9">l</text:span><text:span text:style-name="_38_7">d</text:span><text:span text:style-name="_31_3">:</text:span></text:p>
      <text:p text:style-name="P1"><text:span text:style-name="_39_7">F</text:span><text:span text:style-name="_32_5">o</text:span><text:span text:style-name="_34_9">r</text:span><text:span text:style-name="_38_1"> </text:span><text:span text:style-name="_31_3">i</text:span><text:span text:style-name="_36_1">m</text:span><text:span text:style-name="_31_00">p</text:span><text:span text:style-name="_32_7">o</text:span><text:span text:style-name="_36_2">s</text:span><text:span text:style-name="_39_7">i</text:span><text:span text:style-name="_32_8">n</text:span><text:span text:style-name="_36_1">g</text:span><text:span text:style-name="_37_7"> </text:span><text:span text:style-name="_31_3">T</text:span><text:span text:style-name="_36_4">a</text:span><text:span text:style-name="_39_8">x</text:span><text:span text:style-name="_31_5">e</text:span><text:span text:style-name="_35_2">s</text:span><text:span text:style-name="_37_7"> </text:span><text:span text:style-name="_32_7">o</text:span><text:span text:style-name="_36_4">n</text:span><text:span text:style-name="_38_1"> </text:span><text:span text:style-name="_31_6">u</text:span><text:span text:style-name="_35_0">s</text:span><text:span text:style-name="_37_7"> </text:span><text:span text:style-name="_31_3">w</text:span><text:span text:style-name="_34_9">i</text:span><text:span text:style-name="_39_7">t</text:span><text:span text:style-name="_31_5">h</text:span><text:span text:style-name="_35_2">o</text:span><text:span text:style-name="_38_5">u</text:span><text:span text:style-name="_31_3">t</text:span><text:span text:style-name="_34_1"> </text:span><text:span text:style-name="_38_7">o</text:span><text:span text:style-name="_32_8">u</text:span><text:span text:style-name="_34_9">r</text:span><text:span text:style-name="_37_7"> </text:span><text:span text:style-name="_32_5">C</text:span><text:span text:style-name="_36_4">o</text:span><text:span text:style-name="_39_9">n</text:span><text:span text:style-name="_31_6">s</text:span><text:span text:style-name="_36_3">e</text:span><text:span text:style-name="_38_5">n</text:span><text:span text:style-name="_31_3">t</text:span><text:span text:style-name="_36_1">:</text:span></text:p>
      <text:p text:style-name="P1"><text:span text:style-name="_32_5">F</text:span><text:span text:style-name="_36_1">o</text:span><text:span text:style-name="_39_7">r</text:span><text:span text:style-name="_39_"> </text:span><text:span text:style-name="_35_1">d</text:span><text:span text:style-name="_31_00">e</text:span><text:span text:style-name="_31_5">p</text:span><text:span text:style-name="_36_1">r</text:span><text:span text:style-name="_38_5">i</text:span><text:span text:style-name="_31_6">v</text:span><text:span text:style-name="_36_1">i</text:span><text:span text:style-name="_38_7">n</text:span><text:span text:style-name="_31_6">g</text:span><text:span text:style-name="_34_5"> </text:span><text:span text:style-name="_38_8">u</text:span><text:span text:style-name="_31_4">s</text:span><text:span text:style-name="_34_1"> </text:span><text:span text:style-name="_38_5">i</text:span><text:span text:style-name="_31_3">n</text:span><text:span text:style-name="_34_5"> </text:span><text:span text:style-name="_39_7">m</text:span><text:span text:style-name="_32_7">a</text:span><text:span text:style-name="_36_4">n</text:span><text:span text:style-name="_38_5">y</text:span><text:span text:style-name="_39_"> </text:span><text:span text:style-name="_35_0">c</text:span><text:span text:style-name="_38_8">a</text:span><text:span text:style-name="_32_6">s</text:span><text:span text:style-name="_36_4">e</text:span><text:span text:style-name="_38_5">s</text:span><text:span text:style-name="_32_5">,</text:span><text:span text:style-name="_34_5"> </text:span><text:span text:style-name="_38_5">o</text:span><text:span text:style-name="_31_3">f</text:span><text:span text:style-name="_34_5"> </text:span><text:span text:style-name="_38_5">t</text:span><text:span text:style-name="_31_6">h</text:span><text:span text:style-name="_35_1">e</text:span><text:span text:style-name="_38_1"> </text:span><text:span text:style-name="_31_6">b</text:span><text:span text:style-name="_36_3">e</text:span><text:span text:style-name="_38_7">n</text:span><text:span text:style-name="_32_8">e</text:span><text:span text:style-name="_34_9">f</text:span><text:span text:style-name="_39_7">i</text:span><text:span text:style-name="_31_3">t</text:span><text:span text:style-name="_34_9">s</text:span><text:span text:style-name="_38_1"> </text:span><text:span text:style-name="_32_5">o</text:span><text:span text:style-name="_34_9">f</text:span><text:span text:style-name="_37_7"> </text:span><text:span text:style-name="_31_3">T</text:span><text:span text:style-name="_34_9">r</text:span><text:span text:style-name="_38_5">i</text:span><text:span text:style-name="_31_3">a</text:span><text:span text:style-name="_36_1">l</text:span><text:span text:style-name="_38_1"> </text:span><text:span text:style-name="_31_5">b</text:span><text:span text:style-name="_35_2">y</text:span><text:span text:style-name="_37_7"> </text:span><text:span text:style-name="_31_3">J</text:span><text:span text:style-name="_36_3">u</text:span><text:span text:style-name="_38_5">r</text:span><text:span text:style-name="_31_6">y</text:span><text:span text:style-name="_36_1">:</text:span></text:p>
      <text:p text:style-name="P1"><text:span text:style-name="_31_3">F</text:span><text:span text:style-name="_36_1">o</text:span><text:span text:style-name="_39_7">r</text:span><text:span text:style-name="_35_"> </text:span><text:span text:style-name="_34_9">t</text:span><text:span text:style-name="_39_7">r</text:span><text:span text:style-name="_31_5">a</text:span><text:span text:style-name="_35_2">n</text:span><text:span text:style-name="_38_8">s</text:span><text:span text:style-name="_32_7">p</text:span><text:span text:style-name="_36_4">o</text:span><text:span text:style-name="_39_7">r</text:span><text:span text:style-name="_31_3">t</text:span><text:span text:style-name="_34_9">i</text:span><text:span text:style-name="_38_7">n</text:span><text:span text:style-name="_31_3">g</text:span><text:span text:style-name="_34_1"> </text:span><text:span text:style-name="_31_00">u</text:span><text:span text:style-name="_32_6">s</text:span><text:span text:style-name="_34_1"> </text:span><text:span text:style-name="_31_00">b</text:span><text:span text:style-name="_31_5">e</text:span><text:span text:style-name="_35_2">y</text:span><text:span text:style-name="_38_7">o</text:span><text:span text:style-name="_32_7">n</text:span><text:span text:style-name="_36_4">d</text:span><text:span text:style-name="_37_7"> </text:span><text:span text:style-name="_31_3">S</text:span><text:span text:style-name="_36_3">e</text:span><text:span text:style-name="_31_00">a</text:span><text:span text:style-name="_31_3">s</text:span><text:span text:style-name="_34_5"> </text:span><text:span text:style-name="_39_7">t</text:span><text:span text:style-name="_31_3">o</text:span><text:span text:style-name="_34_1"> </text:span><text:span text:style-name="_31_00">b</text:span><text:span text:style-name="_31_5">e</text:span><text:span text:style-name="_34_1"> </text:span><text:span text:style-name="_38_5">t</text:span><text:span text:style-name="_32_5">r</text:span><text:span text:style-name="_36_1">i</text:span><text:span text:style-name="_39_9">e</text:span><text:span text:style-name="_32_8">d</text:span><text:span text:style-name="_34_5"> </text:span><text:span text:style-name="_38_5">f</text:span><text:span text:style-name="_32_5">o</text:span><text:span text:style-name="_36_1">r</text:span><text:span text:style-name="_37_7"> </text:span><text:span text:style-name="_31_6">a</text:span><text:span text:style-name="_36_2">s</text:span><text:span text:style-name="_31_00">s</text:span><text:span text:style-name="_31_5">u</text:span><text:span text:style-name="_34_9">m</text:span><text:span text:style-name="_39_9">e</text:span><text:span text:style-name="_32_8">d</text:span><text:span text:style-name="_34_1"> </text:span><text:span text:style-name="_38_7">o</text:span><text:span text:style-name="_31_3">f</text:span><text:span text:style-name="_34_9">f</text:span><text:span text:style-name="_31_00">e</text:span><text:span text:style-name="_31_6">n</text:span><text:span text:style-name="_35_0">c</text:span><text:span text:style-name="_39_9">e</text:span><text:span text:style-name="_32_8">s</text:span></text:p>
      <text:p text:style-name="P1"><text:span text:style-name="_38_5">F</text:span><text:span text:style-name="_32_5">o</text:span><text:span text:style-name="_36_1">r</text:span><text:span text:style-name="_37_7"> </text:span><text:span text:style-name="_32_7">a</text:span><text:span text:style-name="_36_4">b</text:span><text:span text:style-name="_38_7">o</text:span><text:span text:style-name="_31_3">l</text:span><text:span text:style-name="_36_1">i</text:span><text:span text:style-name="_38_8">s</text:span><text:span text:style-name="_31_6">h</text:span><text:span text:style-name="_34_9">i</text:span><text:span text:style-name="_38_7">n</text:span><text:span text:style-name="_31_3">g</text:span><text:span text:style-name="_34_5"> </text:span><text:span text:style-name="_38_5">t</text:span><text:span text:style-name="_31_5">h</text:span><text:span text:style-name="_36_4">e</text:span><text:span text:style-name="_37_7"> </text:span><text:span text:style-name="_32_5">f</text:span><text:span text:style-name="_36_1">r</text:span><text:span text:style-name="_31_00">e</text:span><text:span text:style-name="_31_5">e</text:span><text:span text:style-name="_34_5"> </text:span><text:span text:style-name="_38_5">S</text:span><text:span text:style-name="_31_4">y</text:span><text:span text:style-name="_36_4">s</text:span><text:span text:style-name="_39_7">t</text:span><text:span text:style-name="_31_3">e</text:span><text:span text:style-name="_36_1">m</text:span><text:span text:style-name="_38_1"> </text:span><text:span text:style-name="_31_3">o</text:span><text:span text:style-name="_34_9">f</text:span><text:span text:style-name="_37_7"> </text:span><text:span text:style-name="_31_3">E</text:span><text:span text:style-name="_35_1">n</text:span><text:span text:style-name="_38_8">g</text:span><text:span text:style-name="_31_3">l</text:span><text:span text:style-name="_34_9">i</text:span><text:span text:style-name="_38_8">s</text:span><text:span text:style-name="_32_7">h</text:span><text:span text:style-name="_34_5"> </text:span><text:span text:style-name="_39_7">L</text:span><text:span text:style-name="_31_5">a</text:span><text:span text:style-name="_36_1">w</text:span><text:span text:style-name="_31_00">s</text:span><text:span text:style-name="_39_"> </text:span><text:span text:style-name="_34_9">i</text:span><text:span text:style-name="_39_7">n</text:span><text:span text:style-name="_35_"> </text:span><text:span text:style-name="_34_9">a</text:span><text:span text:style-name="_38_1"> </text:span><text:span text:style-name="_32_8">n</text:span><text:span text:style-name="_36_3">e</text:span><text:span text:style-name="_39_7">i</text:span><text:span text:style-name="_32_8">g</text:span><text:span text:style-name="_35_1">h</text:span><text:span text:style-name="_38_7">b</text:span><text:span text:style-name="_32_8">o</text:span><text:span text:style-name="_35_1">u</text:span><text:span text:style-name="_39_7">r</text:span><text:span text:style-name="_31_3">i</text:span><text:span text:style-name="_36_4">n</text:span><text:span text:style-name="_38_5">g</text:span><text:span text:style-name="_35_"> </text:span><text:span text:style-name="_36_1">P</text:span><text:span text:style-name="_38_5">r</text:span><text:span text:style-name="_32_8">o</text:span><text:span text:style-name="_35_0">v</text:span><text:span text:style-name="_39_7">i</text:span><text:span text:style-name="_32_8">n</text:span><text:span text:style-name="_35_0">c</text:span><text:span text:style-name="_38_5">e</text:span><text:span text:style-name="_32_5">,</text:span><text:span text:style-name="_34_1"> </text:span><text:span text:style-name="_39_9">e</text:span><text:span text:style-name="_32_8">s</text:span><text:span text:style-name="_36_1">t</text:span><text:span text:style-name="_31_00">a</text:span><text:span text:style-name="_31_5">b</text:span><text:span text:style-name="_34_9">l</text:span><text:span text:style-name="_38_5">i</text:span><text:span text:style-name="_31_6">s</text:span><text:span text:style-name="_35_1">h</text:span><text:span text:style-name="_38_5">i</text:span><text:span text:style-name="_31_5">n</text:span><text:span text:style-name="_35_2">g</text:span><text:span text:style-name="_38_1"> </text:span><text:span text:style-name="_32_5">t</text:span><text:span text:style-name="_36_3">h</text:span><text:span text:style-name="_38_8">e</text:span><text:span text:style-name="_31_3">r</text:span><text:span text:style-name="_35_2">e</text:span><text:span text:style-name="_38_5">i</text:span><text:span text:style-name="_31_5">n</text:span><text:span text:style-name="_34_1"> </text:span><text:span text:style-name="_38_8">a</text:span><text:span text:style-name="_32_7">n</text:span><text:span text:style-name="_34_1"> </text:span><text:span text:style-name="_39_7">A</text:span><text:span text:style-name="_31_3">r</text:span><text:span text:style-name="_35_1">b</text:span><text:span text:style-name="_39_7">i</text:span><text:span text:style-name="_32_5">t</text:span><text:span text:style-name="_36_1">r</text:span><text:span text:style-name="_38_8">a</text:span><text:span text:style-name="_31_3">r</text:span><text:span text:style-name="_34_9">y</text:span><text:span text:style-name="_37_7"> </text:span><text:span text:style-name="_31_5">g</text:span><text:span text:style-name="_36_4">o</text:span><text:span text:style-name="_38_8">v</text:span><text:span text:style-name="_31_5">e</text:span><text:span text:style-name="_36_1">r</text:span><text:span text:style-name="_38_7">n</text:span><text:span text:style-name="_32_5">m</text:span><text:span text:style-name="_35_2">e</text:span><text:span text:style-name="_39_7">n</text:span><text:span text:style-name="_31_3">t</text:span><text:span text:style-name="_36_1">,</text:span><text:span text:style-name="_38_1"> </text:span><text:span text:style-name="_31_6">a</text:span><text:span text:style-name="_36_3">n</text:span><text:span text:style-name="_39_7">d</text:span><text:span text:style-name="_35_"> </text:span><text:span text:style-name="_35_2">e</text:span><text:span text:style-name="_39_9">n</text:span><text:span text:style-name="_32_5">l</text:span><text:span text:style-name="_36_3">a</text:span><text:span text:style-name="_38_5">r</text:span><text:span text:style-name="_32_8">g</text:span><text:span text:style-name="_36_1">i</text:span><text:span text:style-name="_38_8">n</text:span><text:span text:style-name="_31_5">g</text:span><text:span text:style-name="_34_5"> </text:span><text:span text:style-name="_38_5">i</text:span><text:span text:style-name="_31_3">t</text:span><text:span text:style-name="_36_1">s</text:span><text:span text:style-name="_38_1"> </text:span><text:span text:style-name="_31_3">B</text:span><text:span text:style-name="_35_2">o</text:span><text:span text:style-name="_39_9">u</text:span><text:span text:style-name="_31_6">n</text:span><text:span text:style-name="_35_1">d</text:span><text:span text:style-name="_39_9">a</text:span><text:span text:style-name="_31_3">r</text:span><text:span text:style-name="_34_9">i</text:span><text:span text:style-name="_38_8">e</text:span><text:span text:style-name="_31_3">s</text:span><text:span text:style-name="_34_5"> </text:span><text:span text:style-name="_38_8">s</text:span><text:span text:style-name="_31_5">o</text:span><text:span text:style-name="_34_1"> </text:span><text:span text:style-name="_39_9">a</text:span><text:span text:style-name="_31_6">s</text:span><text:span text:style-name="_34_1"> </text:span><text:span text:style-name="_38_5">t</text:span><text:span text:style-name="_32_5">o</text:span><text:span text:style-name="_34_1"> </text:span><text:span text:style-name="_39_7">r</text:span><text:span text:style-name="_32_8">e</text:span><text:span text:style-name="_36_3">n</text:span><text:span text:style-name="_31_00">d</text:span><text:span text:style-name="_31_5">e</text:span><text:span text:style-name="_36_1">r</text:span><text:span text:style-name="_38_1"> </text:span><text:span text:style-name="_31_3">i</text:span><text:span text:style-name="_34_9">t</text:span><text:span text:style-name="_38_1"> </text:span><text:span text:style-name="_32_5">a</text:span><text:span text:style-name="_34_9">t</text:span><text:span text:style-name="_37_7"> </text:span><text:span text:style-name="_32_7">o</text:span><text:span text:style-name="_35_2">n</text:span><text:span text:style-name="_38_8">c</text:span><text:span text:style-name="_32_7">e</text:span><text:span text:style-name="_34_1"> </text:span><text:span text:style-name="_39_9">a</text:span><text:span text:style-name="_32_8">n</text:span><text:span text:style-name="_34_5"> </text:span><text:span text:style-name="_31_00">e</text:span><text:span text:style-name="_32_6">x</text:span><text:span text:style-name="_35_1">a</text:span><text:span text:style-name="_39_7">m</text:span><text:span text:style-name="_31_6">p</text:span><text:span text:style-name="_36_1">l</text:span><text:span text:style-name="_39_7">e</text:span><text:span text:style-name="_35_"> </text:span><text:span text:style-name="_36_3">a</text:span><text:span text:style-name="_38_8">n</text:span><text:span text:style-name="_31_3">d</text:span><text:span text:style-name="_34_1"> </text:span><text:span text:style-name="_39_7">f</text:span><text:span text:style-name="_32_5">i</text:span><text:span text:style-name="_36_1">t</text:span><text:span text:style-name="_38_1"> </text:span><text:span text:style-name="_32_5">i</text:span><text:span text:style-name="_36_4">n</text:span><text:span text:style-name="_39_8">s</text:span><text:span text:style-name="_32_5">t</text:span><text:span text:style-name="_34_9">r</text:span><text:span text:style-name="_31_00">u</text:span><text:span text:style-name="_32_5">m</text:span><text:span text:style-name="_36_3">e</text:span><text:span text:style-name="_39_7">n</text:span><text:span text:style-name="_31_3">t</text:span><text:span text:style-name="_34_1"> </text:span><text:span text:style-name="_38_5">f</text:span><text:span text:style-name="_32_5">o</text:span><text:span text:style-name="_34_9">r</text:span><text:span text:style-name="_37_7"> </text:span><text:span text:style-name="_31_3">i</text:span><text:span text:style-name="_35_2">n</text:span><text:span text:style-name="_38_5">t</text:span><text:span text:style-name="_31_3">r</text:span><text:span text:style-name="_35_1">o</text:span><text:span text:style-name="_38_8">d</text:span><text:span text:style-name="_31_5">u</text:span><text:span text:style-name="_36_2">c</text:span><text:span text:style-name="_38_5">i</text:span><text:span text:style-name="_31_6">n</text:span><text:span text:style-name="_36_1">g</text:span><text:span text:style-name="_37_7"> </text:span><text:span text:style-name="_32_5">t</text:span><text:span text:style-name="_35_1">h</text:span><text:span text:style-name="_31_00">e</text:span><text:span text:style-name="_35_"> </text:span><text:span text:style-name="_36_4">s</text:span><text:span text:style-name="_39_9">a</text:span><text:span text:style-name="_32_5">m</text:span><text:span text:style-name="_36_1">e</text:span><text:span text:style-name="_38_1"> </text:span><text:span text:style-name="_32_7">a</text:span><text:span text:style-name="_35_2">b</text:span><text:span text:style-name="_31_00">s</text:span><text:span text:style-name="_32_7">o</text:span><text:span text:style-name="_36_1">l</text:span><text:span text:style-name="_39_9">u</text:span><text:span text:style-name="_32_5">t</text:span><text:span text:style-name="_35_2">e</text:span><text:span text:style-name="_37_7"> </text:span><text:span text:style-name="_31_3">r</text:span><text:span text:style-name="_36_4">u</text:span><text:span text:style-name="_38_5">l</text:span><text:span text:style-name="_31_5">e</text:span><text:span text:style-name="_34_1"> </text:span><text:span text:style-name="_38_5">i</text:span><text:span text:style-name="_31_6">n</text:span><text:span text:style-name="_36_1">t</text:span><text:span text:style-name="_38_7">o</text:span><text:span text:style-name="_39_"> </text:span><text:span text:style-name="_36_1">t</text:span><text:span text:style-name="_39_9">h</text:span><text:span text:style-name="_32_8">e</text:span><text:span text:style-name="_36_4">s</text:span><text:span text:style-name="_38_7">e</text:span><text:span text:style-name="_39_"> </text:span><text:span text:style-name="_36_1">C</text:span><text:span text:style-name="_38_7">o</text:span><text:span text:style-name="_31_3">l</text:span><text:span text:style-name="_35_2">o</text:span><text:span text:style-name="_39_9">n</text:span><text:span text:style-name="_32_5">i</text:span><text:span text:style-name="_36_4">e</text:span><text:span text:style-name="_39_7">s</text:span><text:span text:style-name="_32_5">:</text:span></text:p>
      <text:p text:style-name="P1"><text:span text:style-name="_38_5">F</text:span><text:span text:style-name="_32_5">o</text:span><text:span text:style-name="_34_9">r</text:span><text:span text:style-name="_38_1"> </text:span><text:span text:style-name="_31_3">t</text:span><text:span text:style-name="_35_2">a</text:span><text:span text:style-name="_38_6">k</text:span><text:span text:style-name="_32_5">i</text:span><text:span text:style-name="_35_1">n</text:span><text:span text:style-name="_38_8">g</text:span><text:span text:style-name="_35_"> </text:span><text:span text:style-name="_35_2">a</text:span><text:span text:style-name="_39_7">w</text:span><text:span text:style-name="_32_7">a</text:span><text:span text:style-name="_34_9">y</text:span><text:span text:style-name="_37_7"> </text:span><text:span text:style-name="_31_6">o</text:span><text:span text:style-name="_36_3">u</text:span><text:span text:style-name="_38_5">r</text:span><text:span text:style-name="_39_"> </text:span><text:span text:style-name="_36_1">C</text:span><text:span text:style-name="_39_9">h</text:span><text:span text:style-name="_31_6">a</text:span><text:span text:style-name="_36_1">r</text:span><text:span text:style-name="_39_7">t</text:span><text:span text:style-name="_31_6">e</text:span><text:span text:style-name="_36_1">r</text:span><text:span text:style-name="_39_8">s</text:span><text:span text:style-name="_31_3">,</text:span><text:span text:style-name="_34_5"> </text:span><text:span text:style-name="_38_8">a</text:span><text:span text:style-name="_31_5">b</text:span><text:span text:style-name="_35_1">o</text:span><text:span text:style-name="_39_7">l</text:span><text:span text:style-name="_31_3">i</text:span><text:span text:style-name="_35_2">s</text:span><text:span text:style-name="_38_7">h</text:span><text:span text:style-name="_31_3">i</text:span><text:span text:style-name="_35_2">n</text:span><text:span text:style-name="_39_7">g</text:span><text:span text:style-name="_39_"> </text:span><text:span text:style-name="_35_2">o</text:span><text:span text:style-name="_38_7">u</text:span><text:span text:style-name="_31_3">r</text:span><text:span text:style-name="_34_5"> </text:span><text:span text:style-name="_39_7">m</text:span><text:span text:style-name="_32_7">o</text:span><text:span text:style-name="_36_4">s</text:span><text:span text:style-name="_38_5">t</text:span><text:span text:style-name="_39_"> </text:span><text:span text:style-name="_35_0">v</text:span><text:span text:style-name="_38_8">a</text:span><text:span text:style-name="_32_5">l</text:span><text:span text:style-name="_35_1">u</text:span><text:span text:style-name="_31_00">a</text:span><text:span text:style-name="_31_6">b</text:span><text:span text:style-name="_36_1">l</text:span><text:span text:style-name="_38_7">e</text:span><text:span text:style-name="_35_"> </text:span><text:span text:style-name="_36_1">L</text:span><text:span text:style-name="_39_9">a</text:span><text:span text:style-name="_31_3">w</text:span><text:span text:style-name="_35_2">s</text:span><text:span text:style-name="_38_5">,</text:span><text:span text:style-name="_39_"> </text:span><text:span text:style-name="_35_2">a</text:span><text:span text:style-name="_39_9">n</text:span><text:span text:style-name="_31_3">d</text:span><text:span text:style-name="_34_1"> </text:span><text:span text:style-name="_38_8">n</text:span><text:span text:style-name="_31_5">e</text:span><text:span text:style-name="_36_4">u</text:span><text:span text:style-name="_38_5">t</text:span><text:span text:style-name="_31_5">e</text:span><text:span text:style-name="_34_9">r</text:span><text:span text:style-name="_38_5">i</text:span><text:span text:style-name="_32_7">n</text:span><text:span text:style-name="_36_4">g</text:span><text:span text:style-name="_38_1"> </text:span><text:span text:style-name="_32_7">b</text:span><text:span text:style-name="_36_4">a</text:span><text:span text:style-name="_38_6">s</text:span><text:span text:style-name="_32_5">i</text:span><text:span text:style-name="_35_2">c</text:span><text:span text:style-name="_31_00">a</text:span><text:span text:style-name="_32_5">l</text:span><text:span text:style-name="_36_1">l</text:span><text:span text:style-name="_39_8">y</text:span><text:span text:style-name="_35_"> </text:span><text:span text:style-name="_36_1">t</text:span><text:span text:style-name="_31_00">h</text:span><text:span text:style-name="_31_5">e</text:span><text:span text:style-name="_34_1"> </text:span><text:span text:style-name="_38_5">F</text:span><text:span text:style-name="_32_8">o</text:span><text:span text:style-name="_36_1">r</text:span><text:span text:style-name="_39_7">m</text:span><text:span text:style-name="_31_4">s</text:span><text:span text:style-name="_34_5"> </text:span><text:span text:style-name="_39_7">o</text:span><text:span text:style-name="_31_3">f</text:span><text:span text:style-name="_34_1"> </text:span><text:span text:style-name="_31_00">o</text:span><text:span text:style-name="_31_5">u</text:span><text:span text:style-name="_34_9">r</text:span><text:span text:style-name="_38_1"> </text:span><text:span text:style-name="_32_5">G</text:span><text:span text:style-name="_36_3">o</text:span><text:span text:style-name="_31_00">v</text:span><text:span text:style-name="_31_5">e</text:span><text:span text:style-name="_34_9">r</text:span><text:span text:style-name="_31_00">n</text:span><text:span text:style-name="_31_3">m</text:span><text:span text:style-name="_36_4">e</text:span><text:span text:style-name="_38_7">n</text:span><text:span text:style-name="_31_3">t</text:span><text:span text:style-name="_36_1">s</text:span><text:span text:style-name="_38_5">:</text:span></text:p>
      <text:p text:style-name="P1"><text:span text:style-name="_34_9">F</text:span><text:span text:style-name="_39_7">o</text:span><text:span text:style-name="_32_5">r</text:span><text:span text:style-name="_34_5"> </text:span><text:span text:style-name="_38_8">s</text:span><text:span text:style-name="_32_7">u</text:span><text:span text:style-name="_35_0">s</text:span><text:span text:style-name="_31_00">p</text:span><text:span text:style-name="_31_6">e</text:span><text:span text:style-name="_36_3">n</text:span><text:span text:style-name="_39_9">d</text:span><text:span text:style-name="_32_5">i</text:span><text:span text:style-name="_36_4">n</text:span><text:span text:style-name="_39_7">g</text:span><text:span text:style-name="_35_"> </text:span><text:span text:style-name="_35_1">o</text:span><text:span text:style-name="_31_00">u</text:span><text:span text:style-name="_32_5">r</text:span><text:span text:style-name="_34_1"> </text:span><text:span text:style-name="_38_8">o</text:span><text:span text:style-name="_31_3">w</text:span><text:span text:style-name="_35_1">n</text:span><text:span text:style-name="_38_1"> </text:span><text:span text:style-name="_31_3">L</text:span><text:span text:style-name="_35_1">e</text:span><text:span text:style-name="_31_00">g</text:span><text:span text:style-name="_31_3">i</text:span><text:span text:style-name="_36_2">s</text:span><text:span text:style-name="_38_5">l</text:span><text:span text:style-name="_31_6">a</text:span><text:span text:style-name="_34_9">t</text:span><text:span text:style-name="_38_8">u</text:span><text:span text:style-name="_31_3">r</text:span><text:span text:style-name="_35_1">e</text:span><text:span text:style-name="_39_7">s</text:span><text:span text:style-name="_31_3">,</text:span><text:span text:style-name="_34_5"> </text:span><text:span text:style-name="_38_7">a</text:span><text:span text:style-name="_31_6">n</text:span><text:span text:style-name="_36_1">d</text:span><text:span text:style-name="_37_7"> </text:span><text:span text:style-name="_31_6">d</text:span><text:span text:style-name="_36_3">e</text:span><text:span text:style-name="_39_8">c</text:span><text:span text:style-name="_32_5">l</text:span><text:span text:style-name="_36_4">a</text:span><text:span text:style-name="_38_5">r</text:span><text:span text:style-name="_31_3">i</text:span><text:span text:style-name="_35_2">n</text:span><text:span text:style-name="_39_9">g</text:span><text:span text:style-name="_35_"> </text:span><text:span text:style-name="_36_1">t</text:span><text:span text:style-name="_38_7">h</text:span><text:span text:style-name="_32_8">e</text:span><text:span text:style-name="_36_1">m</text:span><text:span text:style-name="_38_8">s</text:span><text:span text:style-name="_31_5">e</text:span><text:span text:style-name="_36_1">l</text:span><text:span text:style-name="_38_6">v</text:span><text:span text:style-name="_31_6">e</text:span><text:span text:style-name="_34_9">s</text:span><text:span text:style-name="_37_7"> </text:span><text:span text:style-name="_32_5">i</text:span><text:span text:style-name="_35_2">n</text:span><text:span text:style-name="_38_6">v</text:span><text:span text:style-name="_32_7">e</text:span><text:span text:style-name="_35_2">s</text:span><text:span text:style-name="_38_5">t</text:span><text:span text:style-name="_31_5">e</text:span><text:span text:style-name="_35_2">d</text:span><text:span text:style-name="_38_1"> </text:span><text:span text:style-name="_32_5">w</text:span><text:span text:style-name="_34_9">i</text:span><text:span text:style-name="_39_7">t</text:span><text:span text:style-name="_32_5">h</text:span><text:span text:style-name="_34_1"> </text:span><text:span text:style-name="_31_00">p</text:span><text:span text:style-name="_32_7">o</text:span><text:span text:style-name="_36_1">w</text:span><text:span text:style-name="_39_7">e</text:span><text:span text:style-name="_32_5">r</text:span><text:span text:style-name="_34_5"> </text:span><text:span text:style-name="_38_5">t</text:span><text:span text:style-name="_31_3">o</text:span><text:span text:style-name="_34_5"> </text:span><text:span text:style-name="_39_7">l</text:span><text:span text:style-name="_31_6">e</text:span><text:span text:style-name="_36_3">g</text:span><text:span text:style-name="_38_5">i</text:span><text:span text:style-name="_31_4">s</text:span><text:span text:style-name="_36_1">l</text:span><text:span text:style-name="_31_00">a</text:span><text:span text:style-name="_32_5">t</text:span><text:span text:style-name="_36_1">e</text:span><text:span text:style-name="_37_7"> </text:span><text:span text:style-name="_31_3">f</text:span><text:span text:style-name="_34_9">o</text:span><text:span text:style-name="_38_5">r</text:span><text:span text:style-name="_35_"> </text:span><text:span text:style-name="_35_2">u</text:span><text:span text:style-name="_38_6">s</text:span><text:span text:style-name="_39_"> </text:span><text:span text:style-name="_34_9">i</text:span><text:span text:style-name="_39_7">n</text:span><text:span text:style-name="_39_"> </text:span><text:span text:style-name="_34_9">a</text:span><text:span text:style-name="_38_5">l</text:span><text:span text:style-name="_31_3">l</text:span><text:span text:style-name="_34_5"> </text:span><text:span text:style-name="_31_00">c</text:span><text:span text:style-name="_32_7">a</text:span><text:span text:style-name="_35_2">s</text:span><text:span text:style-name="_39_9">e</text:span><text:span text:style-name="_31_3">s</text:span><text:span text:style-name="_34_1"> </text:span><text:span text:style-name="_39_7">w</text:span><text:span text:style-name="_32_7">h</text:span><text:span text:style-name="_35_2">a</text:span><text:span text:style-name="_38_5">t</text:span><text:span text:style-name="_31_4">s</text:span><text:span text:style-name="_36_4">o</text:span><text:span text:style-name="_38_8">e</text:span><text:span text:style-name="_31_4">v</text:span><text:span text:style-name="_34_9">e</text:span><text:span text:style-name="_39_7">r</text:span><text:span text:style-name="_31_3">.</text:span></text:p>
      <text:p text:style-name="P1"><text:span text:style-name="_38_5">H</text:span><text:span text:style-name="_32_5">e</text:span><text:span text:style-name="_34_1"> </text:span><text:span text:style-name="_38_8">h</text:span><text:span text:style-name="_31_5">a</text:span><text:span text:style-name="_36_1">s</text:span><text:span text:style-name="_38_1"> </text:span><text:span text:style-name="_31_6">a</text:span><text:span text:style-name="_36_3">b</text:span><text:span text:style-name="_38_8">d</text:span><text:span text:style-name="_31_3">i</text:span><text:span text:style-name="_36_2">c</text:span><text:span text:style-name="_39_9">a</text:span><text:span text:style-name="_32_5">t</text:span><text:span text:style-name="_36_4">e</text:span><text:span text:style-name="_39_7">d</text:span><text:span text:style-name="_39_"> </text:span><text:span text:style-name="_34_9">G</text:span><text:span text:style-name="_38_7">o</text:span><text:span text:style-name="_31_6">v</text:span><text:span text:style-name="_35_2">e</text:span><text:span text:style-name="_39_7">r</text:span><text:span text:style-name="_32_7">n</text:span><text:span text:style-name="_36_1">m</text:span><text:span text:style-name="_31_00">e</text:span><text:span text:style-name="_32_7">n</text:span><text:span text:style-name="_36_1">t</text:span><text:span text:style-name="_37_7"> </text:span><text:span text:style-name="_31_5">h</text:span><text:span text:style-name="_36_4">e</text:span><text:span text:style-name="_39_7">r</text:span><text:span text:style-name="_32_5">e</text:span><text:span text:style-name="_36_1">,</text:span><text:span text:style-name="_38_1"> </text:span><text:span text:style-name="_31_6">b</text:span><text:span text:style-name="_36_2">y</text:span><text:span text:style-name="_37_7"> </text:span><text:span text:style-name="_32_7">d</text:span><text:span text:style-name="_36_4">e</text:span><text:span text:style-name="_31_00">c</text:span><text:span text:style-name="_32_5">l</text:span><text:span text:style-name="_36_3">a</text:span><text:span text:style-name="_39_7">r</text:span><text:span text:style-name="_32_5">i</text:span><text:span text:style-name="_36_3">n</text:span><text:span text:style-name="_38_8">g</text:span><text:span text:style-name="_39_"> </text:span><text:span text:style-name="_36_3">u</text:span><text:span text:style-name="_31_00">s</text:span><text:span text:style-name="_35_"> </text:span><text:span text:style-name="_35_1">o</text:span><text:span text:style-name="_38_8">u</text:span><text:span text:style-name="_32_5">t</text:span><text:span text:style-name="_34_1"> </text:span><text:span text:style-name="_39_7">o</text:span><text:span text:style-name="_32_5">f</text:span><text:span text:style-name="_34_5"> </text:span><text:span text:style-name="_31_00">h</text:span><text:span text:style-name="_32_5">i</text:span><text:span text:style-name="_35_0">s</text:span><text:span text:style-name="_38_1"> </text:span><text:span text:style-name="_32_5">P</text:span><text:span text:style-name="_36_1">r</text:span><text:span text:style-name="_39_9">o</text:span><text:span text:style-name="_31_3">t</text:span><text:span text:style-name="_35_2">e</text:span><text:span text:style-name="_38_6">c</text:span><text:span text:style-name="_32_5">t</text:span><text:span text:style-name="_36_1">i</text:span><text:span text:style-name="_31_00">o</text:span><text:span text:style-name="_32_5">n</text:span><text:span text:style-name="_34_5"> </text:span><text:span text:style-name="_38_7">a</text:span><text:span text:style-name="_32_8">n</text:span><text:span text:style-name="_36_1">d</text:span><text:span text:style-name="_38_1"> </text:span><text:span text:style-name="_31_3">w</text:span><text:span text:style-name="_36_4">a</text:span><text:span text:style-name="_38_7">g</text:span><text:span text:style-name="_32_5">i</text:span><text:span text:style-name="_36_4">n</text:span><text:span text:style-name="_39_9">g</text:span><text:span text:style-name="_39_"> </text:span><text:span text:style-name="_36_1">W</text:span><text:span text:style-name="_39_7">a</text:span><text:span text:style-name="_32_5">r</text:span><text:span text:style-name="_34_5"> </text:span><text:span text:style-name="_39_9">a</text:span><text:span text:style-name="_32_8">g</text:span><text:span text:style-name="_36_3">a</text:span><text:span text:style-name="_39_7">i</text:span><text:span text:style-name="_32_8">n</text:span><text:span text:style-name="_34_9">s</text:span><text:span text:style-name="_38_5">t</text:span><text:span text:style-name="_39_"> </text:span><text:span text:style-name="_36_3">u</text:span><text:span text:style-name="_38_8">s</text:span><text:span text:style-name="_32_5">.</text:span></text:p>
      <text:p text:style-name="P1"><text:span text:style-name="_38_5">H</text:span><text:span text:style-name="_32_5">e</text:span><text:span text:style-name="_34_5"> </text:span><text:span text:style-name="_39_9">h</text:span><text:span text:style-name="_31_6">a</text:span><text:span text:style-name="_36_1">s</text:span><text:span text:style-name="_38_1"> </text:span><text:span text:style-name="_31_5">p</text:span><text:span text:style-name="_36_1">l</text:span><text:span text:style-name="_38_8">u</text:span><text:span text:style-name="_32_7">n</text:span><text:span text:style-name="_36_4">d</text:span><text:span text:style-name="_31_00">e</text:span><text:span text:style-name="_32_5">r</text:span><text:span text:style-name="_35_1">e</text:span><text:span text:style-name="_38_5">d</text:span><text:span text:style-name="_35_"> </text:span><text:span text:style-name="_35_2">o</text:span><text:span text:style-name="_38_7">u</text:span><text:span text:style-name="_32_5">r</text:span><text:span text:style-name="_34_5"> </text:span><text:span text:style-name="_38_6">s</text:span><text:span text:style-name="_31_6">e</text:span><text:span text:style-name="_36_3">a</text:span><text:span text:style-name="_38_8">s</text:span><text:span text:style-name="_32_5">,</text:span><text:span text:style-name="_34_5"> </text:span><text:span text:style-name="_38_5">r</text:span><text:span text:style-name="_31_6">a</text:span><text:span text:style-name="_36_3">p</text:span><text:span text:style-name="_39_9">e</text:span><text:span text:style-name="_32_8">d</text:span><text:span text:style-name="_34_5"> </text:span><text:span text:style-name="_39_9">o</text:span><text:span text:style-name="_32_8">u</text:span><text:span text:style-name="_36_1">r</text:span><text:span text:style-name="_38_1"> </text:span><text:span text:style-name="_32_5">C</text:span><text:span text:style-name="_35_1">o</text:span><text:span text:style-name="_38_8">a</text:span><text:span text:style-name="_31_6">s</text:span><text:span text:style-name="_36_1">t</text:span><text:span text:style-name="_38_6">s</text:span><text:span text:style-name="_31_3">,</text:span><text:span text:style-name="_34_5"> </text:span><text:span text:style-name="_39_9">b</text:span><text:span text:style-name="_32_8">u</text:span><text:span text:style-name="_34_9">r</text:span><text:span text:style-name="_38_5">n</text:span><text:span text:style-name="_31_3">t</text:span><text:span text:style-name="_34_5"> </text:span><text:span text:style-name="_39_9">o</text:span><text:span text:style-name="_32_8">u</text:span><text:span text:style-name="_34_9">r</text:span><text:span text:style-name="_38_1"> </text:span><text:span text:style-name="_31_3">t</text:span><text:span text:style-name="_35_2">o</text:span><text:span text:style-name="_39_7">w</text:span><text:span text:style-name="_32_7">n</text:span><text:span text:style-name="_36_1">s</text:span><text:span text:style-name="_38_5">,</text:span><text:span text:style-name="_35_"> </text:span><text:span text:style-name="_36_4">a</text:span><text:span text:style-name="_38_7">n</text:span><text:span text:style-name="_32_5">d</text:span><text:span text:style-name="_34_1"> </text:span><text:span text:style-name="_38_7">d</text:span><text:span text:style-name="_32_8">e</text:span><text:span text:style-name="_36_2">s</text:span><text:span text:style-name="_39_7">t</text:span><text:span text:style-name="_32_5">r</text:span><text:span text:style-name="_36_4">o</text:span><text:span text:style-name="_38_6">y</text:span><text:span text:style-name="_31_6">e</text:span><text:span text:style-name="_36_1">d</text:span><text:span text:style-name="_38_1"> </text:span><text:span text:style-name="_32_5">t</text:span><text:span text:style-name="_36_3">h</text:span><text:span text:style-name="_38_8">e</text:span><text:span text:style-name="_39_"> </text:span><text:span text:style-name="_34_9">l</text:span><text:span text:style-name="_38_5">i</text:span><text:span text:style-name="_32_6">v</text:span><text:span text:style-name="_36_4">e</text:span><text:span text:style-name="_39_7">s</text:span><text:span text:style-name="_39_"> </text:span><text:span text:style-name="_36_1">o</text:span><text:span text:style-name="_38_5">f</text:span><text:span text:style-name="_35_"> </text:span><text:span text:style-name="_35_1">o</text:span><text:span text:style-name="_38_8">u</text:span><text:span text:style-name="_31_3">r</text:span><text:span text:style-name="_34_5"> </text:span><text:span text:style-name="_39_9">p</text:span><text:span text:style-name="_32_8">e</text:span><text:span text:style-name="_36_3">o</text:span><text:span text:style-name="_31_00">p</text:span><text:span text:style-name="_31_3">l</text:span><text:span text:style-name="_34_9">e</text:span><text:span text:style-name="_38_5">.</text:span></text:p>
      <text:p text:style-name="P1"><text:span text:style-name="_36_1">H</text:span><text:span text:style-name="_39_7">e</text:span><text:span text:style-name="_39_"> </text:span><text:span text:style-name="_36_1">i</text:span><text:span text:style-name="_38_5">s</text:span><text:span text:style-name="_39_"> </text:span><text:span text:style-name="_36_1">a</text:span><text:span text:style-name="_39_7">t</text:span><text:span text:style-name="_35_"> </text:span><text:span text:style-name="_36_1">t</text:span><text:span text:style-name="_39_9">h</text:span><text:span text:style-name="_31_3">i</text:span><text:span text:style-name="_35_2">s</text:span><text:span text:style-name="_37_7"> </text:span><text:span text:style-name="_31_3">t</text:span><text:span text:style-name="_34_9">i</text:span><text:span text:style-name="_38_5">m</text:span><text:span text:style-name="_31_3">e</text:span><text:span text:style-name="_34_5"> </text:span><text:span text:style-name="_39_7">t</text:span><text:span text:style-name="_31_3">r</text:span><text:span text:style-name="_35_2">a</text:span><text:span text:style-name="_38_7">n</text:span><text:span text:style-name="_32_6">s</text:span><text:span text:style-name="_36_4">p</text:span><text:span text:style-name="_31_00">o</text:span><text:span text:style-name="_31_3">r</text:span><text:span text:style-name="_36_1">t</text:span><text:span text:style-name="_39_7">i</text:span><text:span text:style-name="_31_5">n</text:span><text:span text:style-name="_36_1">g</text:span><text:span text:style-name="_38_1"> </text:span><text:span text:style-name="_32_5">l</text:span><text:span text:style-name="_35_1">a</text:span><text:span text:style-name="_39_7">r</text:span><text:span text:style-name="_31_6">g</text:span><text:span text:style-name="_36_1">e</text:span><text:span text:style-name="_37_7"> </text:span><text:span text:style-name="_32_5">A</text:span><text:span text:style-name="_34_9">r</text:span><text:span text:style-name="_39_7">m</text:span><text:span text:style-name="_32_5">i</text:span><text:span text:style-name="_36_3">e</text:span><text:span text:style-name="_31_00">s</text:span><text:span text:style-name="_35_"> </text:span><text:span text:style-name="_36_1">o</text:span><text:span text:style-name="_39_7">f</text:span><text:span text:style-name="_39_"> </text:span><text:span text:style-name="_34_9">f</text:span><text:span text:style-name="_38_8">o</text:span><text:span text:style-name="_32_5">r</text:span><text:span text:style-name="_35_1">e</text:span><text:span text:style-name="_38_5">i</text:span><text:span text:style-name="_31_6">g</text:span><text:span text:style-name="_35_1">n</text:span><text:span text:style-name="_37_7"> </text:span><text:span text:style-name="_32_5">M</text:span><text:span text:style-name="_35_2">e</text:span><text:span text:style-name="_38_5">r</text:span><text:span text:style-name="_32_6">c</text:span><text:span text:style-name="_35_1">e</text:span><text:span text:style-name="_38_8">n</text:span><text:span text:style-name="_31_6">a</text:span><text:span text:style-name="_36_1">r</text:span><text:span text:style-name="_38_5">i</text:span><text:span text:style-name="_32_7">e</text:span><text:span text:style-name="_36_1">s</text:span><text:span text:style-name="_38_1"> </text:span><text:span text:style-name="_31_3">t</text:span><text:span text:style-name="_36_1">o</text:span><text:span text:style-name="_37_7"> </text:span><text:span text:style-name="_31_4">c</text:span><text:span text:style-name="_36_4">o</text:span><text:span text:style-name="_38_5">m</text:span><text:span text:style-name="_32_8">p</text:span><text:span text:style-name="_36_1">l</text:span><text:span text:style-name="_38_7">e</text:span><text:span text:style-name="_32_5">a</text:span><text:span text:style-name="_36_1">t</text:span><text:span text:style-name="_37_7"> </text:span><text:span text:style-name="_32_5">t</text:span><text:span text:style-name="_35_1">h</text:span><text:span text:style-name="_38_8">e</text:span><text:span text:style-name="_35_"> </text:span><text:span text:style-name="_36_1">w</text:span><text:span text:style-name="_38_7">o</text:span><text:span text:style-name="_32_5">r</text:span><text:span text:style-name="_35_2">k</text:span><text:span text:style-name="_38_5">s</text:span><text:span text:style-name="_35_"> </text:span><text:span text:style-name="_36_1">o</text:span><text:span text:style-name="_38_5">f</text:span><text:span text:style-name="_39_"> </text:span><text:span text:style-name="_35_1">d</text:span><text:span text:style-name="_31_00">e</text:span><text:span text:style-name="_31_6">a</text:span><text:span text:style-name="_36_1">t</text:span><text:span text:style-name="_39_9">h</text:span><text:span text:style-name="_31_3">,</text:span><text:span text:style-name="_34_5"> </text:span><text:span text:style-name="_38_8">d</text:span><text:span text:style-name="_32_7">e</text:span><text:span text:style-name="_35_0">s</text:span><text:span text:style-name="_31_00">o</text:span><text:span text:style-name="_32_5">l</text:span><text:span text:style-name="_36_4">a</text:span><text:span text:style-name="_38_5">t</text:span><text:span text:style-name="_31_3">i</text:span><text:span text:style-name="_35_1">o</text:span><text:span text:style-name="_38_5">n</text:span><text:span text:style-name="_35_"> </text:span><text:span text:style-name="_35_2">a</text:span><text:span text:style-name="_38_7">n</text:span><text:span text:style-name="_31_3">d</text:span><text:span text:style-name="_34_1"> </text:span><text:span text:style-name="_38_5">t</text:span><text:span text:style-name="_32_8">y</text:span><text:span text:style-name="_36_1">r</text:span><text:span text:style-name="_38_7">a</text:span><text:span text:style-name="_31_5">n</text:span><text:span text:style-name="_35_2">n</text:span><text:span text:style-name="_39_7">y</text:span><text:span text:style-name="_32_5">,</text:span><text:span text:style-name="_34_5"> </text:span><text:span text:style-name="_38_8">a</text:span><text:span text:style-name="_32_5">l</text:span><text:span text:style-name="_34_9">r</text:span><text:span text:style-name="_38_7">e</text:span><text:span text:style-name="_31_6">a</text:span><text:span text:style-name="_36_3">d</text:span><text:span text:style-name="_39_7">y</text:span><text:span text:style-name="_35_"> </text:span><text:span text:style-name="_35_1">b</text:span><text:span text:style-name="_38_8">e</text:span><text:span text:style-name="_31_6">g</text:span><text:span text:style-name="_36_3">u</text:span><text:span text:style-name="_39_7">n</text:span><text:span text:style-name="_35_"> </text:span><text:span text:style-name="_34_9">w</text:span><text:span text:style-name="_39_7">i</text:span><text:span text:style-name="_31_3">t</text:span><text:span text:style-name="_34_9">h</text:span><text:span text:style-name="_38_1"> </text:span><text:span text:style-name="_32_8">c</text:span><text:span text:style-name="_34_9">i</text:span><text:span text:style-name="_38_5">r</text:span><text:span text:style-name="_32_6">c</text:span><text:span text:style-name="_35_2">u</text:span><text:span text:style-name="_38_5">m</text:span><text:span text:style-name="_32_6">s</text:span><text:span text:style-name="_34_9">t</text:span><text:span text:style-name="_39_9">a</text:span><text:span text:style-name="_32_8">n</text:span><text:span text:style-name="_35_0">c</text:span><text:span text:style-name="_31_00">e</text:span><text:span text:style-name="_31_3">s</text:span><text:span text:style-name="_34_5"> </text:span><text:span text:style-name="_38_5">o</text:span><text:span text:style-name="_32_5">f</text:span><text:span text:style-name="_34_1"> </text:span><text:span text:style-name="_39_7">C</text:span><text:span text:style-name="_32_5">r</text:span><text:span text:style-name="_36_3">u</text:span><text:span text:style-name="_38_8">e</text:span><text:span text:style-name="_31_3">l</text:span><text:span text:style-name="_34_9">t</text:span><text:span text:style-name="_38_5">y</text:span><text:span text:style-name="_39_"> </text:span><text:span text:style-name="_36_1">&amp;</text:span><text:span text:style-name="_38_1"> </text:span><text:span text:style-name="_31_6">p</text:span><text:span text:style-name="_36_3">e</text:span><text:span text:style-name="_38_5">r</text:span><text:span text:style-name="_31_3">f</text:span><text:span text:style-name="_36_1">i</text:span><text:span text:style-name="_38_7">d</text:span><text:span text:style-name="_32_8">y</text:span><text:span text:style-name="_34_5"> </text:span><text:span text:style-name="_31_00">s</text:span><text:span text:style-name="_32_6">c</text:span><text:span text:style-name="_35_2">a</text:span><text:span text:style-name="_38_5">r</text:span><text:span text:style-name="_31_4">c</text:span><text:span text:style-name="_35_1">e</text:span><text:span text:style-name="_38_5">l</text:span><text:span text:style-name="_32_8">y</text:span><text:span text:style-name="_34_5"> </text:span><text:span text:style-name="_31_00">p</text:span><text:span text:style-name="_32_7">a</text:span><text:span text:style-name="_34_9">r</text:span><text:span text:style-name="_38_8">a</text:span><text:span text:style-name="_31_3">l</text:span><text:span text:style-name="_36_1">l</text:span><text:span text:style-name="_38_7">e</text:span><text:span text:style-name="_32_5">l</text:span><text:span text:style-name="_35_2">e</text:span><text:span text:style-name="_38_7">d</text:span><text:span text:style-name="_39_"> </text:span><text:span text:style-name="_36_1">i</text:span><text:span text:style-name="_39_7">n</text:span><text:span text:style-name="_35_"> </text:span><text:span text:style-name="_34_9">t</text:span><text:span text:style-name="_39_9">h</text:span><text:span text:style-name="_32_8">e</text:span><text:span text:style-name="_34_5"> </text:span><text:span text:style-name="_39_7">m</text:span><text:span text:style-name="_31_6">o</text:span><text:span text:style-name="_36_2">s</text:span><text:span text:style-name="_39_7">t</text:span><text:span text:style-name="_39_"> </text:span><text:span text:style-name="_36_4">b</text:span><text:span text:style-name="_39_9">a</text:span><text:span text:style-name="_31_3">r</text:span><text:span text:style-name="_35_1">b</text:span><text:span text:style-name="_31_00">a</text:span><text:span text:style-name="_32_5">r</text:span><text:span text:style-name="_35_2">o</text:span><text:span text:style-name="_38_7">u</text:span><text:span text:style-name="_32_5">s</text:span><text:span text:style-name="_34_1"> </text:span><text:span text:style-name="_39_9">a</text:span><text:span text:style-name="_31_6">g</text:span><text:span text:style-name="_36_4">e</text:span><text:span text:style-name="_38_6">s</text:span><text:span text:style-name="_32_5">,</text:span><text:span text:style-name="_34_5"> </text:span><text:span text:style-name="_38_7">a</text:span><text:span text:style-name="_32_8">n</text:span><text:span text:style-name="_36_1">d</text:span><text:span text:style-name="_37_7"> </text:span><text:span text:style-name="_32_5">w</text:span><text:span text:style-name="_35_1">h</text:span><text:span text:style-name="_31_00">o</text:span><text:span text:style-name="_31_3">l</text:span><text:span text:style-name="_34_9">l</text:span><text:span text:style-name="_38_5">y</text:span><text:span text:style-name="_35_"> </text:span><text:span text:style-name="_36_3">u</text:span><text:span text:style-name="_38_8">n</text:span><text:span text:style-name="_32_5">w</text:span><text:span text:style-name="_35_2">o</text:span><text:span text:style-name="_39_7">r</text:span><text:span text:style-name="_32_5">t</text:span><text:span text:style-name="_36_3">h</text:span><text:span text:style-name="_39_7">y</text:span><text:span text:style-name="_39_"> </text:span><text:span text:style-name="_36_1">t</text:span><text:span text:style-name="_38_8">h</text:span><text:span text:style-name="_31_5">e</text:span><text:span text:style-name="_34_5"> </text:span><text:span text:style-name="_38_5">H</text:span><text:span text:style-name="_32_7">e</text:span><text:span text:style-name="_35_2">a</text:span><text:span text:style-name="_39_7">d</text:span><text:span text:style-name="_39_"> </text:span><text:span text:style-name="_36_1">o</text:span><text:span text:style-name="_38_5">f</text:span><text:span text:style-name="_39_"> </text:span><text:span text:style-name="_36_1">a</text:span><text:span text:style-name="_38_1"> </text:span><text:span text:style-name="_31_6">c</text:span><text:span text:style-name="_36_1">i</text:span><text:span text:style-name="_38_6">v</text:span><text:span text:style-name="_32_5">i</text:span><text:span text:style-name="_36_1">l</text:span><text:span text:style-name="_39_7">i</text:span><text:span text:style-name="_32_8">z</text:span><text:span text:style-name="_36_3">e</text:span><text:span text:style-name="_39_7">d</text:span><text:span text:style-name="_39_"> </text:span><text:span text:style-name="_36_3">n</text:span><text:span text:style-name="_38_8">a</text:span><text:span text:style-name="_32_5">t</text:span><text:span text:style-name="_36_1">i</text:span><text:span text:style-name="_38_7">o</text:span><text:span text:style-name="_32_8">n</text:span><text:span text:style-name="_34_9">.</text:span></text:p>
      <text:p text:style-name="P1"><text:span text:style-name="_31_3">H</text:span><text:span text:style-name="_36_1">e</text:span><text:span text:style-name="_37_7"> </text:span><text:span text:style-name="_31_5">h</text:span><text:span text:style-name="_36_4">a</text:span><text:span text:style-name="_39_7">s</text:span><text:span text:style-name="_39_"> </text:span><text:span text:style-name="_36_4">c</text:span><text:span text:style-name="_39_9">o</text:span><text:span text:style-name="_31_6">n</text:span><text:span text:style-name="_35_0">s</text:span><text:span text:style-name="_39_7">t</text:span><text:span text:style-name="_32_5">r</text:span><text:span text:style-name="_36_4">a</text:span><text:span text:style-name="_39_7">i</text:span><text:span text:style-name="_31_5">n</text:span><text:span text:style-name="_35_2">e</text:span><text:span text:style-name="_39_9">d</text:span><text:span text:style-name="_35_"> </text:span><text:span text:style-name="_36_3">o</text:span><text:span text:style-name="_38_8">u</text:span><text:span text:style-name="_32_5">r</text:span><text:span text:style-name="_34_1"> </text:span><text:span text:style-name="_38_5">f</text:span><text:span text:style-name="_32_8">e</text:span><text:span text:style-name="_36_1">l</text:span><text:span text:style-name="_38_5">l</text:span><text:span text:style-name="_31_5">o</text:span><text:span text:style-name="_34_9">w</text:span><text:span text:style-name="_37_7"> </text:span><text:span text:style-name="_32_5">C</text:span><text:span text:style-name="_34_9">i</text:span><text:span text:style-name="_39_7">t</text:span><text:span text:style-name="_32_5">i</text:span><text:span text:style-name="_35_2">z</text:span><text:span text:style-name="_39_9">e</text:span><text:span text:style-name="_32_8">n</text:span><text:span text:style-name="_35_0">s</text:span><text:span text:style-name="_38_1"> </text:span><text:span text:style-name="_31_3">t</text:span><text:span text:style-name="_35_2">a</text:span><text:span text:style-name="_38_6">k</text:span><text:span text:style-name="_31_6">e</text:span><text:span text:style-name="_35_1">n</text:span><text:span text:style-name="_38_1"> </text:span><text:span text:style-name="_31_3">C</text:span><text:span text:style-name="_35_2">a</text:span><text:span text:style-name="_38_7">p</text:span><text:span text:style-name="_32_5">t</text:span><text:span text:style-name="_36_1">i</text:span><text:span text:style-name="_38_6">v</text:span><text:span text:style-name="_32_8">e</text:span><text:span text:style-name="_34_1"> </text:span><text:span text:style-name="_31_00">o</text:span><text:span text:style-name="_32_7">n</text:span><text:span text:style-name="_34_1"> </text:span><text:span text:style-name="_38_5">t</text:span><text:span text:style-name="_32_8">h</text:span><text:span text:style-name="_36_3">e</text:span><text:span text:style-name="_38_1"> </text:span><text:span text:style-name="_32_7">h</text:span><text:span text:style-name="_34_9">i</text:span><text:span text:style-name="_31_00">g</text:span><text:span text:style-name="_31_3">h</text:span><text:span text:style-name="_34_1"> </text:span><text:span text:style-name="_38_5">S</text:span><text:span text:style-name="_32_7">e</text:span><text:span text:style-name="_36_4">a</text:span><text:span text:style-name="_39_7">s</text:span><text:span text:style-name="_39_"> </text:span><text:span text:style-name="_34_9">t</text:span><text:span text:style-name="_39_7">o</text:span><text:span text:style-name="_39_"> </text:span><text:span text:style-name="_35_1">b</text:span><text:span text:style-name="_38_8">e</text:span><text:span text:style-name="_32_5">a</text:span><text:span text:style-name="_34_9">r</text:span><text:span text:style-name="_37_7"> </text:span><text:span text:style-name="_31_3">A</text:span><text:span text:style-name="_34_9">r</text:span><text:span text:style-name="_39_7">m</text:span><text:span text:style-name="_32_5">s</text:span><text:span text:style-name="_34_5"> </text:span><text:span text:style-name="_31_00">a</text:span><text:span text:style-name="_31_5">g</text:span><text:span text:style-name="_36_4">a</text:span><text:span text:style-name="_38_5">i</text:span><text:span text:style-name="_31_5">n</text:span><text:span text:style-name="_36_1">s</text:span><text:span text:style-name="_38_5">t</text:span><text:span text:style-name="_39_"> </text:span><text:span text:style-name="_36_1">t</text:span><text:span text:style-name="_38_8">h</text:span><text:span text:style-name="_31_5">e</text:span><text:span text:style-name="_36_1">i</text:span><text:span text:style-name="_39_7">r</text:span><text:span text:style-name="_39_"> </text:span><text:span text:style-name="_36_1">C</text:span><text:span text:style-name="_38_8">o</text:span><text:span text:style-name="_31_5">u</text:span><text:span text:style-name="_35_1">n</text:span><text:span text:style-name="_38_5">t</text:span><text:span text:style-name="_31_3">r</text:span><text:span text:style-name="_35_2">y</text:span><text:span text:style-name="_39_7">,</text:span><text:span text:style-name="_35_"> </text:span><text:span text:style-name="_36_1">t</text:span><text:span text:style-name="_38_5">o</text:span><text:span text:style-name="_35_"> </text:span><text:span text:style-name="_35_2">b</text:span><text:span text:style-name="_39_9">e</text:span><text:span text:style-name="_31_6">c</text:span><text:span text:style-name="_36_3">o</text:span><text:span text:style-name="_39_7">m</text:span><text:span text:style-name="_31_3">e</text:span><text:span text:style-name="_34_1"> </text:span><text:span text:style-name="_39_7">t</text:span><text:span text:style-name="_31_6">h</text:span><text:span text:style-name="_36_3">e</text:span><text:span text:style-name="_38_1"> </text:span><text:span text:style-name="_31_5">e</text:span><text:span text:style-name="_35_2">x</text:span><text:span text:style-name="_38_7">e</text:span><text:span text:style-name="_32_8">c</text:span><text:span text:style-name="_36_4">u</text:span><text:span text:style-name="_39_7">t</text:span><text:span text:style-name="_31_3">i</text:span><text:span text:style-name="_36_3">o</text:span><text:span text:style-name="_31_00">n</text:span><text:span text:style-name="_31_5">e</text:span><text:span text:style-name="_34_9">r</text:span><text:span text:style-name="_39_7">s</text:span><text:span text:style-name="_35_"> </text:span><text:span text:style-name="_36_1">o</text:span><text:span text:style-name="_38_5">f</text:span><text:span text:style-name="_35_"> </text:span><text:span text:style-name="_36_1">t</text:span><text:span text:style-name="_39_9">h</text:span><text:span text:style-name="_31_6">e</text:span><text:span text:style-name="_36_1">i</text:span><text:span text:style-name="_38_5">r</text:span><text:span text:style-name="_39_"> </text:span><text:span text:style-name="_34_9">f</text:span><text:span text:style-name="_38_5">r</text:span><text:span text:style-name="_31_3">i</text:span><text:span text:style-name="_36_3">e</text:span><text:span text:style-name="_38_8">n</text:span><text:span text:style-name="_32_7">d</text:span><text:span text:style-name="_35_2">s</text:span><text:span text:style-name="_38_1"> </text:span><text:span text:style-name="_32_8">a</text:span><text:span text:style-name="_35_1">n</text:span><text:span text:style-name="_38_5">d</text:span><text:span text:style-name="_39_"> </text:span><text:span text:style-name="_34_9">B</text:span><text:span text:style-name="_39_7">r</text:span><text:span text:style-name="_31_6">e</text:span><text:span text:style-name="_34_9">t</text:span><text:span text:style-name="_39_9">h</text:span><text:span text:style-name="_31_3">r</text:span><text:span text:style-name="_35_1">e</text:span><text:span text:style-name="_38_8">n</text:span><text:span text:style-name="_31_3">,</text:span><text:span text:style-name="_34_5"> </text:span><text:span text:style-name="_39_7">o</text:span><text:span text:style-name="_31_3">r</text:span><text:span text:style-name="_34_5"> </text:span><text:span text:style-name="_38_5">t</text:span><text:span text:style-name="_31_3">o</text:span><text:span text:style-name="_34_5"> </text:span><text:span text:style-name="_39_7">f</text:span><text:span text:style-name="_32_5">a</text:span><text:span text:style-name="_36_1">l</text:span><text:span text:style-name="_39_7">l</text:span><text:span text:style-name="_35_"> </text:span><text:span text:style-name="_34_9">t</text:span><text:span text:style-name="_38_8">h</text:span><text:span text:style-name="_32_7">e</text:span><text:span text:style-name="_34_9">m</text:span><text:span text:style-name="_31_00">s</text:span><text:span text:style-name="_31_5">e</text:span><text:span text:style-name="_36_1">l</text:span><text:span text:style-name="_38_6">v</text:span><text:span text:style-name="_31_6">e</text:span><text:span text:style-name="_36_1">s</text:span><text:span text:style-name="_38_1"> </text:span><text:span text:style-name="_31_5">b</text:span><text:span text:style-name="_35_2">y</text:span><text:span text:style-name="_37_7"> </text:span><text:span text:style-name="_31_3">t</text:span><text:span text:style-name="_36_3">h</text:span><text:span text:style-name="_38_8">e</text:span><text:span text:style-name="_31_3">i</text:span><text:span text:style-name="_36_1">r</text:span><text:span text:style-name="_37_7"> </text:span><text:span text:style-name="_31_3">H</text:span><text:span text:style-name="_36_3">a</text:span><text:span text:style-name="_38_8">n</text:span><text:span text:style-name="_31_6">d</text:span><text:span text:style-name="_36_2">s</text:span><text:span text:style-name="_38_5">.</text:span></text:p>
      <text:p text:style-name="P1"><text:span text:style-name="_34_9">H</text:span><text:span text:style-name="_39_7">e</text:span><text:span text:style-name="_35_"> </text:span><text:span text:style-name="_36_3">h</text:span><text:span text:style-name="_38_8">a</text:span><text:span text:style-name="_31_3">s</text:span><text:span text:style-name="_34_1"> </text:span><text:span text:style-name="_38_7">e</text:span><text:span text:style-name="_32_8">x</text:span><text:span text:style-name="_35_2">c</text:span><text:span text:style-name="_39_7">i</text:span><text:span text:style-name="_31_3">t</text:span><text:span text:style-name="_36_3">e</text:span><text:span text:style-name="_38_5">d</text:span><text:span text:style-name="_39_"> </text:span><text:span text:style-name="_36_4">d</text:span><text:span text:style-name="_39_9">o</text:span><text:span text:style-name="_31_3">m</text:span><text:span text:style-name="_35_2">e</text:span><text:span text:style-name="_39_8">s</text:span><text:span text:style-name="_32_5">t</text:span><text:span text:style-name="_34_9">i</text:span><text:span text:style-name="_39_7">c</text:span><text:span text:style-name="_35_"> </text:span><text:span text:style-name="_34_9">i</text:span><text:span text:style-name="_38_7">n</text:span><text:span text:style-name="_32_8">s</text:span><text:span text:style-name="_36_4">u</text:span><text:span text:style-name="_38_5">r</text:span><text:span text:style-name="_32_5">r</text:span><text:span text:style-name="_35_1">e</text:span><text:span text:style-name="_31_00">c</text:span><text:span text:style-name="_32_5">t</text:span><text:span text:style-name="_34_9">i</text:span><text:span text:style-name="_38_7">o</text:span><text:span text:style-name="_32_8">n</text:span><text:span text:style-name="_36_2">s</text:span><text:span text:style-name="_38_1"> </text:span><text:span text:style-name="_32_7">a</text:span><text:span text:style-name="_34_9">m</text:span><text:span text:style-name="_31_00">o</text:span><text:span text:style-name="_32_8">n</text:span><text:span text:style-name="_36_3">g</text:span><text:span text:style-name="_39_7">s</text:span><text:span text:style-name="_32_5">t</text:span><text:span text:style-name="_34_5"> </text:span><text:span text:style-name="_38_7">u</text:span><text:span text:style-name="_32_8">s</text:span><text:span text:style-name="_36_1">,</text:span><text:span text:style-name="_38_1"> </text:span><text:span text:style-name="_32_8">a</text:span><text:span text:style-name="_35_1">n</text:span><text:span text:style-name="_39_7">d</text:span><text:span text:style-name="_39_"> </text:span><text:span text:style-name="_35_2">h</text:span><text:span text:style-name="_38_7">a</text:span><text:span text:style-name="_31_3">s</text:span><text:span text:style-name="_34_1"> </text:span><text:span text:style-name="_38_8">e</text:span><text:span text:style-name="_32_7">n</text:span><text:span text:style-name="_35_2">d</text:span><text:span text:style-name="_39_9">e</text:span><text:span text:style-name="_32_7">a</text:span><text:span text:style-name="_36_4">v</text:span><text:span text:style-name="_39_9">o</text:span><text:span text:style-name="_31_6">u</text:span><text:span text:style-name="_36_1">r</text:span><text:span text:style-name="_39_9">e</text:span><text:span text:style-name="_31_6">d</text:span><text:span text:style-name="_34_5"> </text:span><text:span text:style-name="_39_7">t</text:span><text:span text:style-name="_31_3">o</text:span><text:span text:style-name="_34_1"> </text:span><text:span text:style-name="_31_00">b</text:span><text:span text:style-name="_32_5">r</text:span><text:span text:style-name="_34_9">i</text:span><text:span text:style-name="_39_9">n</text:span><text:span text:style-name="_32_5">g</text:span><text:span text:style-name="_34_1"> </text:span><text:span text:style-name="_38_8">o</text:span><text:span text:style-name="_31_5">n</text:span><text:span text:style-name="_34_1"> </text:span><text:span text:style-name="_38_5">t</text:span><text:span text:style-name="_32_8">h</text:span><text:span text:style-name="_35_1">e</text:span><text:span text:style-name="_37_7"> </text:span><text:span text:style-name="_32_5">i</text:span><text:span text:style-name="_35_1">n</text:span><text:span text:style-name="_38_8">h</text:span><text:span text:style-name="_31_6">a</text:span><text:span text:style-name="_35_1">b</text:span><text:span text:style-name="_38_5">i</text:span><text:span text:style-name="_31_3">t</text:span><text:span text:style-name="_35_2">a</text:span><text:span text:style-name="_38_7">n</text:span><text:span text:style-name="_32_5">t</text:span><text:span text:style-name="_34_9">s</text:span><text:span text:style-name="_37_7"> </text:span><text:span text:style-name="_31_3">o</text:span><text:span text:style-name="_36_1">f</text:span><text:span text:style-name="_38_1"> </text:span><text:span text:style-name="_31_5">o</text:span><text:span text:style-name="_36_4">u</text:span><text:span text:style-name="_38_5">r</text:span><text:span text:style-name="_35_"> </text:span><text:span text:style-name="_36_1">f</text:span><text:span text:style-name="_39_7">r</text:span><text:span text:style-name="_31_6">o</text:span><text:span text:style-name="_35_1">n</text:span><text:span text:style-name="_38_5">t</text:span><text:span text:style-name="_31_3">i</text:span><text:span text:style-name="_36_3">e</text:span><text:span text:style-name="_38_5">r</text:span><text:span text:style-name="_32_8">s</text:span><text:span text:style-name="_34_9">,</text:span><text:span text:style-name="_38_1"> </text:span><text:span text:style-name="_31_3">t</text:span><text:span text:style-name="_35_1">h</text:span><text:span text:style-name="_31_00">e</text:span><text:span text:style-name="_39_"> </text:span><text:span text:style-name="_34_9">m</text:span><text:span text:style-name="_38_8">e</text:span><text:span text:style-name="_32_5">r</text:span><text:span text:style-name="_36_2">c</text:span><text:span text:style-name="_38_5">i</text:span><text:span text:style-name="_31_3">l</text:span><text:span text:style-name="_35_2">e</text:span><text:span text:style-name="_39_8">s</text:span><text:span text:style-name="_32_5">s</text:span><text:span text:style-name="_34_5"> </text:span><text:span text:style-name="_38_5">I</text:span><text:span text:style-name="_32_7">n</text:span><text:span text:style-name="_35_2">d</text:span><text:span text:style-name="_39_7">i</text:span><text:span text:style-name="_31_5">a</text:span><text:span text:style-name="_35_2">n</text:span><text:span text:style-name="_37_7"> </text:span><text:span text:style-name="_31_3">S</text:span><text:span text:style-name="_36_3">a</text:span><text:span text:style-name="_38_8">v</text:span><text:span text:style-name="_32_7">a</text:span><text:span text:style-name="_36_4">g</text:span><text:span text:style-name="_38_7">e</text:span><text:span text:style-name="_32_8">s</text:span><text:span text:style-name="_36_1">,</text:span><text:span text:style-name="_37_7"> </text:span><text:span text:style-name="_31_3">w</text:span><text:span text:style-name="_36_4">h</text:span><text:span text:style-name="_39_9">o</text:span><text:span text:style-name="_31_4">s</text:span><text:span text:style-name="_35_2">e</text:span><text:span text:style-name="_38_1"> </text:span><text:span text:style-name="_31_4">k</text:span><text:span text:style-name="_36_4">n</text:span><text:span text:style-name="_31_00">o</text:span><text:span text:style-name="_31_3">w</text:span><text:span text:style-name="_36_3">n</text:span><text:span text:style-name="_38_1"> </text:span><text:span text:style-name="_32_5">r</text:span><text:span text:style-name="_35_2">u</text:span><text:span text:style-name="_38_5">l</text:span><text:span text:style-name="_32_7">e</text:span><text:span text:style-name="_34_1"> </text:span><text:span text:style-name="_39_7">o</text:span><text:span text:style-name="_32_5">f</text:span><text:span text:style-name="_34_1"> </text:span><text:span text:style-name="_39_7">w</text:span><text:span text:style-name="_32_8">a</text:span><text:span text:style-name="_36_1">r</text:span><text:span text:style-name="_39_7">f</text:span><text:span text:style-name="_32_7">a</text:span><text:span text:style-name="_34_9">r</text:span><text:span text:style-name="_38_5">e</text:span><text:span text:style-name="_32_5">,</text:span><text:span text:style-name="_34_5"> </text:span><text:span text:style-name="_39_7">i</text:span><text:span text:style-name="_32_5">s</text:span><text:span text:style-name="_34_1"> </text:span><text:span text:style-name="_39_9">a</text:span><text:span text:style-name="_32_8">n</text:span><text:span text:style-name="_34_1"> </text:span><text:span text:style-name="_39_7">r</text:span><text:span text:style-name="_31_6">u</text:span><text:span text:style-name="_36_3">n</text:span>-<text:span text:style-name="_31_5">o</text:span><text:span text:style-name="_34_9">f</text:span>-<text:span text:style-name="_32_5">t</text:span><text:span text:style-name="_36_4">h</text:span><text:span text:style-name="_38_8">e</text:span>-<text:span text:style-name="_34_9">m</text:span><text:span text:style-name="_39_7">i</text:span><text:span text:style-name="_31_5">n</text:span><text:span text:style-name="_36_1">e</text:span><text:span text:style-name="_37_7"> </text:span><text:span text:style-name="_32_8">d</text:span><text:span text:style-name="_35_1">e</text:span><text:span text:style-name="_38_6">s</text:span><text:span text:style-name="_32_5">t</text:span><text:span text:style-name="_36_1">r</text:span><text:span text:style-name="_38_8">u</text:span><text:span text:style-name="_31_4">c</text:span><text:span text:style-name="_36_1">t</text:span><text:span text:style-name="_39_7">i</text:span><text:span text:style-name="_31_6">o</text:span><text:span text:style-name="_34_9">n</text:span><text:span text:style-name="_37_7"> </text:span><text:span text:style-name="_32_5">o</text:span><text:span text:style-name="_36_1">f</text:span><text:span text:style-name="_37_7"> </text:span><text:span text:style-name="_32_5">a</text:span><text:span text:style-name="_36_1">l</text:span><text:span text:style-name="_39_7">l</text:span><text:span text:style-name="_39_"> </text:span><text:span text:style-name="_35_1">a</text:span><text:span text:style-name="_31_00">g</text:span><text:span text:style-name="_32_7">e</text:span><text:span text:style-name="_35_2">s</text:span><text:span text:style-name="_39_7">,</text:span><text:span text:style-name="_35_"> </text:span><text:span text:style-name="_36_2">s</text:span><text:span text:style-name="_31_00">e</text:span><text:span text:style-name="_31_6">x</text:span><text:span text:style-name="_36_3">e</text:span><text:span text:style-name="_38_5">s</text:span><text:span text:style-name="_39_"> </text:span><text:span text:style-name="_35_2">a</text:span><text:span text:style-name="_38_7">n</text:span><text:span text:style-name="_31_3">d</text:span><text:span text:style-name="_34_1"> </text:span><text:span text:style-name="_39_8">c</text:span><text:span text:style-name="_31_6">o</text:span><text:span text:style-name="_35_1">n</text:span><text:span text:style-name="_38_8">d</text:span><text:span text:style-name="_31_3">i</text:span><text:span text:style-name="_34_9">t</text:span><text:span text:style-name="_39_7">i</text:span><text:span text:style-name="_31_5">o</text:span><text:span text:style-name="_35_2">n</text:span><text:span text:style-name="_38_5">s</text:span><text:span text:style-name="_31_3">.</text:span></text:p>
      <text:p text:style-name="P1"><text:span text:style-name="_39_7">I</text:span><text:span text:style-name="_31_3">n</text:span><text:span text:style-name="_34_1"> </text:span><text:span text:style-name="_39_9">e</text:span><text:span text:style-name="_32_8">v</text:span><text:span text:style-name="_36_4">e</text:span><text:span text:style-name="_38_5">r</text:span><text:span text:style-name="_32_6">y</text:span><text:span text:style-name="_34_5"> </text:span><text:span text:style-name="_31_00">s</text:span><text:span text:style-name="_31_3">t</text:span><text:span text:style-name="_35_1">a</text:span><text:span text:style-name="_38_7">g</text:span><text:span text:style-name="_31_6">e</text:span><text:span text:style-name="_34_1"> </text:span><text:span text:style-name="_39_7">o</text:span><text:span text:style-name="_32_5">f</text:span><text:span text:style-name="_34_1"> </text:span><text:span text:style-name="_38_5">t</text:span><text:span text:style-name="_31_5">h</text:span><text:span text:style-name="_35_2">e</text:span><text:span text:style-name="_38_6">s</text:span><text:span text:style-name="_31_6">e</text:span><text:span text:style-name="_34_1"> </text:span><text:span text:style-name="_39_7">O</text:span><text:span text:style-name="_31_5">p</text:span><text:span text:style-name="_36_4">p</text:span><text:span text:style-name="_39_7">r</text:span><text:span text:style-name="_32_7">e</text:span><text:span text:style-name="_35_2">s</text:span><text:span text:style-name="_38_6">s</text:span><text:span text:style-name="_32_5">i</text:span><text:span text:style-name="_35_2">o</text:span><text:span text:style-name="_39_9">n</text:span><text:span text:style-name="_32_8">s</text:span><text:span text:style-name="_34_5"> </text:span><text:span text:style-name="_39_7">W</text:span><text:span text:style-name="_32_5">e</text:span><text:span text:style-name="_34_1"> </text:span><text:span text:style-name="_38_7">h</text:span><text:span text:style-name="_31_6">a</text:span><text:span text:style-name="_36_4">v</text:span><text:span text:style-name="_38_7">e</text:span><text:span text:style-name="_39_"> </text:span><text:span text:style-name="_34_9">P</text:span><text:span text:style-name="_38_8">e</text:span><text:span text:style-name="_32_5">t</text:span><text:span text:style-name="_34_9">i</text:span><text:span text:style-name="_39_7">t</text:span><text:span text:style-name="_31_3">i</text:span><text:span text:style-name="_35_1">o</text:span><text:span text:style-name="_31_00">n</text:span><text:span text:style-name="_31_5">e</text:span><text:span text:style-name="_34_9">d</text:span><text:span text:style-name="_37_7"> </text:span><text:span text:style-name="_32_5">f</text:span><text:span text:style-name="_36_1">o</text:span><text:span text:style-name="_38_5">r</text:span><text:span text:style-name="_39_"> </text:span><text:span text:style-name="_36_1">R</text:span><text:span text:style-name="_38_8">e</text:span><text:span text:style-name="_31_5">d</text:span><text:span text:style-name="_36_1">r</text:span><text:span text:style-name="_39_9">e</text:span><text:span text:style-name="_32_8">s</text:span><text:span text:style-name="_36_1">s</text:span><text:span text:style-name="_38_1"> </text:span><text:span text:style-name="_31_3">i</text:span><text:span text:style-name="_34_9">n</text:span><text:span text:style-name="_38_1"> </text:span><text:span text:style-name="_31_3">t</text:span><text:span text:style-name="_36_3">h</text:span><text:span text:style-name="_31_00">e</text:span><text:span text:style-name="_35_"> </text:span><text:span text:style-name="_36_1">m</text:span><text:span text:style-name="_31_00">o</text:span><text:span text:style-name="_32_6">s</text:span><text:span text:style-name="_36_1">t</text:span><text:span text:style-name="_37_7"> </text:span><text:span text:style-name="_32_7">h</text:span><text:span text:style-name="_35_2">u</text:span><text:span text:style-name="_38_5">m</text:span><text:span text:style-name="_32_8">b</text:span><text:span text:style-name="_34_9">l</text:span><text:span text:style-name="_38_7">e</text:span><text:span text:style-name="_35_"> </text:span><text:span text:style-name="_34_9">t</text:span><text:span text:style-name="_38_8">e</text:span><text:span text:style-name="_31_3">r</text:span><text:span text:style-name="_36_1">m</text:span><text:span text:style-name="_39_8">s</text:span><text:span text:style-name="_32_5">:</text:span><text:span text:style-name="_34_1"> </text:span><text:span text:style-name="_38_5">O</text:span><text:span text:style-name="_32_5">u</text:span><text:span text:style-name="_36_1">r</text:span><text:span text:style-name="_38_1"> </text:span><text:span text:style-name="_32_5">r</text:span><text:span text:style-name="_35_2">e</text:span><text:span text:style-name="_39_8">c</text:span><text:span text:style-name="_31_6">u</text:span><text:span text:style-name="_36_1">r</text:span><text:span text:style-name="_39_7">r</text:span><text:span text:style-name="_31_5">e</text:span><text:span text:style-name="_34_9">n</text:span><text:span text:style-name="_39_7">t</text:span><text:span text:style-name="_39_"> </text:span><text:span text:style-name="_34_9">P</text:span><text:span text:style-name="_38_7">e</text:span><text:span text:style-name="_31_3">t</text:span><text:span text:style-name="_34_9">i</text:span><text:span text:style-name="_38_5">t</text:span><text:span text:style-name="_32_5">i</text:span><text:span text:style-name="_35_2">o</text:span><text:span text:style-name="_38_8">n</text:span><text:span text:style-name="_31_4">s</text:span><text:span text:style-name="_34_5"> </text:span><text:span text:style-name="_39_9">h</text:span><text:span text:style-name="_32_8">a</text:span><text:span text:style-name="_36_2">v</text:span><text:span text:style-name="_38_8">e</text:span><text:span text:style-name="_35_"> </text:span><text:span text:style-name="_35_1">b</text:span><text:span text:style-name="_38_8">e</text:span><text:span text:style-name="_31_5">e</text:span><text:span text:style-name="_36_4">n</text:span><text:span text:style-name="_38_1"> </text:span><text:span text:style-name="_31_5">a</text:span><text:span text:style-name="_35_2">n</text:span><text:span text:style-name="_39_8">s</text:span><text:span text:style-name="_31_3">w</text:span><text:span text:style-name="_35_2">e</text:span><text:span text:style-name="_39_7">r</text:span><text:span text:style-name="_31_6">e</text:span><text:span text:style-name="_36_3">d</text:span><text:span text:style-name="_37_7"> </text:span><text:span text:style-name="_31_5">o</text:span><text:span text:style-name="_36_4">n</text:span><text:span text:style-name="_38_5">l</text:span><text:span text:style-name="_32_5">y</text:span><text:span text:style-name="_34_1"> </text:span><text:span text:style-name="_38_8">b</text:span><text:span text:style-name="_32_6">y</text:span><text:span text:style-name="_34_5"> </text:span><text:span text:style-name="_38_5">r</text:span><text:span text:style-name="_32_8">e</text:span><text:span text:style-name="_35_1">p</text:span><text:span text:style-name="_31_00">e</text:span><text:span text:style-name="_32_7">a</text:span><text:span text:style-name="_36_1">t</text:span><text:span text:style-name="_31_00">e</text:span><text:span text:style-name="_32_7">d</text:span><text:span text:style-name="_34_5"> </text:span><text:span text:style-name="_38_5">i</text:span><text:span text:style-name="_32_7">n</text:span><text:span text:style-name="_36_1">j</text:span><text:span text:style-name="_31_00">u</text:span><text:span text:style-name="_31_3">r</text:span><text:span text:style-name="_36_1">y</text:span><text:span text:style-name="_38_5">.</text:span><text:span text:style-name="_39_"> </text:span><text:span text:style-name="_36_1">A</text:span><text:span text:style-name="_37_7"> </text:span><text:span text:style-name="_31_3">P</text:span><text:span text:style-name="_36_1">r</text:span><text:span text:style-name="_38_5">i</text:span><text:span text:style-name="_31_5">n</text:span><text:span text:style-name="_36_4">c</text:span><text:span text:style-name="_38_5">e</text:span><text:span text:style-name="_35_"> </text:span><text:span text:style-name="_34_9">w</text:span><text:span text:style-name="_38_8">h</text:span><text:span text:style-name="_31_5">o</text:span><text:span text:style-name="_36_2">s</text:span><text:span text:style-name="_38_8">e</text:span><text:span text:style-name="_35_"> </text:span><text:span text:style-name="_35_0">c</text:span><text:span text:style-name="_31_00">h</text:span><text:span text:style-name="_32_7">a</text:span><text:span text:style-name="_36_1">r</text:span><text:span text:style-name="_31_00">a</text:span><text:span text:style-name="_31_6">c</text:span><text:span text:style-name="_36_1">t</text:span><text:span text:style-name="_38_7">e</text:span><text:span text:style-name="_31_3">r</text:span><text:span text:style-name="_34_1"> </text:span><text:span text:style-name="_38_5">i</text:span><text:span text:style-name="_31_3">s</text:span><text:span text:style-name="_34_1"> </text:span><text:span text:style-name="_39_7">t</text:span><text:span text:style-name="_32_8">h</text:span><text:span text:style-name="_36_3">u</text:span><text:span text:style-name="_39_7">s</text:span><text:span text:style-name="_39_"> </text:span><text:span text:style-name="_36_1">m</text:span><text:span text:style-name="_39_9">a</text:span><text:span text:style-name="_32_5">r</text:span><text:span text:style-name="_35_2">k</text:span><text:span text:style-name="_38_7">e</text:span><text:span text:style-name="_31_6">d</text:span><text:span text:style-name="_34_5"> </text:span><text:span text:style-name="_38_7">b</text:span><text:span text:style-name="_32_8">y</text:span><text:span text:style-name="_34_5"> </text:span><text:span text:style-name="_38_8">e</text:span><text:span text:style-name="_31_4">v</text:span><text:span text:style-name="_35_1">e</text:span><text:span text:style-name="_38_5">r</text:span><text:span text:style-name="_32_8">y</text:span><text:span text:style-name="_34_5"> </text:span><text:span text:style-name="_38_8">a</text:span><text:span text:style-name="_32_6">c</text:span><text:span text:style-name="_36_1">t</text:span><text:span text:style-name="_38_1"> </text:span><text:span text:style-name="_31_3">w</text:span><text:span text:style-name="_35_1">h</text:span><text:span text:style-name="_38_5">i</text:span><text:span text:style-name="_32_8">c</text:span><text:span text:style-name="_36_1">h</text:span><text:span text:style-name="_37_7"> </text:span><text:span text:style-name="_31_3">m</text:span><text:span text:style-name="_35_2">a</text:span><text:span text:style-name="_38_6">y</text:span><text:span text:style-name="_39_"> </text:span><text:span text:style-name="_36_4">d</text:span><text:span text:style-name="_38_7">e</text:span><text:span text:style-name="_32_5">f</text:span><text:span text:style-name="_36_1">i</text:span><text:span text:style-name="_31_00">n</text:span><text:span text:style-name="_31_5">e</text:span><text:span text:style-name="_34_1"> </text:span><text:span text:style-name="_38_5">a</text:span><text:span text:style-name="_39_"> </text:span><text:span text:style-name="_36_1">T</text:span><text:span text:style-name="_31_00">y</text:span><text:span text:style-name="_31_3">r</text:span><text:span text:style-name="_36_3">a</text:span><text:span text:style-name="_38_5">n</text:span><text:span text:style-name="_31_3">t</text:span><text:span text:style-name="_34_9">,</text:span><text:span text:style-name="_38_1"> </text:span><text:span text:style-name="_32_5">i</text:span><text:span text:style-name="_36_1">s</text:span><text:span text:style-name="_37_7"> </text:span><text:span text:style-name="_31_5">u</text:span><text:span text:style-name="_36_4">n</text:span><text:span text:style-name="_39_7">f</text:span><text:span text:style-name="_31_3">i</text:span><text:span text:style-name="_36_1">t</text:span><text:span text:style-name="_38_1"> </text:span><text:span text:style-name="_32_5">t</text:span><text:span text:style-name="_36_1">o</text:span><text:span text:style-name="_37_7"> </text:span><text:span text:style-name="_32_8">b</text:span><text:span text:style-name="_36_3">e</text:span><text:span text:style-name="_38_1"> </text:span><text:span text:style-name="_32_5">t</text:span><text:span text:style-name="_36_3">h</text:span><text:span text:style-name="_31_00">e</text:span><text:span text:style-name="_35_"> </text:span><text:span text:style-name="_34_9">r</text:span><text:span text:style-name="_39_9">u</text:span><text:span text:style-name="_31_3">l</text:span><text:span text:style-name="_35_2">e</text:span><text:span text:style-name="_39_7">r</text:span><text:span text:style-name="_39_"> </text:span><text:span text:style-name="_34_9">o</text:span><text:span text:style-name="_39_7">f</text:span><text:span text:style-name="_39_"> </text:span><text:span text:style-name="_36_1">a</text:span><text:span text:style-name="_37_7"> </text:span><text:span text:style-name="_32_5">f</text:span><text:span text:style-name="_34_9">r</text:span><text:span text:style-name="_38_8">e</text:span><text:span text:style-name="_31_5">e</text:span><text:span text:style-name="_34_1"> </text:span><text:span text:style-name="_31_00">p</text:span><text:span text:style-name="_32_7">e</text:span><text:span text:style-name="_36_4">o</text:span><text:span text:style-name="_38_7">p</text:span><text:span text:style-name="_31_3">l</text:span><text:span text:style-name="_34_9">e</text:span><text:soft-page-break/><text:span text:style-name="_38_5">.</text:span></text:p>
      <text:p text:style-name="P1"><text:span text:style-name="_36_1">N</text:span><text:span text:style-name="_38_5">o</text:span><text:span text:style-name="_31_3">r</text:span><text:span text:style-name="_34_1"> </text:span><text:span text:style-name="_31_00">h</text:span><text:span text:style-name="_31_5">a</text:span><text:span text:style-name="_35_2">v</text:span><text:span text:style-name="_38_7">e</text:span><text:span text:style-name="_35_"> </text:span><text:span text:style-name="_34_9">W</text:span><text:span text:style-name="_39_7">e</text:span><text:span text:style-name="_39_"> </text:span><text:span text:style-name="_35_1">b</text:span><text:span text:style-name="_31_00">e</text:span><text:span text:style-name="_32_7">e</text:span><text:span text:style-name="_36_4">n</text:span><text:span text:style-name="_37_7"> </text:span><text:span text:style-name="_31_3">w</text:span><text:span text:style-name="_35_2">a</text:span><text:span text:style-name="_38_7">n</text:span><text:span text:style-name="_32_5">t</text:span><text:span text:style-name="_34_9">i</text:span><text:span text:style-name="_38_8">n</text:span><text:span text:style-name="_32_7">g</text:span><text:span text:style-name="_34_1"> </text:span><text:span text:style-name="_38_5">i</text:span><text:span text:style-name="_32_5">n</text:span><text:span text:style-name="_34_1"> </text:span><text:span text:style-name="_38_8">a</text:span><text:span text:style-name="_31_3">t</text:span><text:span text:style-name="_34_9">t</text:span><text:span text:style-name="_39_9">e</text:span><text:span text:style-name="_32_7">n</text:span><text:span text:style-name="_34_9">t</text:span><text:span text:style-name="_39_7">i</text:span><text:span text:style-name="_32_8">o</text:span><text:span text:style-name="_36_4">n</text:span><text:span text:style-name="_39_8">s</text:span><text:span text:style-name="_39_"> </text:span><text:span text:style-name="_36_1">t</text:span><text:span text:style-name="_39_7">o</text:span><text:span text:style-name="_39_"> </text:span><text:span text:style-name="_36_3">o</text:span><text:span text:style-name="_31_00">u</text:span><text:span text:style-name="_32_5">r</text:span><text:span text:style-name="_34_1"> </text:span><text:span text:style-name="_38_5">B</text:span><text:span text:style-name="_32_5">r</text:span><text:span text:style-name="_34_9">i</text:span><text:span text:style-name="_39_7">t</text:span><text:span text:style-name="_31_3">t</text:span><text:span text:style-name="_36_1">i</text:span><text:span text:style-name="_38_8">s</text:span><text:span text:style-name="_31_5">h</text:span><text:span text:style-name="_34_5"> </text:span><text:span text:style-name="_38_7">b</text:span><text:span text:style-name="_32_5">r</text:span><text:span text:style-name="_35_2">e</text:span><text:span text:style-name="_39_7">t</text:span><text:span text:style-name="_32_8">h</text:span><text:span text:style-name="_36_1">r</text:span><text:span text:style-name="_39_9">e</text:span><text:span text:style-name="_31_3">n</text:span><text:span text:style-name="_36_1">.</text:span><text:span text:style-name="_38_1"> </text:span><text:span text:style-name="_31_3">W</text:span><text:span text:style-name="_36_1">e</text:span><text:span text:style-name="_37_7"> </text:span><text:span text:style-name="_31_6">h</text:span><text:span text:style-name="_36_3">a</text:span><text:span text:style-name="_38_8">v</text:span><text:span text:style-name="_31_5">e</text:span><text:span text:style-name="_34_5"> </text:span><text:span text:style-name="_38_5">w</text:span><text:span text:style-name="_31_6">a</text:span><text:span text:style-name="_36_1">r</text:span><text:span text:style-name="_38_7">n</text:span><text:span text:style-name="_32_7">e</text:span><text:span text:style-name="_36_4">d</text:span><text:span text:style-name="_37_7"> </text:span><text:span text:style-name="_32_5">t</text:span><text:span text:style-name="_35_1">h</text:span><text:span text:style-name="_38_8">e</text:span><text:span text:style-name="_32_5">m</text:span><text:span text:style-name="_34_1"> </text:span><text:span text:style-name="_38_5">f</text:span><text:span text:style-name="_31_3">r</text:span><text:span text:style-name="_34_9">o</text:span><text:span text:style-name="_39_7">m</text:span><text:span text:style-name="_35_"> </text:span><text:span text:style-name="_34_9">t</text:span><text:span text:style-name="_38_5">i</text:span><text:span text:style-name="_32_5">m</text:span><text:span text:style-name="_34_9">e</text:span><text:span text:style-name="_37_7"> </text:span><text:span text:style-name="_32_5">t</text:span><text:span text:style-name="_34_9">o</text:span><text:span text:style-name="_37_7"> </text:span><text:span text:style-name="_32_5">t</text:span><text:span text:style-name="_34_9">i</text:span><text:span text:style-name="_38_5">m</text:span><text:span text:style-name="_31_3">e</text:span><text:span text:style-name="_34_1"> </text:span><text:span text:style-name="_38_5">o</text:span><text:span text:style-name="_31_3">f</text:span><text:span text:style-name="_34_1"> </text:span><text:span text:style-name="_31_00">a</text:span><text:span text:style-name="_31_3">t</text:span><text:span text:style-name="_34_9">t</text:span><text:span text:style-name="_38_7">e</text:span><text:span text:style-name="_31_3">m</text:span><text:span text:style-name="_35_1">p</text:span><text:span text:style-name="_39_7">t</text:span><text:span text:style-name="_32_8">s</text:span><text:span text:style-name="_34_1"> </text:span><text:span text:style-name="_38_7">b</text:span><text:span text:style-name="_31_6">y</text:span><text:span text:style-name="_34_5"> </text:span><text:span text:style-name="_39_7">t</text:span><text:span text:style-name="_32_7">h</text:span><text:span text:style-name="_35_2">e</text:span><text:span text:style-name="_39_7">i</text:span><text:span text:style-name="_32_5">r</text:span><text:span text:style-name="_34_1"> </text:span><text:span text:style-name="_39_7">l</text:span><text:span text:style-name="_31_5">e</text:span><text:span text:style-name="_35_2">g</text:span><text:span text:style-name="_39_7">i</text:span><text:span text:style-name="_32_8">s</text:span><text:span text:style-name="_36_1">l</text:span><text:span text:style-name="_39_9">a</text:span><text:span text:style-name="_31_3">t</text:span><text:span text:style-name="_35_1">u</text:span><text:span text:style-name="_38_5">r</text:span><text:span text:style-name="_32_8">e</text:span><text:span text:style-name="_34_1"> </text:span><text:span text:style-name="_39_7">t</text:span><text:span text:style-name="_31_3">o</text:span><text:span text:style-name="_34_5"> </text:span><text:span text:style-name="_38_7">e</text:span><text:span text:style-name="_32_8">x</text:span><text:span text:style-name="_36_1">t</text:span><text:span text:style-name="_38_8">e</text:span><text:span text:style-name="_32_7">n</text:span><text:span text:style-name="_36_1">d</text:span><text:span text:style-name="_38_1"> </text:span><text:span text:style-name="_32_8">a</text:span><text:span text:style-name="_36_3">n</text:span><text:span text:style-name="_38_1"> </text:span><text:span text:style-name="_31_6">u</text:span><text:span text:style-name="_36_3">n</text:span><text:span text:style-name="_38_5">j</text:span><text:span text:style-name="_31_6">u</text:span><text:span text:style-name="_35_0">s</text:span><text:span text:style-name="_38_5">t</text:span><text:span text:style-name="_31_3">i</text:span><text:span text:style-name="_36_1">f</text:span><text:span text:style-name="_39_7">i</text:span><text:span text:style-name="_32_7">a</text:span><text:span text:style-name="_36_4">b</text:span><text:span text:style-name="_38_5">l</text:span><text:span text:style-name="_32_5">e</text:span><text:span text:style-name="_34_1"> </text:span><text:span text:style-name="_38_5">j</text:span><text:span text:style-name="_31_5">u</text:span><text:span text:style-name="_36_1">r</text:span><text:span text:style-name="_39_7">i</text:span><text:span text:style-name="_32_8">s</text:span><text:span text:style-name="_36_3">d</text:span><text:span text:style-name="_38_5">i</text:span><text:span text:style-name="_31_6">c</text:span><text:span text:style-name="_36_1">t</text:span><text:span text:style-name="_38_5">i</text:span><text:span text:style-name="_32_7">o</text:span><text:span text:style-name="_36_4">n</text:span><text:span text:style-name="_38_1"> </text:span><text:span text:style-name="_31_5">o</text:span><text:span text:style-name="_36_4">v</text:span><text:span text:style-name="_38_5">e</text:span><text:span text:style-name="_31_3">r</text:span><text:span text:style-name="_34_5"> </text:span><text:span text:style-name="_31_00">u</text:span><text:span text:style-name="_31_4">s</text:span><text:span text:style-name="_36_1">.</text:span><text:span text:style-name="_38_1"> </text:span><text:span text:style-name="_31_3">W</text:span><text:span text:style-name="_34_9">e</text:span><text:span text:style-name="_37_7"> </text:span><text:span text:style-name="_32_7">h</text:span><text:span text:style-name="_35_2">a</text:span><text:span text:style-name="_38_6">v</text:span><text:span text:style-name="_32_8">e</text:span><text:span text:style-name="_34_1"> </text:span><text:span text:style-name="_39_7">r</text:span><text:span text:style-name="_32_8">e</text:span><text:span text:style-name="_34_9">m</text:span><text:span text:style-name="_39_7">i</text:span><text:span text:style-name="_31_5">n</text:span><text:span text:style-name="_36_3">d</text:span><text:span text:style-name="_31_00">e</text:span><text:span text:style-name="_31_3">d</text:span><text:span text:style-name="_34_1"> </text:span><text:span text:style-name="_38_5">t</text:span><text:span text:style-name="_32_7">h</text:span><text:span text:style-name="_36_4">e</text:span><text:span text:style-name="_38_5">m</text:span><text:span text:style-name="_35_"> </text:span><text:span text:style-name="_36_1">o</text:span><text:span text:style-name="_39_7">f</text:span><text:span text:style-name="_39_"> </text:span><text:span text:style-name="_34_9">t</text:span><text:span text:style-name="_31_00">h</text:span><text:span text:style-name="_31_5">e</text:span><text:span text:style-name="_34_5"> </text:span><text:span text:style-name="_31_00">c</text:span><text:span text:style-name="_32_5">i</text:span><text:span text:style-name="_34_9">r</text:span><text:span text:style-name="_38_6">c</text:span><text:span text:style-name="_32_7">u</text:span><text:span text:style-name="_36_1">m</text:span><text:span text:style-name="_31_00">s</text:span><text:span text:style-name="_32_5">t</text:span><text:span text:style-name="_36_3">a</text:span><text:span text:style-name="_38_8">n</text:span><text:span text:style-name="_31_6">c</text:span><text:span text:style-name="_36_3">e</text:span><text:span text:style-name="_39_7">s</text:span><text:span text:style-name="_39_"> </text:span><text:span text:style-name="_34_9">o</text:span><text:span text:style-name="_39_7">f</text:span><text:span text:style-name="_39_"> </text:span><text:span text:style-name="_36_4">o</text:span><text:span text:style-name="_38_7">u</text:span><text:span text:style-name="_32_5">r</text:span><text:span text:style-name="_34_1"> </text:span><text:span text:style-name="_38_7">o</text:span><text:span text:style-name="_32_8">u</text:span><text:span text:style-name="_36_1">t</text:span>-<text:span text:style-name="_32_5">m</text:span><text:span text:style-name="_36_1">i</text:span><text:span text:style-name="_38_8">g</text:span><text:span text:style-name="_32_5">r</text:span><text:span text:style-name="_36_3">a</text:span><text:span text:style-name="_39_7">t</text:span><text:span text:style-name="_31_3">i</text:span><text:span text:style-name="_35_1">o</text:span><text:span text:style-name="_38_8">n</text:span><text:span text:style-name="_39_"> </text:span><text:span text:style-name="_36_4">a</text:span><text:span text:style-name="_39_9">n</text:span><text:span text:style-name="_32_5">d</text:span><text:span text:style-name="_34_1"> </text:span><text:span text:style-name="_31_00">s</text:span><text:span text:style-name="_32_7">e</text:span><text:span text:style-name="_34_9">t</text:span><text:span text:style-name="_38_5">t</text:span><text:span text:style-name="_31_3">l</text:span><text:span text:style-name="_36_4">e</text:span><text:span text:style-name="_39_7">m</text:span><text:span text:style-name="_31_5">e</text:span><text:span text:style-name="_34_9">n</text:span><text:span text:style-name="_38_5">t</text:span><text:span text:style-name="_35_"> </text:span><text:span text:style-name="_35_2">h</text:span><text:span text:style-name="_39_9">e</text:span><text:span text:style-name="_32_5">r</text:span><text:span text:style-name="_36_1">e</text:span><text:span text:style-name="_38_5">.</text:span><text:span text:style-name="_35_"> </text:span><text:span text:style-name="_34_9">W</text:span><text:span text:style-name="_38_5">e</text:span><text:span text:style-name="_35_"> </text:span><text:span text:style-name="_36_3">h</text:span><text:span text:style-name="_38_8">a</text:span><text:span text:style-name="_32_8">v</text:span><text:span text:style-name="_36_3">e</text:span><text:span text:style-name="_37_7"> </text:span><text:span text:style-name="_31_5">a</text:span><text:span text:style-name="_35_2">p</text:span><text:span text:style-name="_38_7">p</text:span><text:span text:style-name="_31_6">e</text:span><text:span text:style-name="_36_4">a</text:span><text:span text:style-name="_39_7">l</text:span><text:span text:style-name="_31_5">e</text:span><text:span text:style-name="_34_9">d</text:span><text:span text:style-name="_38_1"> </text:span><text:span text:style-name="_31_3">t</text:span><text:span text:style-name="_36_1">o</text:span><text:span text:style-name="_37_7"> </text:span><text:span text:style-name="_32_5">t</text:span><text:span text:style-name="_36_4">h</text:span><text:span text:style-name="_39_9">e</text:span><text:span text:style-name="_31_3">i</text:span><text:span text:style-name="_34_9">r</text:span><text:span text:style-name="_38_1"> </text:span><text:span text:style-name="_31_6">n</text:span><text:span text:style-name="_36_3">a</text:span><text:span text:style-name="_38_5">t</text:span><text:span text:style-name="_31_3">i</text:span><text:span text:style-name="_36_2">v</text:span><text:span text:style-name="_31_00">e</text:span><text:span text:style-name="_39_"> </text:span><text:span text:style-name="_34_9">j</text:span><text:span text:style-name="_38_7">u</text:span><text:span text:style-name="_31_6">s</text:span><text:span text:style-name="_36_1">t</text:span><text:span text:style-name="_38_5">i</text:span><text:span text:style-name="_31_4">c</text:span><text:span text:style-name="_35_2">e</text:span><text:span text:style-name="_38_1"> </text:span><text:span text:style-name="_31_5">a</text:span><text:span text:style-name="_36_4">n</text:span><text:span text:style-name="_38_5">d</text:span><text:span text:style-name="_39_"> </text:span><text:span text:style-name="_34_9">m</text:span><text:span text:style-name="_38_7">a</text:span><text:span text:style-name="_32_8">g</text:span><text:span text:style-name="_35_2">n</text:span><text:span text:style-name="_38_7">a</text:span><text:span text:style-name="_32_8">n</text:span><text:span text:style-name="_34_9">i</text:span><text:span text:style-name="_38_5">m</text:span><text:span text:style-name="_31_3">i</text:span><text:span text:style-name="_36_1">t</text:span><text:span text:style-name="_39_8">y</text:span><text:span text:style-name="_31_3">,</text:span><text:span text:style-name="_34_5"> </text:span><text:span text:style-name="_31_00">a</text:span><text:span text:style-name="_32_7">n</text:span><text:span text:style-name="_34_9">d</text:span><text:span text:style-name="_37_7"> </text:span><text:span text:style-name="_31_3">w</text:span><text:span text:style-name="_36_1">e</text:span><text:span text:style-name="_37_7"> </text:span><text:span text:style-name="_31_5">h</text:span><text:span text:style-name="_36_4">a</text:span><text:span text:style-name="_31_00">v</text:span><text:span text:style-name="_31_5">e</text:span><text:span text:style-name="_34_1"> </text:span><text:span text:style-name="_38_8">c</text:span><text:span text:style-name="_31_5">o</text:span><text:span text:style-name="_35_1">n</text:span><text:span text:style-name="_38_5">j</text:span><text:span text:style-name="_32_8">u</text:span><text:span text:style-name="_34_9">r</text:span><text:span text:style-name="_38_8">e</text:span><text:span text:style-name="_31_5">d</text:span><text:span text:style-name="_34_1"> </text:span><text:span text:style-name="_38_5">t</text:span><text:span text:style-name="_32_8">h</text:span><text:span text:style-name="_35_1">e</text:span><text:span text:style-name="_38_5">m</text:span><text:span text:style-name="_39_"> </text:span><text:span text:style-name="_36_3">b</text:span><text:span text:style-name="_38_8">y</text:span><text:span text:style-name="_35_"> </text:span><text:span text:style-name="_36_1">t</text:span><text:span text:style-name="_31_00">h</text:span><text:span text:style-name="_32_7">e</text:span><text:span text:style-name="_34_1"> </text:span><text:span text:style-name="_39_7">t</text:span><text:span text:style-name="_31_3">i</text:span><text:span text:style-name="_36_4">e</text:span><text:span text:style-name="_39_8">s</text:span><text:span text:style-name="_39_"> </text:span><text:span text:style-name="_34_9">o</text:span><text:span text:style-name="_39_7">f</text:span><text:span text:style-name="_39_"> </text:span><text:span text:style-name="_36_3">o</text:span><text:span text:style-name="_31_00">u</text:span><text:span text:style-name="_32_5">r</text:span><text:span text:style-name="_34_5"> </text:span><text:span text:style-name="_38_8">c</text:span><text:span text:style-name="_32_7">o</text:span><text:span text:style-name="_36_1">m</text:span><text:span text:style-name="_38_5">m</text:span><text:span text:style-name="_31_6">o</text:span><text:span text:style-name="_35_1">n</text:span><text:span text:style-name="_37_7"> </text:span><text:span text:style-name="_32_6">k</text:span><text:span text:style-name="_36_1">i</text:span><text:span text:style-name="_38_8">n</text:span><text:span text:style-name="_31_5">d</text:span><text:span text:style-name="_34_9">r</text:span><text:span text:style-name="_38_8">e</text:span><text:span text:style-name="_31_3">d</text:span><text:span text:style-name="_34_5"> </text:span><text:span text:style-name="_38_5">t</text:span><text:span text:style-name="_31_3">o</text:span><text:span text:style-name="_34_1"> </text:span><text:span text:style-name="_31_00">d</text:span><text:span text:style-name="_32_5">i</text:span><text:span text:style-name="_36_2">s</text:span><text:span text:style-name="_38_7">a</text:span><text:span text:style-name="_31_6">v</text:span><text:span text:style-name="_34_9">o</text:span><text:span text:style-name="_38_5">w</text:span><text:span text:style-name="_35_"> </text:span><text:span text:style-name="_34_9">t</text:span><text:span text:style-name="_38_7">h</text:span><text:span text:style-name="_31_6">e</text:span><text:span text:style-name="_36_2">s</text:span><text:span text:style-name="_31_00">e</text:span><text:span text:style-name="_35_"> </text:span><text:span text:style-name="_36_4">u</text:span><text:span text:style-name="_39_8">s</text:span><text:span text:style-name="_32_8">u</text:span><text:span text:style-name="_34_9">r</text:span><text:span text:style-name="_39_9">p</text:span><text:span text:style-name="_31_6">a</text:span><text:span text:style-name="_36_1">t</text:span><text:span text:style-name="_39_7">i</text:span><text:span text:style-name="_31_5">o</text:span><text:span text:style-name="_36_3">n</text:span><text:span text:style-name="_31_00">s</text:span><text:span text:style-name="_32_5">,</text:span><text:span text:style-name="_34_5"> </text:span><text:span text:style-name="_38_5">w</text:span><text:span text:style-name="_32_7">h</text:span><text:span text:style-name="_36_1">i</text:span><text:span text:style-name="_38_8">c</text:span><text:span text:style-name="_31_3">h</text:span><text:span text:style-name="_34_9">,</text:span><text:span text:style-name="_38_1"> </text:span><text:span text:style-name="_32_5">w</text:span><text:span text:style-name="_36_4">o</text:span><text:span text:style-name="_39_9">u</text:span><text:span text:style-name="_32_5">l</text:span><text:span text:style-name="_34_9">d</text:span><text:span text:style-name="_38_1"> </text:span><text:span text:style-name="_32_5">i</text:span><text:span text:style-name="_36_4">n</text:span><text:span text:style-name="_38_7">e</text:span><text:span text:style-name="_32_6">v</text:span><text:span text:style-name="_34_9">i</text:span><text:span text:style-name="_39_7">t</text:span><text:span text:style-name="_31_6">a</text:span><text:span text:style-name="_36_4">b</text:span><text:span text:style-name="_38_5">l</text:span><text:span text:style-name="_32_6">y</text:span><text:span text:style-name="_34_5"> </text:span><text:span text:style-name="_39_7">i</text:span><text:span text:style-name="_31_6">n</text:span><text:span text:style-name="_36_1">t</text:span><text:span text:style-name="_39_9">e</text:span><text:span text:style-name="_32_5">r</text:span><text:span text:style-name="_34_9">r</text:span><text:span text:style-name="_31_00">u</text:span><text:span text:style-name="_32_7">p</text:span><text:span text:style-name="_36_1">t</text:span><text:span text:style-name="_38_1"> </text:span><text:span text:style-name="_31_5">o</text:span><text:span text:style-name="_35_2">u</text:span><text:span text:style-name="_38_5">r</text:span><text:span text:style-name="_39_"> </text:span><text:span text:style-name="_35_0">c</text:span><text:span text:style-name="_38_8">o</text:span><text:span text:style-name="_32_7">n</text:span><text:span text:style-name="_35_2">n</text:span><text:span text:style-name="_38_8">e</text:span><text:span text:style-name="_31_4">c</text:span><text:span text:style-name="_36_1">t</text:span><text:span text:style-name="_38_5">i</text:span><text:span text:style-name="_31_5">o</text:span><text:span text:style-name="_36_4">n</text:span><text:span text:style-name="_39_7">s</text:span><text:span text:style-name="_35_"> </text:span><text:span text:style-name="_36_4">a</text:span><text:span text:style-name="_39_9">n</text:span><text:span text:style-name="_32_5">d</text:span><text:span text:style-name="_34_5"> </text:span><text:span text:style-name="_39_8">c</text:span><text:span text:style-name="_31_6">o</text:span><text:span text:style-name="_34_9">r</text:span><text:span text:style-name="_38_5">r</text:span><text:span text:style-name="_31_5">e</text:span><text:span text:style-name="_35_2">s</text:span><text:span text:style-name="_39_9">p</text:span><text:span text:style-name="_32_8">o</text:span><text:span text:style-name="_35_2">n</text:span><text:span text:style-name="_38_7">d</text:span><text:span text:style-name="_31_6">e</text:span><text:span text:style-name="_35_1">n</text:span><text:span text:style-name="_38_8">c</text:span><text:span text:style-name="_31_5">e</text:span><text:span text:style-name="_34_9">.</text:span><text:span text:style-name="_37_7"> </text:span><text:span text:style-name="_31_3">T</text:span><text:span text:style-name="_36_4">h</text:span><text:span text:style-name="_38_7">e</text:span><text:span text:style-name="_31_3">y</text:span><text:span text:style-name="_34_1"> </text:span><text:span text:style-name="_38_5">t</text:span><text:span text:style-name="_31_6">o</text:span><text:span text:style-name="_36_3">o</text:span><text:span text:style-name="_38_1"> </text:span><text:span text:style-name="_32_7">h</text:span><text:span text:style-name="_36_4">a</text:span><text:span text:style-name="_39_8">v</text:span><text:span text:style-name="_32_8">e</text:span><text:span text:style-name="_34_5"> </text:span><text:span text:style-name="_38_7">b</text:span><text:span text:style-name="_32_8">e</text:span><text:span text:style-name="_35_1">e</text:span><text:span text:style-name="_38_8">n</text:span><text:span text:style-name="_39_"> </text:span><text:span text:style-name="_36_3">d</text:span><text:span text:style-name="_31_00">e</text:span><text:span text:style-name="_31_3">a</text:span><text:span text:style-name="_34_9">f</text:span><text:span text:style-name="_37_7"> </text:span><text:span text:style-name="_32_5">t</text:span><text:span text:style-name="_34_9">o</text:span><text:span text:style-name="_38_1"> </text:span><text:span text:style-name="_32_5">t</text:span><text:span text:style-name="_36_4">h</text:span><text:span text:style-name="_39_9">e</text:span><text:span text:style-name="_39_"> </text:span><text:span text:style-name="_36_2">v</text:span><text:span text:style-name="_38_8">o</text:span><text:span text:style-name="_32_5">i</text:span><text:span text:style-name="_35_0">c</text:span><text:span text:style-name="_31_00">e</text:span><text:span text:style-name="_39_"> </text:span><text:span text:style-name="_34_9">o</text:span><text:span text:style-name="_38_5">f</text:span><text:span text:style-name="_39_"> </text:span><text:span text:style-name="_36_1">j</text:span><text:span text:style-name="_38_7">u</text:span><text:span text:style-name="_32_8">s</text:span><text:span text:style-name="_36_1">t</text:span><text:span text:style-name="_39_7">i</text:span><text:span text:style-name="_31_6">c</text:span><text:span text:style-name="_36_3">e</text:span><text:span text:style-name="_38_1"> </text:span><text:span text:style-name="_32_7">a</text:span><text:span text:style-name="_36_4">n</text:span><text:span text:style-name="_38_5">d</text:span><text:span text:style-name="_35_"> </text:span><text:span text:style-name="_34_9">o</text:span><text:span text:style-name="_39_7">f</text:span><text:span text:style-name="_39_"> </text:span><text:span text:style-name="_36_4">c</text:span><text:span text:style-name="_39_9">o</text:span><text:span text:style-name="_31_5">n</text:span><text:span text:style-name="_36_4">s</text:span><text:span text:style-name="_39_9">a</text:span><text:span text:style-name="_31_6">n</text:span><text:span text:style-name="_36_3">g</text:span><text:span text:style-name="_38_8">u</text:span><text:span text:style-name="_31_3">i</text:span><text:span text:style-name="_35_1">n</text:span><text:span text:style-name="_38_5">i</text:span><text:span text:style-name="_31_3">t</text:span><text:span text:style-name="_35_2">y</text:span><text:span text:style-name="_39_7">.</text:span><text:span text:style-name="_35_"> </text:span><text:span text:style-name="_34_9">W</text:span><text:span text:style-name="_39_7">e</text:span><text:span text:style-name="_39_"> </text:span><text:span text:style-name="_36_1">m</text:span><text:span text:style-name="_39_9">u</text:span><text:span text:style-name="_31_6">s</text:span><text:span text:style-name="_34_9">t</text:span><text:span text:style-name="_38_5">,</text:span><text:span text:style-name="_35_"> </text:span><text:span text:style-name="_34_9">t</text:span><text:span text:style-name="_38_8">h</text:span><text:span text:style-name="_31_5">e</text:span><text:span text:style-name="_34_9">r</text:span><text:span text:style-name="_31_00">e</text:span><text:span text:style-name="_31_3">f</text:span><text:span text:style-name="_36_3">o</text:span><text:span text:style-name="_39_7">r</text:span><text:span text:style-name="_32_5">e</text:span><text:span text:style-name="_34_9">,</text:span><text:span text:style-name="_37_7"> </text:span><text:span text:style-name="_31_5">a</text:span><text:span text:style-name="_35_2">c</text:span><text:span text:style-name="_31_00">q</text:span><text:span text:style-name="_32_7">u</text:span><text:span text:style-name="_34_9">i</text:span><text:span text:style-name="_38_8">e</text:span><text:span text:style-name="_32_6">s</text:span><text:span text:style-name="_35_0">c</text:span><text:span text:style-name="_38_8">e</text:span><text:span text:style-name="_35_"> </text:span><text:span text:style-name="_36_1">i</text:span><text:span text:style-name="_39_7">n</text:span><text:span text:style-name="_35_"> </text:span><text:span text:style-name="_34_9">t</text:span><text:span text:style-name="_31_00">h</text:span><text:span text:style-name="_31_5">e</text:span><text:span text:style-name="_34_1"> </text:span><text:span text:style-name="_38_8">n</text:span><text:span text:style-name="_31_5">e</text:span><text:span text:style-name="_36_2">c</text:span><text:span text:style-name="_38_8">e</text:span><text:span text:style-name="_32_6">s</text:span><text:span text:style-name="_35_2">s</text:span><text:span text:style-name="_38_5">i</text:span><text:span text:style-name="_31_3">t</text:span><text:span text:style-name="_34_9">y</text:span><text:span text:style-name="_39_7">,</text:span><text:span text:style-name="_39_"> </text:span><text:span text:style-name="_36_1">w</text:span><text:span text:style-name="_31_00">h</text:span><text:span text:style-name="_32_5">i</text:span><text:span text:style-name="_35_0">c</text:span><text:span text:style-name="_38_5">h</text:span><text:span text:style-name="_35_"> </text:span><text:span text:style-name="_35_2">d</text:span><text:span text:style-name="_38_7">e</text:span><text:span text:style-name="_31_5">n</text:span><text:span text:style-name="_36_4">o</text:span><text:span text:style-name="_38_8">u</text:span><text:span text:style-name="_31_5">n</text:span><text:span text:style-name="_35_2">c</text:span><text:span text:style-name="_39_9">e</text:span><text:span text:style-name="_32_5">s</text:span><text:span text:style-name="_34_1"> </text:span><text:span text:style-name="_38_7">o</text:span><text:span text:style-name="_32_8">u</text:span><text:span text:style-name="_36_1">r</text:span><text:span text:style-name="_38_1"> </text:span><text:span text:style-name="_32_5">S</text:span><text:span text:style-name="_36_3">e</text:span><text:span text:style-name="_31_00">p</text:span><text:span text:style-name="_31_6">a</text:span><text:span text:style-name="_34_9">r</text:span><text:span text:style-name="_39_9">a</text:span><text:span text:style-name="_31_3">t</text:span><text:span text:style-name="_36_1">i</text:span><text:span text:style-name="_38_7">o</text:span><text:span text:style-name="_32_8">n</text:span><text:span text:style-name="_36_1">,</text:span><text:span text:style-name="_37_7"> </text:span><text:span text:style-name="_31_6">a</text:span><text:span text:style-name="_36_3">n</text:span><text:span text:style-name="_39_7">d</text:span><text:span text:style-name="_39_"> </text:span><text:span text:style-name="_36_3">h</text:span><text:span text:style-name="_38_8">o</text:span><text:span text:style-name="_32_5">l</text:span><text:span text:style-name="_36_1">d</text:span><text:span text:style-name="_37_7"> </text:span><text:span text:style-name="_32_5">t</text:span><text:span text:style-name="_35_2">h</text:span><text:span text:style-name="_39_9">e</text:span><text:span text:style-name="_32_5">m</text:span><text:span text:style-name="_36_1">,</text:span><text:span text:style-name="_38_1"> </text:span><text:span text:style-name="_31_6">a</text:span><text:span text:style-name="_35_0">s</text:span><text:span text:style-name="_37_7"> </text:span><text:span text:style-name="_32_5">w</text:span><text:span text:style-name="_34_9">e</text:span><text:span text:style-name="_37_7"> </text:span><text:span text:style-name="_32_8">h</text:span><text:span text:style-name="_35_1">o</text:span><text:span text:style-name="_38_5">l</text:span><text:span text:style-name="_31_3">d</text:span><text:span text:style-name="_34_5"> </text:span><text:span text:style-name="_39_7">t</text:span><text:span text:style-name="_31_6">h</text:span><text:span text:style-name="_35_1">e</text:span><text:span text:style-name="_38_1"> </text:span><text:span text:style-name="_32_5">r</text:span><text:span text:style-name="_35_1">e</text:span><text:span text:style-name="_31_00">s</text:span><text:span text:style-name="_31_3">t</text:span><text:span text:style-name="_34_5"> </text:span><text:span text:style-name="_38_5">o</text:span><text:span text:style-name="_31_3">f</text:span><text:span text:style-name="_34_1"> </text:span><text:span text:style-name="_39_7">m</text:span><text:span text:style-name="_31_6">a</text:span><text:span text:style-name="_36_3">n</text:span><text:span text:style-name="_38_6">k</text:span><text:span text:style-name="_32_5">i</text:span><text:span text:style-name="_36_4">n</text:span><text:span text:style-name="_38_5">d</text:span><text:span text:style-name="_32_5">,</text:span><text:span text:style-name="_34_1"> </text:span><text:span text:style-name="_39_7">E</text:span><text:span text:style-name="_31_6">n</text:span><text:span text:style-name="_36_3">e</text:span><text:span text:style-name="_39_7">m</text:span><text:span text:style-name="_32_5">i</text:span><text:span text:style-name="_35_1">e</text:span><text:span text:style-name="_31_00">s</text:span><text:span text:style-name="_39_"> </text:span><text:span text:style-name="_36_1">i</text:span><text:span text:style-name="_38_5">n</text:span><text:span text:style-name="_39_"> </text:span><text:span text:style-name="_34_9">W</text:span><text:span text:style-name="_38_5">a</text:span><text:span text:style-name="_31_3">r</text:span><text:span text:style-name="_36_1">,</text:span><text:span text:style-name="_38_1"> </text:span><text:span text:style-name="_31_3">i</text:span><text:span text:style-name="_36_1">n</text:span><text:span text:style-name="_37_7"> </text:span><text:span text:style-name="_31_3">P</text:span><text:span text:style-name="_35_1">e</text:span><text:span text:style-name="_38_8">a</text:span><text:span text:style-name="_31_4">c</text:span><text:span text:style-name="_36_4">e</text:span><text:span text:style-name="_37_7"> </text:span><text:span text:style-name="_32_5">F</text:span><text:span text:style-name="_36_1">r</text:span><text:span text:style-name="_38_5">i</text:span><text:span text:style-name="_32_8">e</text:span><text:span text:style-name="_35_1">n</text:span><text:span text:style-name="_31_00">d</text:span><text:span text:style-name="_32_6">s</text:span><text:span text:style-name="_36_1">.</text:span></text:p>
      <text:p text:style-name="P1"><text:span text:style-name="_31_3">W</text:span><text:span text:style-name="_34_9">e</text:span><text:span text:style-name="_38_5">,</text:span><text:span text:style-name="_35_"> </text:span><text:span text:style-name="_34_9">t</text:span><text:span text:style-name="_38_8">h</text:span><text:span text:style-name="_32_7">e</text:span><text:span text:style-name="_36_1">r</text:span><text:span text:style-name="_39_9">e</text:span><text:span text:style-name="_31_3">f</text:span><text:span text:style-name="_35_2">o</text:span><text:span text:style-name="_38_5">r</text:span><text:span text:style-name="_32_5">e</text:span><text:span text:style-name="_34_9">,</text:span><text:span text:style-name="_37_7"> </text:span><text:span text:style-name="_31_3">t</text:span><text:span text:style-name="_36_3">h</text:span><text:span text:style-name="_31_00">e</text:span><text:span text:style-name="_35_"> </text:span><text:span text:style-name="_34_9">R</text:span><text:span text:style-name="_31_00">e</text:span><text:span text:style-name="_31_5">p</text:span><text:span text:style-name="_36_1">r</text:span><text:span text:style-name="_31_00">e</text:span><text:span text:style-name="_32_6">s</text:span><text:span text:style-name="_35_2">e</text:span><text:span text:style-name="_38_7">n</text:span><text:span text:style-name="_31_3">t</text:span><text:span text:style-name="_35_2">a</text:span><text:span text:style-name="_39_7">t</text:span><text:span text:style-name="_31_3">i</text:span><text:span text:style-name="_35_0">v</text:span><text:span text:style-name="_39_9">e</text:span><text:span text:style-name="_32_8">s</text:span><text:span text:style-name="_34_1"> </text:span><text:span text:style-name="_38_5">o</text:span><text:span text:style-name="_31_3">f</text:span><text:span text:style-name="_34_5"> </text:span><text:span text:style-name="_38_5">t</text:span><text:span text:style-name="_31_5">h</text:span><text:span text:style-name="_35_2">e</text:span><text:span text:style-name="_37_7"> </text:span><text:span text:style-name="_31_5">u</text:span><text:span text:style-name="_35_2">n</text:span><text:span text:style-name="_39_7">i</text:span><text:span text:style-name="_32_5">t</text:span><text:span text:style-name="_36_4">e</text:span><text:span text:style-name="_38_7">d</text:span><text:span text:style-name="_35_"> </text:span><text:span text:style-name="_34_9">S</text:span><text:span text:style-name="_38_5">t</text:span><text:span text:style-name="_31_6">a</text:span><text:span text:style-name="_34_9">t</text:span><text:span text:style-name="_39_9">e</text:span><text:span text:style-name="_31_3">s</text:span><text:span text:style-name="_34_5"> </text:span><text:span text:style-name="_39_7">o</text:span><text:span text:style-name="_32_5">f</text:span><text:span text:style-name="_34_1"> </text:span><text:span text:style-name="_38_5">A</text:span><text:span text:style-name="_31_3">m</text:span><text:span text:style-name="_35_1">e</text:span><text:span text:style-name="_39_7">r</text:span><text:span text:style-name="_31_3">i</text:span><text:span text:style-name="_36_4">c</text:span><text:span text:style-name="_38_5">a</text:span><text:span text:style-name="_32_5">,</text:span><text:span text:style-name="_34_5"> </text:span><text:span text:style-name="_39_7">i</text:span><text:span text:style-name="_32_5">n</text:span><text:span text:style-name="_34_5"> </text:span><text:span text:style-name="_39_7">G</text:span><text:span text:style-name="_31_6">e</text:span><text:span text:style-name="_35_1">n</text:span><text:span text:style-name="_38_7">e</text:span><text:span text:style-name="_31_3">r</text:span><text:span text:style-name="_36_4">a</text:span><text:span text:style-name="_38_5">l</text:span><text:span text:style-name="_35_"> </text:span><text:span text:style-name="_36_1">C</text:span><text:span text:style-name="_39_9">o</text:span><text:span text:style-name="_31_6">n</text:span><text:span text:style-name="_35_1">g</text:span><text:span text:style-name="_38_5">r</text:span><text:span text:style-name="_31_6">e</text:span><text:span text:style-name="_35_2">s</text:span><text:span text:style-name="_39_8">s</text:span><text:span text:style-name="_32_5">,</text:span><text:span text:style-name="_34_1"> </text:span><text:span text:style-name="_39_7">A</text:span><text:span text:style-name="_32_8">s</text:span><text:span text:style-name="_36_2">s</text:span><text:span text:style-name="_39_9">e</text:span><text:span text:style-name="_32_5">m</text:span><text:span text:style-name="_36_4">b</text:span><text:span text:style-name="_39_7">l</text:span><text:span text:style-name="_31_5">e</text:span><text:span text:style-name="_36_4">d</text:span><text:span text:style-name="_39_7">,</text:span><text:span text:style-name="_35_"> </text:span><text:span text:style-name="_35_1">a</text:span><text:span text:style-name="_38_8">p</text:span><text:span text:style-name="_31_5">p</text:span><text:span text:style-name="_36_4">e</text:span><text:span text:style-name="_31_00">a</text:span><text:span text:style-name="_31_3">l</text:span><text:span text:style-name="_36_1">i</text:span><text:span text:style-name="_39_9">n</text:span><text:span text:style-name="_32_5">g</text:span><text:span text:style-name="_34_5"> </text:span><text:span text:style-name="_39_7">t</text:span><text:span text:style-name="_32_5">o</text:span><text:span text:style-name="_34_1"> </text:span><text:span text:style-name="_39_7">t</text:span><text:span text:style-name="_32_8">h</text:span><text:span text:style-name="_36_3">e</text:span><text:span text:style-name="_37_7"> </text:span><text:span text:style-name="_32_5">S</text:span><text:span text:style-name="_35_2">u</text:span><text:span text:style-name="_38_7">p</text:span><text:span text:style-name="_32_5">r</text:span><text:span text:style-name="_35_2">e</text:span><text:span text:style-name="_38_5">m</text:span><text:span text:style-name="_31_5">e</text:span><text:span text:style-name="_34_5"> </text:span><text:span text:style-name="_39_7">J</text:span><text:span text:style-name="_31_6">u</text:span><text:span text:style-name="_35_1">d</text:span><text:span text:style-name="_38_7">g</text:span><text:span text:style-name="_31_6">e</text:span><text:span text:style-name="_34_1"> </text:span><text:span text:style-name="_39_7">o</text:span><text:span text:style-name="_31_3">f</text:span><text:span text:style-name="_34_5"> </text:span><text:span text:style-name="_38_5">t</text:span><text:span text:style-name="_32_8">h</text:span><text:span text:style-name="_35_1">e</text:span><text:span text:style-name="_38_1"> </text:span><text:span text:style-name="_32_5">w</text:span><text:span text:style-name="_36_4">o</text:span><text:span text:style-name="_38_5">r</text:span><text:span text:style-name="_32_5">l</text:span><text:span text:style-name="_35_1">d</text:span><text:span text:style-name="_38_1"> </text:span><text:span text:style-name="_32_5">f</text:span><text:span text:style-name="_36_1">o</text:span><text:span text:style-name="_39_7">r</text:span><text:span text:style-name="_35_"> </text:span><text:span text:style-name="_34_9">t</text:span><text:span text:style-name="_31_00">h</text:span><text:span text:style-name="_32_7">e</text:span><text:span text:style-name="_34_5"> </text:span><text:span text:style-name="_38_5">r</text:span><text:span text:style-name="_32_7">e</text:span><text:span text:style-name="_35_2">c</text:span><text:span text:style-name="_39_7">t</text:span><text:span text:style-name="_32_5">i</text:span><text:span text:style-name="_36_1">t</text:span><text:span text:style-name="_39_9">u</text:span><text:span text:style-name="_31_6">d</text:span><text:span text:style-name="_34_9">e</text:span><text:span text:style-name="_37_7"> </text:span><text:span text:style-name="_31_3">o</text:span><text:span text:style-name="_36_1">f</text:span><text:span text:style-name="_38_1"> </text:span><text:span text:style-name="_32_7">o</text:span><text:span text:style-name="_36_4">u</text:span><text:span text:style-name="_38_5">r</text:span><text:span text:style-name="_39_"> </text:span><text:span text:style-name="_34_9">i</text:span><text:span text:style-name="_38_8">n</text:span><text:span text:style-name="_32_5">t</text:span><text:span text:style-name="_36_3">e</text:span><text:span text:style-name="_38_8">n</text:span><text:span text:style-name="_32_5">t</text:span><text:span text:style-name="_36_1">i</text:span><text:span text:style-name="_39_9">o</text:span><text:span text:style-name="_31_6">n</text:span><text:span text:style-name="_36_2">s</text:span><text:span text:style-name="_39_7">,</text:span><text:span text:style-name="_39_"> </text:span><text:span text:style-name="_36_3">d</text:span><text:span text:style-name="_38_8">o</text:span><text:span text:style-name="_31_3">,</text:span><text:span text:style-name="_34_5"> </text:span><text:span text:style-name="_38_5">i</text:span><text:span text:style-name="_32_5">n</text:span><text:span text:style-name="_34_1"> </text:span><text:span text:style-name="_39_7">t</text:span><text:span text:style-name="_31_5">h</text:span><text:span text:style-name="_36_4">e</text:span><text:span text:style-name="_38_1"> </text:span><text:span text:style-name="_32_5">N</text:span><text:span text:style-name="_36_4">a</text:span><text:span text:style-name="_39_7">m</text:span><text:span text:style-name="_31_5">e</text:span><text:span text:style-name="_34_9">,</text:span><text:span text:style-name="_37_7"> </text:span><text:span text:style-name="_31_5">a</text:span><text:span text:style-name="_36_4">n</text:span><text:span text:style-name="_38_5">d</text:span><text:span text:style-name="_39_"> </text:span><text:span text:style-name="_35_1">b</text:span><text:span text:style-name="_38_8">y</text:span><text:span text:style-name="_35_"> </text:span><text:span text:style-name="_36_1">A</text:span><text:span text:style-name="_38_7">u</text:span><text:span text:style-name="_32_5">t</text:span><text:span text:style-name="_35_2">h</text:span><text:span text:style-name="_31_00">o</text:span><text:span text:style-name="_32_5">r</text:span><text:span text:style-name="_36_1">i</text:span><text:span text:style-name="_38_5">t</text:span><text:span text:style-name="_32_6">y</text:span><text:span text:style-name="_34_1"> </text:span><text:span text:style-name="_39_7">o</text:span><text:span text:style-name="_31_3">f</text:span><text:span text:style-name="_34_1"> </text:span><text:span text:style-name="_38_5">t</text:span><text:span text:style-name="_32_8">h</text:span><text:span text:style-name="_36_3">e</text:span><text:span text:style-name="_38_1"> </text:span><text:span text:style-name="_32_8">g</text:span><text:span text:style-name="_35_1">o</text:span><text:span text:style-name="_39_9">o</text:span><text:span text:style-name="_31_6">d</text:span><text:span text:style-name="_34_1"> </text:span><text:span text:style-name="_38_5">P</text:span><text:span text:style-name="_32_8">e</text:span><text:span text:style-name="_36_3">o</text:span><text:span text:style-name="_31_00">p</text:span><text:span text:style-name="_32_5">l</text:span><text:span text:style-name="_35_1">e</text:span><text:span text:style-name="_37_7"> </text:span><text:span text:style-name="_32_5">o</text:span><text:span text:style-name="_34_9">f</text:span><text:span text:style-name="_38_1"> </text:span><text:span text:style-name="_31_3">t</text:span><text:span text:style-name="_36_3">h</text:span><text:span text:style-name="_38_8">e</text:span><text:span text:style-name="_31_6">s</text:span><text:span text:style-name="_35_1">e</text:span><text:span text:style-name="_38_1"> </text:span><text:span text:style-name="_31_3">C</text:span><text:span text:style-name="_36_3">o</text:span><text:span text:style-name="_38_5">l</text:span><text:span text:style-name="_31_6">o</text:span><text:span text:style-name="_35_1">n</text:span><text:span text:style-name="_39_7">i</text:span><text:span text:style-name="_32_8">e</text:span><text:span text:style-name="_34_9">s</text:span><text:span text:style-name="_38_5">,</text:span><text:span text:style-name="_35_"> </text:span><text:span text:style-name="_36_2">s</text:span><text:span text:style-name="_38_8">o</text:span><text:span text:style-name="_31_3">l</text:span><text:span text:style-name="_36_4">e</text:span><text:span text:style-name="_39_7">m</text:span><text:span text:style-name="_32_7">n</text:span><text:span text:style-name="_34_9">l</text:span><text:span text:style-name="_38_5">y</text:span><text:span text:style-name="_39_"> </text:span><text:span text:style-name="_36_3">p</text:span><text:span text:style-name="_38_8">u</text:span><text:span text:style-name="_32_7">b</text:span><text:span text:style-name="_34_9">l</text:span><text:span text:style-name="_38_5">i</text:span><text:span text:style-name="_32_8">s</text:span><text:span text:style-name="_34_9">h</text:span><text:span text:style-name="_38_1"> </text:span><text:span text:style-name="_32_8">a</text:span><text:span text:style-name="_35_1">n</text:span><text:span text:style-name="_39_7">d</text:span><text:span text:style-name="_35_"> </text:span><text:span text:style-name="_35_1">d</text:span><text:span text:style-name="_31_00">e</text:span><text:span text:style-name="_32_8">c</text:span><text:span text:style-name="_34_9">l</text:span><text:span text:style-name="_39_9">a</text:span><text:span text:style-name="_31_3">r</text:span><text:span text:style-name="_34_9">e</text:span><text:span text:style-name="_38_5">,</text:span><text:span text:style-name="_35_"> </text:span><text:span text:style-name="_36_1">T</text:span><text:span text:style-name="_38_8">h</text:span><text:span text:style-name="_31_5">a</text:span><text:span text:style-name="_34_9">t</text:span><text:span text:style-name="_38_1"> </text:span><text:span text:style-name="_31_3">t</text:span><text:span text:style-name="_35_2">h</text:span><text:span text:style-name="_39_9">e</text:span><text:span text:style-name="_32_8">s</text:span><text:span text:style-name="_36_3">e</text:span><text:span text:style-name="_37_7"> </text:span><text:span text:style-name="_31_3">U</text:span><text:span text:style-name="_36_3">n</text:span><text:span text:style-name="_38_5">i</text:span><text:span text:style-name="_31_3">t</text:span><text:span text:style-name="_36_4">e</text:span><text:span text:style-name="_39_7">d</text:span><text:span text:style-name="_35_"> </text:span><text:span text:style-name="_34_9">C</text:span><text:span text:style-name="_39_9">o</text:span><text:span text:style-name="_31_3">l</text:span><text:span text:style-name="_35_2">o</text:span><text:span text:style-name="_38_8">n</text:span><text:span text:style-name="_32_5">i</text:span><text:span text:style-name="_35_1">e</text:span><text:span text:style-name="_39_7">s</text:span><text:span text:style-name="_35_"> </text:span><text:span text:style-name="_35_2">a</text:span><text:span text:style-name="_39_7">r</text:span><text:span text:style-name="_32_7">e</text:span><text:span text:style-name="_36_1">,</text:span><text:span text:style-name="_37_7"> </text:span><text:span text:style-name="_31_6">a</text:span><text:span text:style-name="_36_3">n</text:span><text:span text:style-name="_39_7">d</text:span><text:span text:style-name="_35_"> </text:span><text:span text:style-name="_36_1">o</text:span><text:span text:style-name="_38_5">f</text:span><text:span text:style-name="_39_"> </text:span><text:span text:style-name="_34_9">R</text:span><text:span text:style-name="_38_5">i</text:span><text:span text:style-name="_31_6">g</text:span><text:span text:style-name="_35_1">h</text:span><text:span text:style-name="_39_7">t</text:span><text:span text:style-name="_39_"> </text:span><text:span text:style-name="_35_2">o</text:span><text:span text:style-name="_39_9">u</text:span><text:span text:style-name="_31_5">g</text:span><text:span text:style-name="_35_2">h</text:span><text:span text:style-name="_38_5">t</text:span><text:span text:style-name="_39_"> </text:span><text:span text:style-name="_34_9">t</text:span><text:span text:style-name="_38_5">o</text:span><text:span text:style-name="_39_"> </text:span><text:span text:style-name="_35_2">b</text:span><text:span text:style-name="_39_9">e</text:span><text:span text:style-name="_35_"> </text:span><text:span text:style-name="_36_1">F</text:span><text:span text:style-name="_38_5">r</text:span><text:span text:style-name="_31_5">e</text:span><text:span text:style-name="_36_4">e</text:span><text:span text:style-name="_38_1"> </text:span><text:span text:style-name="_31_6">a</text:span><text:span text:style-name="_36_3">n</text:span><text:span text:style-name="_38_5">d</text:span><text:span text:style-name="_35_"> </text:span><text:span text:style-name="_34_9">I</text:span><text:span text:style-name="_38_7">n</text:span><text:span text:style-name="_31_6">d</text:span><text:span text:style-name="_35_2">e</text:span><text:span text:style-name="_38_7">p</text:span><text:span text:style-name="_31_5">e</text:span><text:span text:style-name="_35_2">n</text:span><text:span text:style-name="_38_7">d</text:span><text:span text:style-name="_32_8">e</text:span><text:span text:style-name="_34_9">n</text:span><text:span text:style-name="_39_7">t</text:span><text:span text:style-name="_35_"> </text:span><text:span text:style-name="_34_9">S</text:span><text:span text:style-name="_39_7">t</text:span><text:span text:style-name="_31_5">a</text:span><text:span text:style-name="_36_1">t</text:span><text:span text:style-name="_38_8">e</text:span><text:span text:style-name="_31_3">s</text:span><text:span text:style-name="_34_9">;</text:span><text:span text:style-name="_38_1"> </text:span><text:span text:style-name="_32_5">t</text:span><text:span text:style-name="_36_4">h</text:span><text:span text:style-name="_38_7">a</text:span><text:span text:style-name="_32_5">t</text:span><text:span text:style-name="_34_5"> </text:span><text:span text:style-name="_38_5">t</text:span><text:span text:style-name="_32_7">h</text:span><text:span text:style-name="_35_2">e</text:span><text:span text:style-name="_39_7">y</text:span><text:span text:style-name="_35_"> </text:span><text:span text:style-name="_35_2">a</text:span><text:span text:style-name="_38_5">r</text:span><text:span text:style-name="_32_7">e</text:span><text:span text:style-name="_34_1"> </text:span><text:span text:style-name="_38_5">A</text:span><text:span text:style-name="_31_6">b</text:span><text:span text:style-name="_35_0">s</text:span><text:span text:style-name="_39_9">o</text:span><text:span text:style-name="_32_5">l</text:span><text:span text:style-name="_36_4">v</text:span><text:span text:style-name="_39_9">e</text:span><text:span text:style-name="_32_8">d</text:span><text:span text:style-name="_34_1"> </text:span><text:span text:style-name="_39_7">f</text:span><text:span text:style-name="_32_5">r</text:span><text:span text:style-name="_36_1">o</text:span><text:span text:style-name="_39_7">m</text:span><text:span text:style-name="_35_"> </text:span><text:span text:style-name="_36_1">a</text:span><text:span text:style-name="_38_5">l</text:span><text:span text:style-name="_31_3">l</text:span><text:span text:style-name="_34_1"> </text:span><text:span text:style-name="_38_5">A</text:span><text:span text:style-name="_32_5">l</text:span><text:span text:style-name="_34_9">l</text:span><text:span text:style-name="_31_00">e</text:span><text:span text:style-name="_32_7">g</text:span><text:span text:style-name="_36_1">i</text:span><text:span text:style-name="_39_9">a</text:span><text:span text:style-name="_32_8">n</text:span><text:span text:style-name="_36_2">c</text:span><text:span text:style-name="_38_8">e</text:span><text:span text:style-name="_39_"> </text:span><text:span text:style-name="_36_1">t</text:span><text:span text:style-name="_38_5">o</text:span><text:span text:style-name="_35_"> </text:span><text:span text:style-name="_34_9">t</text:span><text:span text:style-name="_31_00">h</text:span><text:span text:style-name="_32_7">e</text:span><text:span text:style-name="_34_5"> </text:span><text:span text:style-name="_39_7">B</text:span><text:span text:style-name="_32_5">r</text:span><text:span text:style-name="_36_1">i</text:span><text:span text:style-name="_38_5">t</text:span><text:span text:style-name="_32_5">i</text:span><text:span text:style-name="_35_2">s</text:span><text:span text:style-name="_38_7">h</text:span><text:span text:style-name="_39_"> </text:span><text:span text:style-name="_36_1">C</text:span><text:span text:style-name="_38_5">r</text:span><text:span text:style-name="_31_6">o</text:span><text:span text:style-name="_36_1">w</text:span><text:span text:style-name="_38_7">n</text:span><text:span text:style-name="_32_5">,</text:span><text:span text:style-name="_34_1"> </text:span><text:span text:style-name="_38_8">a</text:span><text:span text:style-name="_32_7">n</text:span><text:span text:style-name="_34_9">d</text:span><text:span text:style-name="_38_1"> </text:span><text:span text:style-name="_32_5">t</text:span><text:span text:style-name="_36_4">h</text:span><text:span text:style-name="_38_7">a</text:span><text:span text:style-name="_32_5">t</text:span><text:span text:style-name="_34_5"> </text:span><text:span text:style-name="_38_5">a</text:span><text:span text:style-name="_31_3">l</text:span><text:span text:style-name="_34_9">l</text:span><text:span text:style-name="_37_7"> </text:span><text:span text:style-name="_32_8">p</text:span><text:span text:style-name="_36_3">o</text:span><text:span text:style-name="_38_5">l</text:span><text:span text:style-name="_31_3">i</text:span><text:span text:style-name="_34_9">t</text:span><text:span text:style-name="_39_7">i</text:span><text:span text:style-name="_31_4">c</text:span><text:span text:style-name="_35_2">a</text:span><text:span text:style-name="_39_7">l</text:span><text:span text:style-name="_39_"> </text:span><text:span text:style-name="_36_4">c</text:span><text:span text:style-name="_38_7">o</text:span><text:span text:style-name="_31_6">n</text:span><text:span text:style-name="_35_1">n</text:span><text:span text:style-name="_31_00">e</text:span><text:span text:style-name="_31_4">c</text:span><text:span text:style-name="_34_9">t</text:span><text:span text:style-name="_39_7">i</text:span><text:span text:style-name="_31_6">o</text:span><text:span text:style-name="_36_3">n</text:span><text:span text:style-name="_38_1"> </text:span><text:span text:style-name="_31_6">b</text:span><text:span text:style-name="_36_3">e</text:span><text:span text:style-name="_39_7">t</text:span><text:span text:style-name="_32_5">w</text:span><text:span text:style-name="_35_1">e</text:span><text:span text:style-name="_31_00">e</text:span><text:span text:style-name="_31_3">n</text:span><text:span text:style-name="_34_5"> </text:span><text:span text:style-name="_38_5">t</text:span><text:span text:style-name="_31_6">h</text:span><text:span text:style-name="_36_3">e</text:span><text:span text:style-name="_38_5">m</text:span><text:span text:style-name="_39_"> </text:span><text:span text:style-name="_36_4">a</text:span><text:span text:style-name="_39_9">n</text:span><text:span text:style-name="_32_5">d</text:span><text:span text:style-name="_34_1"> </text:span><text:span text:style-name="_38_5">t</text:span><text:span text:style-name="_32_8">h</text:span><text:span text:style-name="_35_1">e</text:span><text:span text:style-name="_37_7"> </text:span><text:span text:style-name="_32_5">S</text:span><text:span text:style-name="_36_1">t</text:span><text:span text:style-name="_39_9">a</text:span><text:span text:style-name="_32_5">t</text:span><text:span text:style-name="_35_2">e</text:span><text:span text:style-name="_38_1"> </text:span><text:span text:style-name="_31_3">o</text:span><text:span text:style-name="_36_1">f</text:span><text:span text:style-name="_38_1"> </text:span><text:span text:style-name="_31_3">G</text:span><text:span text:style-name="_36_1">r</text:span><text:span text:style-name="_38_8">e</text:span><text:span text:style-name="_32_7">a</text:span><text:span text:style-name="_36_1">t</text:span><text:span text:style-name="_37_7"> </text:span><text:span text:style-name="_31_3">B</text:span><text:span text:style-name="_34_9">r</text:span><text:span text:style-name="_38_5">i</text:span><text:span text:style-name="_32_5">t</text:span><text:span text:style-name="_36_3">a</text:span><text:span text:style-name="_38_5">i</text:span><text:span text:style-name="_32_8">n</text:span><text:span text:style-name="_34_9">,</text:span><text:span text:style-name="_37_7"> </text:span><text:span text:style-name="_32_5">i</text:span><text:span text:style-name="_34_9">s</text:span><text:span text:style-name="_37_7"> </text:span><text:span text:style-name="_32_8">a</text:span><text:span text:style-name="_36_3">n</text:span><text:span text:style-name="_38_5">d</text:span><text:span text:style-name="_39_"> </text:span><text:span text:style-name="_36_4">o</text:span><text:span text:style-name="_39_9">u</text:span><text:span text:style-name="_32_7">g</text:span><text:span text:style-name="_36_4">h</text:span><text:span text:style-name="_39_7">t</text:span><text:span text:style-name="_35_"> </text:span><text:span text:style-name="_34_9">t</text:span><text:span text:style-name="_39_7">o</text:span><text:span text:style-name="_35_"> </text:span><text:span text:style-name="_36_4">b</text:span><text:span text:style-name="_38_7">e</text:span><text:span text:style-name="_39_"> </text:span><text:span text:style-name="_36_1">t</text:span><text:span text:style-name="_31_00">o</text:span><text:span text:style-name="_31_3">t</text:span><text:span text:style-name="_35_1">a</text:span><text:span text:style-name="_38_5">l</text:span><text:span text:style-name="_31_3">l</text:span><text:span text:style-name="_36_1">y</text:span><text:span text:style-name="_37_7"> </text:span><text:span text:style-name="_31_5">d</text:span><text:span text:style-name="_34_9">i</text:span><text:span text:style-name="_31_00">s</text:span><text:span text:style-name="_31_4">s</text:span><text:span text:style-name="_35_2">o</text:span><text:span text:style-name="_39_7">l</text:span><text:span text:style-name="_32_8">v</text:span><text:span text:style-name="_36_3">e</text:span><text:span text:style-name="_39_7">d</text:span><text:span text:style-name="_32_5">;</text:span><text:span text:style-name="_34_5"> </text:span><text:span text:style-name="_38_8">a</text:span><text:span text:style-name="_32_7">n</text:span><text:span text:style-name="_36_1">d</text:span><text:span text:style-name="_37_7"> </text:span><text:span text:style-name="_32_5">t</text:span><text:span text:style-name="_35_2">h</text:span><text:span text:style-name="_38_7">a</text:span><text:span text:style-name="_32_5">t</text:span><text:span text:style-name="_34_1"> </text:span><text:span text:style-name="_31_00">a</text:span><text:span text:style-name="_32_6">s</text:span><text:span text:style-name="_34_5"> </text:span><text:span text:style-name="_39_7">F</text:span><text:span text:style-name="_31_3">r</text:span><text:span text:style-name="_36_3">e</text:span><text:span text:style-name="_31_00">e</text:span><text:span text:style-name="_39_"> </text:span><text:span text:style-name="_35_2">a</text:span><text:span text:style-name="_39_9">n</text:span><text:span text:style-name="_32_5">d</text:span><text:span text:style-name="_34_1"> </text:span><text:span text:style-name="_38_5">I</text:span><text:span text:style-name="_31_5">n</text:span><text:span text:style-name="_35_2">d</text:span><text:span text:style-name="_31_00">e</text:span><text:span text:style-name="_32_7">p</text:span><text:span text:style-name="_35_2">e</text:span><text:span text:style-name="_39_9">n</text:span><text:span text:style-name="_32_7">d</text:span><text:span text:style-name="_36_4">e</text:span><text:span text:style-name="_39_7">n</text:span><text:span text:style-name="_31_3">t</text:span><text:span text:style-name="_34_1"> </text:span><text:span text:style-name="_38_5">S</text:span><text:span text:style-name="_31_3">t</text:span><text:span text:style-name="_36_4">a</text:span><text:span text:style-name="_39_7">t</text:span><text:span text:style-name="_31_5">e</text:span><text:span text:style-name="_36_1">s</text:span><text:span text:style-name="_38_5">,</text:span><text:span text:style-name="_35_"> </text:span><text:span text:style-name="_34_9">t</text:span><text:span text:style-name="_39_9">h</text:span><text:span text:style-name="_31_6">e</text:span><text:span text:style-name="_36_1">y</text:span><text:span text:style-name="_38_1"> </text:span><text:span text:style-name="_32_8">h</text:span><text:span text:style-name="_35_1">a</text:span><text:span text:style-name="_39_8">v</text:span><text:span text:style-name="_31_6">e</text:span><text:span text:style-name="_34_5"> </text:span><text:span text:style-name="_39_7">f</text:span><text:span text:style-name="_32_5">u</text:span><text:span text:style-name="_36_1">l</text:span><text:span text:style-name="_39_7">l</text:span><text:span text:style-name="_35_"> </text:span><text:span text:style-name="_34_9">P</text:span><text:span text:style-name="_39_9">o</text:span><text:span text:style-name="_31_3">w</text:span><text:span text:style-name="_35_2">e</text:span><text:span text:style-name="_38_5">r</text:span><text:span text:style-name="_39_"> </text:span><text:span text:style-name="_36_1">t</text:span><text:span text:style-name="_39_7">o</text:span><text:span text:style-name="_39_"> </text:span><text:span text:style-name="_36_1">l</text:span><text:span text:style-name="_38_7">e</text:span><text:span text:style-name="_32_8">v</text:span><text:span text:style-name="_34_9">y</text:span><text:span text:style-name="_38_1"> </text:span><text:span text:style-name="_31_3">W</text:span><text:span text:style-name="_34_9">a</text:span><text:span text:style-name="_38_5">r</text:span><text:span text:style-name="_31_3">,</text:span><text:span text:style-name="_34_1"> </text:span><text:span text:style-name="_38_6">c</text:span><text:span text:style-name="_31_6">o</text:span><text:span text:style-name="_36_3">n</text:span><text:span text:style-name="_31_00">c</text:span><text:span text:style-name="_31_3">l</text:span><text:span text:style-name="_36_3">u</text:span><text:span text:style-name="_31_00">d</text:span><text:span text:style-name="_31_3">e</text:span><text:span text:style-name="_34_1"> </text:span><text:span text:style-name="_38_5">P</text:span><text:span text:style-name="_31_5">e</text:span><text:span text:style-name="_35_2">a</text:span><text:span text:style-name="_38_6">c</text:span><text:span text:style-name="_31_6">e</text:span><text:span text:style-name="_36_1">,</text:span><text:span text:style-name="_38_1"> </text:span><text:span text:style-name="_32_6">c</text:span><text:span text:style-name="_36_4">o</text:span><text:span text:style-name="_38_8">n</text:span><text:span text:style-name="_32_5">t</text:span><text:span text:style-name="_36_1">r</text:span><text:span text:style-name="_39_9">a</text:span><text:span text:style-name="_32_5">c</text:span><text:span text:style-name="_36_1">t</text:span><text:span text:style-name="_38_1"> </text:span><text:span text:style-name="_31_3">A</text:span><text:span text:style-name="_36_1">l</text:span><text:span text:style-name="_39_7">l</text:span><text:span text:style-name="_32_5">i</text:span><text:span text:style-name="_35_1">a</text:span><text:span text:style-name="_38_8">n</text:span><text:span text:style-name="_31_6">c</text:span><text:span text:style-name="_36_3">e</text:span><text:span text:style-name="_38_5">s</text:span><text:span text:style-name="_31_3">,</text:span><text:span text:style-name="_34_1"> </text:span><text:span text:style-name="_38_7">e</text:span><text:span text:style-name="_31_6">s</text:span><text:span text:style-name="_36_1">t</text:span><text:span text:style-name="_39_9">a</text:span><text:span text:style-name="_31_6">b</text:span><text:span text:style-name="_34_9">l</text:span><text:span text:style-name="_39_7">i</text:span><text:span text:style-name="_32_6">s</text:span><text:span text:style-name="_35_2">h</text:span><text:span text:style-name="_37_7"> </text:span><text:span text:style-name="_31_3">C</text:span><text:span text:style-name="_36_4">o</text:span><text:span text:style-name="_38_5">m</text:span><text:span text:style-name="_31_3">m</text:span><text:span text:style-name="_36_3">e</text:span><text:span text:style-name="_38_5">r</text:span><text:span text:style-name="_32_8">c</text:span><text:span text:style-name="_35_1">e</text:span><text:span text:style-name="_39_7">,</text:span><text:span text:style-name="_39_"> </text:span><text:span text:style-name="_36_4">a</text:span><text:span text:style-name="_38_7">n</text:span><text:span text:style-name="_32_5">d</text:span><text:span text:style-name="_34_1"> </text:span><text:span text:style-name="_38_5">t</text:span><text:span text:style-name="_31_3">o</text:span><text:span text:style-name="_34_1"> </text:span><text:span text:style-name="_38_7">d</text:span><text:span text:style-name="_32_8">o</text:span><text:span text:style-name="_34_5"> </text:span><text:span text:style-name="_38_5">a</text:span><text:span text:style-name="_31_3">l</text:span><text:span text:style-name="_34_9">l</text:span><text:span text:style-name="_38_1"> </text:span><text:span text:style-name="_31_5">o</text:span><text:span text:style-name="_34_9">t</text:span><text:span text:style-name="_31_00">h</text:span><text:span text:style-name="_32_5">e</text:span><text:span text:style-name="_34_9">r</text:span><text:span text:style-name="_37_7"> </text:span><text:span text:style-name="_32_5">A</text:span><text:span text:style-name="_35_0">c</text:span><text:span text:style-name="_38_5">t</text:span><text:span text:style-name="_32_8">s</text:span><text:span text:style-name="_34_5"> </text:span><text:span text:style-name="_38_7">a</text:span><text:span text:style-name="_31_6">n</text:span><text:span text:style-name="_34_9">d</text:span><text:span text:style-name="_38_1"> </text:span><text:span text:style-name="_32_5">T</text:span><text:span text:style-name="_36_4">h</text:span><text:span text:style-name="_38_5">i</text:span><text:span text:style-name="_32_7">n</text:span><text:span text:style-name="_35_1">g</text:span><text:span text:style-name="_38_8">s</text:span><text:span text:style-name="_35_"> </text:span><text:span text:style-name="_36_1">w</text:span><text:span text:style-name="_38_8">h</text:span><text:span text:style-name="_31_3">i</text:span><text:span text:style-name="_36_2">c</text:span><text:span text:style-name="_38_5">h</text:span><text:span text:style-name="_35_"> </text:span><text:span text:style-name="_36_1">I</text:span><text:span text:style-name="_31_00">n</text:span><text:span text:style-name="_32_7">d</text:span><text:span text:style-name="_36_3">e</text:span><text:span text:style-name="_31_00">p</text:span><text:span text:style-name="_31_5">e</text:span><text:span text:style-name="_36_4">n</text:span><text:span text:style-name="_38_7">d</text:span><text:span text:style-name="_32_8">e</text:span><text:span text:style-name="_34_9">n</text:span><text:span text:style-name="_39_7">t</text:span><text:span text:style-name="_35_"> </text:span><text:span text:style-name="_36_1">S</text:span><text:span text:style-name="_38_5">t</text:span><text:span text:style-name="_32_7">a</text:span><text:span text:style-name="_34_9">t</text:span><text:span text:style-name="_38_8">e</text:span><text:span text:style-name="_32_5">s</text:span><text:span text:style-name="_34_5"> </text:span><text:span text:style-name="_38_5">m</text:span><text:span text:style-name="_32_8">a</text:span><text:span text:style-name="_35_0">y</text:span><text:span text:style-name="_38_1"> </text:span><text:span text:style-name="_31_3">o</text:span><text:span text:style-name="_34_9">f</text:span><text:span text:style-name="_38_1"> </text:span><text:span text:style-name="_31_3">r</text:span><text:span text:style-name="_34_9">i</text:span><text:span text:style-name="_39_9">g</text:span><text:span text:style-name="_31_6">h</text:span><text:span text:style-name="_36_1">t</text:span><text:span text:style-name="_37_7"> </text:span><text:span text:style-name="_32_7">d</text:span><text:span text:style-name="_36_4">o</text:span><text:span text:style-name="_38_5">.</text:span><text:span text:style-name="_35_"> </text:span><text:span text:style-name="_34_9">A</text:span><text:span text:style-name="_38_7">n</text:span><text:span text:style-name="_31_6">d</text:span><text:span text:style-name="_34_5"> </text:span><text:span text:style-name="_38_5">f</text:span><text:span text:style-name="_32_5">o</text:span><text:span text:style-name="_36_1">r</text:span><text:span text:style-name="_37_7"> </text:span><text:span text:style-name="_32_5">t</text:span><text:span text:style-name="_35_1">h</text:span><text:span text:style-name="_31_00">e</text:span><text:span text:style-name="_39_"> </text:span><text:span text:style-name="_36_4">s</text:span><text:span text:style-name="_39_9">u</text:span><text:span text:style-name="_31_6">p</text:span><text:span text:style-name="_36_3">p</text:span><text:span text:style-name="_39_7">o</text:span><text:span text:style-name="_32_5">r</text:span><text:span text:style-name="_34_9">t</text:span><text:span text:style-name="_38_1"> </text:span><text:span text:style-name="_32_5">o</text:span><text:span text:style-name="_36_1">f</text:span><text:span text:style-name="_37_7"> </text:span><text:span text:style-name="_31_3">t</text:span><text:span text:style-name="_36_4">h</text:span><text:span text:style-name="_38_5">i</text:span><text:span text:style-name="_31_4">s</text:span><text:span text:style-name="_34_5"> </text:span><text:span text:style-name="_38_5">D</text:span><text:span text:style-name="_32_7">e</text:span><text:span text:style-name="_35_2">c</text:span><text:span text:style-name="_38_5">l</text:span><text:span text:style-name="_32_8">a</text:span><text:span text:style-name="_36_1">r</text:span><text:span text:style-name="_38_7">a</text:span><text:span text:style-name="_31_3">t</text:span><text:span text:style-name="_36_1">i</text:span><text:span text:style-name="_31_00">o</text:span><text:span text:style-name="_31_5">n</text:span><text:span text:style-name="_36_1">,</text:span><text:span text:style-name="_37_7"> </text:span><text:span text:style-name="_31_3">w</text:span><text:span text:style-name="_34_9">i</text:span><text:span text:style-name="_39_7">t</text:span><text:span text:style-name="_32_5">h</text:span><text:span text:style-name="_34_1"> </text:span><text:span text:style-name="_39_7">a</text:span><text:span text:style-name="_39_"> </text:span><text:span text:style-name="_34_9">f</text:span><text:span text:style-name="_38_5">i</text:span><text:span text:style-name="_31_3">r</text:span><text:span text:style-name="_36_1">m</text:span><text:span text:style-name="_37_7"> </text:span><text:span text:style-name="_32_5">r</text:span><text:span text:style-name="_35_2">e</text:span><text:span text:style-name="_39_7">l</text:span><text:span text:style-name="_31_3">i</text:span><text:span text:style-name="_36_3">a</text:span><text:span text:style-name="_39_9">n</text:span><text:span text:style-name="_31_6">c</text:span><text:span text:style-name="_36_1">e</text:span><text:span text:style-name="_38_1"> </text:span><text:span text:style-name="_31_6">o</text:span><text:span text:style-name="_35_1">n</text:span><text:span text:style-name="_38_1"> </text:span><text:span text:style-name="_31_3">t</text:span><text:span text:style-name="_36_3">h</text:span><text:span text:style-name="_31_00">e</text:span><text:span text:style-name="_39_"> </text:span><text:span text:style-name="_36_3">p</text:span><text:span text:style-name="_38_5">r</text:span><text:span text:style-name="_32_8">o</text:span><text:span text:style-name="_36_1">t</text:span><text:span text:style-name="_31_00">e</text:span><text:span text:style-name="_32_6">c</text:span><text:span text:style-name="_34_9">t</text:span><text:span text:style-name="_38_5">i</text:span><text:span text:style-name="_31_6">o</text:span><text:span text:style-name="_36_3">n</text:span><text:span text:style-name="_38_1"> </text:span><text:span text:style-name="_32_5">o</text:span><text:span text:style-name="_34_9">f</text:span><text:span text:style-name="_37_7"> </text:span><text:span text:style-name="_31_6">d</text:span><text:span text:style-name="_34_9">i</text:span><text:span text:style-name="_38_6">v</text:span><text:span text:style-name="_31_3">i</text:span><text:span text:style-name="_36_4">n</text:span><text:span text:style-name="_39_9">e</text:span><text:span text:style-name="_35_"> </text:span><text:span text:style-name="_34_9">P</text:span><text:span text:style-name="_39_7">r</text:span><text:span text:style-name="_31_6">o</text:span><text:span text:style-name="_36_2">v</text:span><text:span text:style-name="_39_7">i</text:span><text:span text:style-name="_32_7">d</text:span><text:span text:style-name="_36_4">e</text:span><text:span text:style-name="_38_8">n</text:span><text:span text:style-name="_31_4">c</text:span><text:span text:style-name="_36_1">e</text:span><text:span text:style-name="_38_5">,</text:span><text:span text:style-name="_39_"> </text:span><text:span text:style-name="_36_1">w</text:span><text:span text:style-name="_39_7">e</text:span><text:span text:style-name="_39_"> </text:span><text:span text:style-name="_34_9">m</text:span><text:span text:style-name="_38_8">u</text:span><text:span text:style-name="_32_5">t</text:span><text:span text:style-name="_36_3">u</text:span><text:span text:style-name="_31_00">a</text:span><text:span text:style-name="_32_5">l</text:span><text:span text:style-name="_36_1">l</text:span><text:span text:style-name="_39_8">y</text:span><text:span text:style-name="_35_"> </text:span><text:span text:style-name="_35_2">p</text:span><text:span text:style-name="_39_7">l</text:span><text:span text:style-name="_32_7">e</text:span><text:span text:style-name="_36_4">d</text:span><text:span text:style-name="_39_9">g</text:span><text:span text:style-name="_32_5">e</text:span><text:span text:style-name="_34_1"> </text:span><text:span text:style-name="_39_7">t</text:span><text:span text:style-name="_32_5">o</text:span><text:span text:style-name="_34_5"> </text:span><text:span text:style-name="_38_8">e</text:span><text:span text:style-name="_31_5">a</text:span><text:span text:style-name="_35_0">c</text:span><text:span text:style-name="_38_8">h</text:span><text:span text:style-name="_39_"> </text:span><text:span text:style-name="_35_2">o</text:span><text:span text:style-name="_39_7">t</text:span><text:span text:style-name="_32_7">h</text:span><text:span text:style-name="_36_1">e</text:span><text:span text:style-name="_39_7">r</text:span><text:span text:style-name="_39_"> </text:span><text:span text:style-name="_35_2">o</text:span><text:span text:style-name="_39_9">u</text:span><text:span text:style-name="_32_5">r</text:span><text:span text:style-name="_34_1"> </text:span><text:span text:style-name="_39_7">L</text:span><text:span text:style-name="_32_5">i</text:span><text:span text:style-name="_36_4">v</text:span><text:span text:style-name="_39_9">e</text:span><text:span text:style-name="_32_5">s</text:span><text:span text:style-name="_34_9">,</text:span><text:span text:style-name="_38_1"> </text:span><text:span text:style-name="_32_8">o</text:span><text:span text:style-name="_35_1">u</text:span><text:span text:style-name="_38_5">r</text:span><text:span text:style-name="_35_"> </text:span><text:span text:style-name="_36_1">F</text:span><text:span text:style-name="_38_8">o</text:span><text:span text:style-name="_32_5">r</text:span><text:span text:style-name="_36_1">t</text:span><text:span text:style-name="_39_9">u</text:span><text:span text:style-name="_31_5">n</text:span><text:span text:style-name="_35_2">e</text:span><text:span text:style-name="_38_5">s</text:span><text:span text:style-name="_35_"> </text:span><text:span text:style-name="_35_2">a</text:span><text:span text:style-name="_39_9">n</text:span><text:span text:style-name="_32_5">d</text:span><text:span text:style-name="_34_5"> </text:span><text:span text:style-name="_39_9">o</text:span><text:span text:style-name="_31_6">u</text:span><text:span text:style-name="_34_9">r</text:span><text:span text:style-name="_37_7"> </text:span><text:span text:style-name="_31_6">s</text:span><text:span text:style-name="_35_1">a</text:span><text:span text:style-name="_31_00">c</text:span><text:span text:style-name="_31_3">r</text:span><text:span text:style-name="_35_1">e</text:span><text:span text:style-name="_39_7">d</text:span><text:span text:style-name="_35_"> </text:span><text:span text:style-name="_34_9">H</text:span><text:span text:style-name="_38_8">o</text:span><text:span text:style-name="_32_7">n</text:span><text:span text:style-name="_36_1">o</text:span><text:span text:style-name="_38_5">r</text:span><text:span text:style-name="_31_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74in"/>
    </style:style>
    <style:style style:name="_31_0" style:display-name="10" style:family="text">
      <style:text-properties fo:letter-spacing="0.0374in" style:text-scale="94%"/>
    </style:style>
    <style:style style:name="_31_1" style:display-name="11" style:family="text">
      <style:text-properties fo:letter-spacing="0.0374in" style:text-scale="95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74in"/>
    </style:style>
    <style:style style:name="_32_2" style:display-name="22" style:family="text">
      <style:text-properties style:text-position="0% 100%" fo:letter-spacing="0.0374in" style:text-scale="94%"/>
    </style:style>
    <style:style style:name="_32_3" style:display-name="23" style:family="text">
      <style:text-properties style:text-position="0% 100%" fo:letter-spacing="0.0374in" style:text-scale="95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3% 100%"/>
    </style:style>
    <style:style style:name="_32_6" style:display-name="26" style:family="text">
      <style:text-properties style:text-position="3% 100%" style:text-scale="94%"/>
    </style:style>
    <style:style style:name="_32_7" style:display-name="27" style:family="text">
      <style:text-properties style:text-position="3% 100%" style:text-scale="95%"/>
    </style:style>
    <style:style style:name="_32_8" style:display-name="28" style:family="text">
      <style:text-properties style:text-position="3% 100%" style:text-scale="107%"/>
    </style:style>
    <style:style style:name="_32_9" style:display-name="29" style:family="text">
      <style:text-properties style:text-position="3% 100%" fo:letter-spacing="normal"/>
    </style:style>
    <style:style style:name="_33_0" style:display-name="30" style:family="text">
      <style:text-properties style:text-position="3% 100%" fo:letter-spacing="normal" style:text-scale="94%"/>
    </style:style>
    <style:style style:name="_33_1" style:display-name="31" style:family="text">
      <style:text-properties style:text-position="3% 100%" fo:letter-spacing="normal" style:text-scale="95%"/>
    </style:style>
    <style:style style:name="_33_2" style:display-name="32" style:family="text">
      <style:text-properties style:text-position="3% 100%" fo:letter-spacing="normal" style:text-scale="107%"/>
    </style:style>
    <style:style style:name="_33_3" style:display-name="33" style:family="text">
      <style:text-properties style:text-position="3% 100%" fo:letter-spacing="0.0374in"/>
    </style:style>
    <style:style style:name="_33_4" style:display-name="34" style:family="text">
      <style:text-properties style:text-position="3% 100%" fo:letter-spacing="0.0374in" style:text-scale="94%"/>
    </style:style>
    <style:style style:name="_33_5" style:display-name="35" style:family="text">
      <style:text-properties style:text-position="3% 100%" fo:letter-spacing="0.0374in" style:text-scale="95%"/>
    </style:style>
    <style:style style:name="_33_6" style:display-name="36" style:family="text">
      <style:text-properties style:text-position="3% 100%" fo:letter-spacing="0.0374in" style:text-scale="107%"/>
    </style:style>
    <style:style style:name="_33_7" style:display-name="37" style:family="text"/>
    <style:style style:name="_33_8" style:display-name="38" style:family="text">
      <style:text-properties style:text-scale="94%"/>
    </style:style>
    <style:style style:name="_33_9" style:display-name="39" style:family="text">
      <style:text-properties style:text-scale="95%"/>
    </style:style>
    <style:style style:name="_34_0" style:display-name="40" style:family="text">
      <style:text-properties style:text-scale="107%"/>
    </style:style>
    <style:style style:name="_34_1" style:display-name="41" style:family="text">
      <style:text-properties fo:letter-spacing="normal"/>
    </style:style>
    <style:style style:name="_34_2" style:display-name="42" style:family="text">
      <style:text-properties fo:letter-spacing="normal" style:text-scale="94%"/>
    </style:style>
    <style:style style:name="_34_3" style:display-name="43" style:family="text">
      <style:text-properties fo:letter-spacing="normal" style:text-scale="95%"/>
    </style:style>
    <style:style style:name="_34_4" style:display-name="44" style:family="text">
      <style:text-properties fo:letter-spacing="normal" style:text-scale="107%"/>
    </style:style>
    <style:style style:name="_34_5" style:display-name="45" style:family="text">
      <style:text-properties fo:letter-spacing="0.0374in"/>
    </style:style>
    <style:style style:name="_34_6" style:display-name="46" style:family="text">
      <style:text-properties fo:letter-spacing="0.0374in" style:text-scale="94%"/>
    </style:style>
    <style:style style:name="_34_7" style:display-name="47" style:family="text">
      <style:text-properties fo:letter-spacing="0.0374in" style:text-scale="95%"/>
    </style:style>
    <style:style style:name="_34_8" style:display-name="48" style:family="text">
      <style:text-properties fo:letter-spacing="0.0374in" style:text-scale="107%"/>
    </style:style>
    <style:style style:name="_34_9" style:display-name="49" style:family="text">
      <style:text-properties style:text-position="0% 100%"/>
    </style:style>
    <style:style style:name="_35_0" style:display-name="50" style:family="text">
      <style:text-properties style:text-position="0% 100%" style:text-scale="94%"/>
    </style:style>
    <style:style style:name="_35_1" style:display-name="51" style:family="text">
      <style:text-properties style:text-position="0% 100%" style:text-scale="95%"/>
    </style:style>
    <style:style style:name="_35_2" style:display-name="52" style:family="text">
      <style:text-properties style:text-position="0% 100%" style:text-scale="107%"/>
    </style:style>
    <style:style style:name="_35_3" style:display-name="53" style:family="text">
      <style:text-properties style:text-position="0% 100%" fo:letter-spacing="normal"/>
    </style:style>
    <style:style style:name="_35_4" style:display-name="54" style:family="text">
      <style:text-properties style:text-position="0% 100%" fo:letter-spacing="normal" style:text-scale="94%"/>
    </style:style>
    <style:style style:name="_35_5" style:display-name="55" style:family="text">
      <style:text-properties style:text-position="0% 100%" fo:letter-spacing="normal" style:text-scale="95%"/>
    </style:style>
    <style:style style:name="_35_6" style:display-name="56" style:family="text">
      <style:text-properties style:text-position="0% 100%" fo:letter-spacing="normal" style:text-scale="107%"/>
    </style:style>
    <style:style style:name="_35_7" style:display-name="57" style:family="text">
      <style:text-properties style:text-position="0% 100%" fo:letter-spacing="0.0374in"/>
    </style:style>
    <style:style style:name="_35_8" style:display-name="58" style:family="text">
      <style:text-properties style:text-position="0% 100%" fo:letter-spacing="0.0374in" style:text-scale="94%"/>
    </style:style>
    <style:style style:name="_35_9" style:display-name="59" style:family="text">
      <style:text-properties style:text-position="0% 100%" fo:letter-spacing="0.0374in" style:text-scale="95%"/>
    </style:style>
    <style:style style:name="_36_0" style:display-name="60" style:family="text">
      <style:text-properties style:text-position="0% 100%" fo:letter-spacing="0.0374in" style:text-scale="107%"/>
    </style:style>
    <style:style style:name="_36_1" style:display-name="61" style:family="text">
      <style:text-properties style:text-position="3% 100%"/>
    </style:style>
    <style:style style:name="_36_2" style:display-name="62" style:family="text">
      <style:text-properties style:text-position="3% 100%" style:text-scale="94%"/>
    </style:style>
    <style:style style:name="_36_3" style:display-name="63" style:family="text">
      <style:text-properties style:text-position="3% 100%" style:text-scale="95%"/>
    </style:style>
    <style:style style:name="_36_4" style:display-name="64" style:family="text">
      <style:text-properties style:text-position="3% 100%" style:text-scale="107%"/>
    </style:style>
    <style:style style:name="_36_5" style:display-name="65" style:family="text">
      <style:text-properties style:text-position="3% 100%" fo:letter-spacing="normal"/>
    </style:style>
    <style:style style:name="_36_6" style:display-name="66" style:family="text">
      <style:text-properties style:text-position="3% 100%" fo:letter-spacing="normal" style:text-scale="94%"/>
    </style:style>
    <style:style style:name="_36_7" style:display-name="67" style:family="text">
      <style:text-properties style:text-position="3% 100%" fo:letter-spacing="normal" style:text-scale="95%"/>
    </style:style>
    <style:style style:name="_36_8" style:display-name="68" style:family="text">
      <style:text-properties style:text-position="3% 100%" fo:letter-spacing="normal" style:text-scale="107%"/>
    </style:style>
    <style:style style:name="_36_9" style:display-name="69" style:family="text">
      <style:text-properties style:text-position="3% 100%" fo:letter-spacing="0.0374in"/>
    </style:style>
    <style:style style:name="_37_0" style:display-name="70" style:family="text">
      <style:text-properties style:text-position="3% 100%" fo:letter-spacing="0.0374in" style:text-scale="94%"/>
    </style:style>
    <style:style style:name="_37_1" style:display-name="71" style:family="text">
      <style:text-properties style:text-position="3% 100%" fo:letter-spacing="0.0374in" style:text-scale="95%"/>
    </style:style>
    <style:style style:name="_37_2" style:display-name="72" style:family="text">
      <style:text-properties style:text-position="3% 100%" fo:letter-spacing="0.0374in" style:text-scale="107%"/>
    </style:style>
    <style:style style:name="_37_3" style:display-name="73" style:family="text"/>
    <style:style style:name="_37_4" style:display-name="74" style:family="text">
      <style:text-properties style:text-scale="94%"/>
    </style:style>
    <style:style style:name="_37_5" style:display-name="75" style:family="text">
      <style:text-properties style:text-scale="95%"/>
    </style:style>
    <style:style style:name="_37_6" style:display-name="76" style:family="text">
      <style:text-properties style:text-scale="107%"/>
    </style:style>
    <style:style style:name="_37_7" style:display-name="77" style:family="text">
      <style:text-properties fo:letter-spacing="normal"/>
    </style:style>
    <style:style style:name="_37_8" style:display-name="78" style:family="text">
      <style:text-properties fo:letter-spacing="normal" style:text-scale="94%"/>
    </style:style>
    <style:style style:name="_37_9" style:display-name="79" style:family="text">
      <style:text-properties fo:letter-spacing="normal" style:text-scale="95%"/>
    </style:style>
    <style:style style:name="_38_0" style:display-name="80" style:family="text">
      <style:text-properties fo:letter-spacing="normal" style:text-scale="107%"/>
    </style:style>
    <style:style style:name="_38_1" style:display-name="81" style:family="text">
      <style:text-properties fo:letter-spacing="0.0374in"/>
    </style:style>
    <style:style style:name="_38_2" style:display-name="82" style:family="text">
      <style:text-properties fo:letter-spacing="0.0374in" style:text-scale="94%"/>
    </style:style>
    <style:style style:name="_38_3" style:display-name="83" style:family="text">
      <style:text-properties fo:letter-spacing="0.0374in" style:text-scale="95%"/>
    </style:style>
    <style:style style:name="_38_4" style:display-name="84" style:family="text">
      <style:text-properties fo:letter-spacing="0.0374in" style:text-scale="107%"/>
    </style:style>
    <style:style style:name="_38_5" style:display-name="85" style:family="text">
      <style:text-properties style:text-position="0% 100%"/>
    </style:style>
    <style:style style:name="_38_6" style:display-name="86" style:family="text">
      <style:text-properties style:text-position="0% 100%" style:text-scale="94%"/>
    </style:style>
    <style:style style:name="_38_7" style:display-name="87" style:family="text">
      <style:text-properties style:text-position="0% 100%" style:text-scale="95%"/>
    </style:style>
    <style:style style:name="_38_8" style:display-name="88" style:family="text">
      <style:text-properties style:text-position="0% 100%" style:text-scale="107%"/>
    </style:style>
    <style:style style:name="_38_9" style:display-name="89" style:family="text">
      <style:text-properties style:text-position="0% 100%" fo:letter-spacing="normal"/>
    </style:style>
    <style:style style:name="_39_0" style:display-name="90" style:family="text">
      <style:text-properties style:text-position="0% 100%" fo:letter-spacing="normal" style:text-scale="94%"/>
    </style:style>
    <style:style style:name="_39_1" style:display-name="91" style:family="text">
      <style:text-properties style:text-position="0% 100%" fo:letter-spacing="normal" style:text-scale="95%"/>
    </style:style>
    <style:style style:name="_39_2" style:display-name="92" style:family="text">
      <style:text-properties style:text-position="0% 100%" fo:letter-spacing="normal" style:text-scale="107%"/>
    </style:style>
    <style:style style:name="_39_3" style:display-name="93" style:family="text">
      <style:text-properties style:text-position="0% 100%" fo:letter-spacing="0.0374in"/>
    </style:style>
    <style:style style:name="_39_4" style:display-name="94" style:family="text">
      <style:text-properties style:text-position="0% 100%" fo:letter-spacing="0.0374in" style:text-scale="94%"/>
    </style:style>
    <style:style style:name="_39_5" style:display-name="95" style:family="text">
      <style:text-properties style:text-position="0% 100%" fo:letter-spacing="0.0374in" style:text-scale="95%"/>
    </style:style>
    <style:style style:name="_39_6" style:display-name="96" style:family="text">
      <style:text-properties style:text-position="0% 100%" fo:letter-spacing="0.0374in" style:text-scale="107%"/>
    </style:style>
    <style:style style:name="_39_7" style:display-name="97" style:family="text">
      <style:text-properties style:text-position="3% 100%"/>
    </style:style>
    <style:style style:name="_39_8" style:display-name="98" style:family="text">
      <style:text-properties style:text-position="3% 100%" style:text-scale="94%"/>
    </style:style>
    <style:style style:name="_39_9" style:display-name="99" style:family="text">
      <style:text-properties style:text-position="3% 100%" style:text-scale="95%"/>
    </style:style>
    <style:style style:name="_31_00" style:display-name="100" style:family="text">
      <style:text-properties style:text-position="3% 100%" style:text-scale="107%"/>
    </style:style>
    <style:style style:name="_31_01" style:display-name="101" style:family="text">
      <style:text-properties style:text-position="3% 100%" fo:letter-spacing="normal"/>
    </style:style>
    <style:style style:name="_31_02" style:display-name="102" style:family="text">
      <style:text-properties style:text-position="3% 100%" fo:letter-spacing="normal" style:text-scale="94%"/>
    </style:style>
    <style:style style:name="_31_03" style:display-name="103" style:family="text">
      <style:text-properties style:text-position="3% 100%" fo:letter-spacing="normal" style:text-scale="95%"/>
    </style:style>
    <style:style style:name="_31_04" style:display-name="104" style:family="text">
      <style:text-properties style:text-position="3% 100%" fo:letter-spacing="normal" style:text-scale="107%"/>
    </style:style>
    <style:style style:name="_31_05" style:display-name="105" style:family="text">
      <style:text-properties style:text-position="3% 100%" fo:letter-spacing="0.0374in"/>
    </style:style>
    <style:style style:name="_31_06" style:display-name="106" style:family="text">
      <style:text-properties style:text-position="3% 100%" fo:letter-spacing="0.0374in" style:text-scale="94%"/>
    </style:style>
    <style:style style:name="_31_07" style:display-name="107" style:family="text">
      <style:text-properties style:text-position="3% 100%" fo:letter-spacing="0.0374in" style:text-scale="95%"/>
    </style:style>
    <style:style style:name="_31_08" style:display-name="108" style:family="text">
      <style:text-properties style:text-position="3% 100%" fo:letter-spacing="0.0374in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